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808080"/>
    </style:style>
    <style:style style:name="gr3" style:family="graphic" style:parent-style-name="standard">
      <style:graphic-properties draw:stroke="solid" svg:stroke-width="0.019cm" svg:stroke-color="#000000" draw:stroke-linejoin="miter" svg:stroke-linecap="butt" draw:fill="solid" draw:fill-color="#000000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5.57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38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0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89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66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6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7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90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7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32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1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81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5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2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4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5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7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06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82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3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08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99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fff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808080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9.5pt" style:font-size-asian="19.5pt" style:font-size-complex="19.5pt"/>
    </style:style>
    <style:style style:name="P6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000000" style:font-name="Times" fo:font-size="19.5pt" fo:font-weight="bold" style:font-size-asian="19.5pt" style:font-name-complex="Times" style:font-size-complex="19.5pt" style:font-weight-complex="bold"/>
    </style:style>
    <style:style style:name="T4" style:family="text">
      <style:text-properties fo:color="#000000" style:font-name="Times" fo:font-size="12.8000001907349pt" style:font-size-asian="12.8000001907349pt" style:font-name-complex="Times" style:font-size-complex="12.8000001907349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4.90000009536743pt" style:font-size-asian="4.90000009536743pt" style:font-size-complex="4.90000009536743pt"/>
    </style:style>
    <style:style style:name="T11" style:family="text">
      <style:text-properties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6.67cm" svg:height="19.526cm" svg:x="0.635cm" svg:y="0.67cm" svg:viewBox="0 0 26671 19527" draw:points="0,19527 26671,19527 26671,0 0,0">
          <text:p/>
          <text:p><text:span text:style-name="T1"/></text:p>
          <text:p><text:span text:style-name="T1"/></text:p>
          <text:p><text:span text:style-name="T1"/></text:p>
          <text:p><text:span text:style-name="T1"/></text:p>
          <text:p><text:span text:style-name="T1"/></text:p>
          <text:p><text:span text:style-name="T1"/></text:p>
          <text:p><text:span text:style-name="T1"/></text:p>
          <text:p><text:span text:style-name="T1"/></text:p>
          <text:p><text:span text:style-name="T1"/></text:p>
          <text:p><text:span text:style-name="T1"/></text:p>
          <text:p><text:span text:style-name="T1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lui $1, 0x00001001</text:span></text:p>
          <text:p><text:span text:style-name="T2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0x3C011001</text:span></text:p>
          <text:p><text:span text:style-name="T2"/></text:p>
          <text:p><text:span text:style-name="T2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001111</text:span><text:span text:style-name="T2"><text:tab/></text:span><text:span text:style-name="T2"><text:tab/></text:span><text:span text:style-name="T2"> <text:s text:c="3"/>00000</text:span><text:span text:style-name="T2"><text:tab/></text:span><text:span text:style-name="T2"><text:tab/></text:span><text:span text:style-name="T2"><text:tab/></text:span><text:span text:style-name="T2"><text:tab/></text:span><text:span text:style-name="T2">00001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0001000000000001</text:span></text:p>
          <text:p><text:span text:style-name="T2"/></text:p>
          <text:p><text:span text:style-name="T2"><text:tab/></text:span><text:span text:style-name="T2"><text:tab/></text:span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50</text:span><text:span text:style-name="T2"><text:tab/></text:span><text:span text:style-name="T2"><text:tab/></text:span><text:span text:style-name="T2"><text:tab/></text:span><text:span text:style-name="T2"> <text:s text:c="3"/>0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"/>4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4097</text:span></text:p>
          <text:p><text:span text:style-name="T2"/></text:p>
          <text:p><text:span text:style-name="T2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</text:span><text:span text:style-name="T2">r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t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5"/>imm</text:span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ori $4, $1, 0x00000000</text:span></text:p>
          <text:p><text:span text:style-name="T2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0x34240000</text:span></text:p>
          <text:p><text:span text:style-name="T2"/></text:p>
          <text:p><text:span text:style-name="T2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001101</text:span><text:span text:style-name="T2"><text:tab/></text:span><text:span text:style-name="T2"><text:tab/></text:span><text:span text:style-name="T2"> <text:s text:c="3"/>00001</text:span><text:span text:style-name="T2"><text:tab/></text:span><text:span text:style-name="T2"><text:tab/></text:span><text:span text:style-name="T2"><text:tab/></text:span><text:span text:style-name="T2"><text:tab/></text:span><text:span text:style-name="T2">00100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0000000000000000</text:span></text:p>
          <text:p><text:span text:style-name="T2"/></text:p>
          <text:p><text:span text:style-name="T2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13</text:span><text:span text:style-name="T2"><text:tab/></text:span><text:span text:style-name="T2"><text:tab/></text:span><text:span text:style-name="T2"><text:tab/></text:span><text:span text:style-name="T2"> <text:s text:c="3"/>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3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5"/>0</text:span></text:p>
          <text:p><text:span text:style-name="T2"/></text:p>
          <text:p><text:span text:style-name="T2"/></text:p>
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</text:span><text:span text:style-name="T2">r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t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5"/>imm</text:span></text:p>
        </draw:polygon>
        <draw:polygon draw:style-name="gr2" draw:text-style-name="P2" draw:layer="layout" svg:width="25.12cm" svg:height="0.02cm" svg:x="1.969cm" svg:y="3.064cm" svg:viewBox="0 0 25121 21" draw:points="0,21 25121,21 25121,0 0,0">
          <text:p/>
        </draw:polygon>
        <draw:polygon draw:style-name="gr2" draw:text-style-name="P2" draw:layer="layout" svg:width="25.12cm" svg:height="0.019cm" svg:x="1.969cm" svg:y="8.422cm" svg:viewBox="0 0 25121 20" draw:points="0,20 25121,20 25121,0 0,0">
          <text:p/>
        </draw:polygon>
        <draw:polygon draw:style-name="gr2" draw:text-style-name="P2" draw:layer="layout" svg:width="0.02cm" svg:height="5.377cm" svg:x="1.969cm" svg:y="3.064cm" svg:viewBox="0 0 21 5378" draw:points="0,5378 21,5378 21,0 0,0">
          <text:p/>
        </draw:polygon>
        <draw:polygon draw:style-name="gr2" draw:text-style-name="P2" draw:layer="layout" svg:width="0.02cm" svg:height="5.377cm" svg:x="27.069cm" svg:y="3.064cm" svg:viewBox="0 0 21 5378" draw:points="0,5378 21,5378 21,0 0,0">
          <text:p/>
        </draw:polygon>
        <draw:polygon draw:style-name="gr2" draw:text-style-name="P2" draw:layer="layout" svg:width="4.043cm" svg:height="0.019cm" svg:x="2.028cm" svg:y="3.123cm" svg:viewBox="0 0 4044 20" draw:points="0,20 4044,20 4044,0 0,0">
          <text:p/>
        </draw:polygon>
        <draw:polygon draw:style-name="gr2" draw:text-style-name="P2" draw:layer="layout" svg:width="4.043cm" svg:height="0.02cm" svg:x="2.028cm" svg:y="3.692cm" svg:viewBox="0 0 4044 21" draw:points="0,21 4044,21 4044,0 0,0">
          <text:p/>
        </draw:polygon>
        <draw:polygon draw:style-name="gr2" draw:text-style-name="P2" draw:layer="layout" svg:width="0.019cm" svg:height="0.589cm" svg:x="2.028cm" svg:y="3.123cm" svg:viewBox="0 0 20 590" draw:points="0,590 20,590 20,0 0,0">
          <text:p/>
        </draw:polygon>
        <draw:polygon draw:style-name="gr2" draw:text-style-name="P2" draw:layer="layout" svg:width="0.021cm" svg:height="0.589cm" svg:x="6.051cm" svg:y="3.123cm" svg:viewBox="0 0 22 590" draw:points="0,590 22,590 22,0 0,0">
          <text:p/>
        </draw:polygon>
        <draw:polygon draw:style-name="gr2" draw:text-style-name="P2" draw:layer="layout" svg:width="20.92cm" svg:height="0.019cm" svg:x="6.11cm" svg:y="3.123cm" svg:viewBox="0 0 20921 20" draw:points="0,20 20921,20 20921,0 0,0">
          <text:p/>
        </draw:polygon>
        <draw:polygon draw:style-name="gr2" draw:text-style-name="P2" draw:layer="layout" svg:width="20.92cm" svg:height="0.02cm" svg:x="6.11cm" svg:y="3.692cm" svg:viewBox="0 0 20921 21" draw:points="0,21 20921,21 20921,0 0,0">
          <text:p/>
        </draw:polygon>
        <draw:polygon draw:style-name="gr2" draw:text-style-name="P2" draw:layer="layout" svg:width="0.019cm" svg:height="0.589cm" svg:x="6.11cm" svg:y="3.123cm" svg:viewBox="0 0 20 590" draw:points="0,590 20,590 20,0 0,0">
          <text:p/>
        </draw:polygon>
        <draw:polygon draw:style-name="gr2" draw:text-style-name="P2" draw:layer="layout" svg:width="0.02cm" svg:height="0.589cm" svg:x="27.01cm" svg:y="3.123cm" svg:viewBox="0 0 21 590" draw:points="0,590 21,590 21,0 0,0">
          <text:p/>
        </draw:polygon>
        <draw:polygon draw:style-name="gr2" draw:text-style-name="P2" draw:layer="layout" svg:width="4.043cm" svg:height="0.019cm" svg:x="2.028cm" svg:y="3.751cm" svg:viewBox="0 0 4044 20" draw:points="0,20 4044,20 4044,0 0,0">
          <text:p/>
        </draw:polygon>
        <draw:polygon draw:style-name="gr2" draw:text-style-name="P2" draw:layer="layout" svg:width="4.043cm" svg:height="0.02cm" svg:x="2.028cm" svg:y="4.32cm" svg:viewBox="0 0 4044 21" draw:points="0,21 4044,21 4044,0 0,0">
          <text:p/>
        </draw:polygon>
        <draw:polygon draw:style-name="gr2" draw:text-style-name="P2" draw:layer="layout" svg:width="0.019cm" svg:height="0.589cm" svg:x="2.028cm" svg:y="3.751cm" svg:viewBox="0 0 20 590" draw:points="0,590 20,590 20,0 0,0">
          <text:p/>
        </draw:polygon>
        <draw:polygon draw:style-name="gr2" draw:text-style-name="P2" draw:layer="layout" svg:width="0.021cm" svg:height="0.589cm" svg:x="6.051cm" svg:y="3.751cm" svg:viewBox="0 0 22 590" draw:points="0,590 22,590 22,0 0,0">
          <text:p/>
        </draw:polygon>
        <draw:polygon draw:style-name="gr2" draw:text-style-name="P2" draw:layer="layout" svg:width="20.92cm" svg:height="0.019cm" svg:x="6.11cm" svg:y="3.751cm" svg:viewBox="0 0 20921 20" draw:points="0,20 20921,20 20921,0 0,0">
          <text:p/>
        </draw:polygon>
        <draw:polygon draw:style-name="gr2" draw:text-style-name="P2" draw:layer="layout" svg:width="20.92cm" svg:height="0.02cm" svg:x="6.11cm" svg:y="4.32cm" svg:viewBox="0 0 20921 21" draw:points="0,21 20921,21 20921,0 0,0">
          <text:p/>
        </draw:polygon>
        <draw:polygon draw:style-name="gr2" draw:text-style-name="P2" draw:layer="layout" svg:width="0.019cm" svg:height="0.589cm" svg:x="6.11cm" svg:y="3.751cm" svg:viewBox="0 0 20 590" draw:points="0,590 20,590 20,0 0,0">
          <text:p/>
        </draw:polygon>
        <draw:polygon draw:style-name="gr2" draw:text-style-name="P2" draw:layer="layout" svg:width="0.02cm" svg:height="0.589cm" svg:x="27.01cm" svg:y="3.751cm" svg:viewBox="0 0 21 590" draw:points="0,590 21,590 21,0 0,0">
          <text:p/>
        </draw:polygon>
        <draw:polygon draw:style-name="gr2" draw:text-style-name="P2" draw:layer="layout" svg:width="4.043cm" svg:height="0.019cm" svg:x="2.028cm" svg:y="4.379cm" svg:viewBox="0 0 4044 20" draw:points="0,20 4044,20 4044,0 0,0">
          <text:p/>
        </draw:polygon>
        <draw:polygon draw:style-name="gr2" draw:text-style-name="P2" draw:layer="layout" svg:width="4.043cm" svg:height="0.02cm" svg:x="2.028cm" svg:y="5.458cm" svg:viewBox="0 0 4044 21" draw:points="0,21 4044,21 4044,0 0,0">
          <text:p/>
        </draw:polygon>
        <draw:polygon draw:style-name="gr2" draw:text-style-name="P2" draw:layer="layout" svg:width="0.019cm" svg:height="1.099cm" svg:x="2.028cm" svg:y="4.379cm" svg:viewBox="0 0 20 1100" draw:points="0,1100 20,1100 20,0 0,0">
          <text:p/>
        </draw:polygon>
        <draw:polygon draw:style-name="gr2" draw:text-style-name="P2" draw:layer="layout" svg:width="0.021cm" svg:height="1.099cm" svg:x="6.051cm" svg:y="4.379cm" svg:viewBox="0 0 22 1100" draw:points="0,1100 22,1100 22,0 0,0">
          <text:p/>
        </draw:polygon>
        <draw:polygon draw:style-name="gr2" draw:text-style-name="P2" draw:layer="layout" svg:width="20.92cm" svg:height="0.019cm" svg:x="6.11cm" svg:y="4.379cm" svg:viewBox="0 0 20921 20" draw:points="0,20 20921,20 20921,0 0,0">
          <text:p/>
        </draw:polygon>
        <draw:polygon draw:style-name="gr2" draw:text-style-name="P2" draw:layer="layout" svg:width="20.92cm" svg:height="0.02cm" svg:x="6.11cm" svg:y="5.458cm" svg:viewBox="0 0 20921 21" draw:points="0,21 20921,21 20921,0 0,0">
          <text:p/>
        </draw:polygon>
        <draw:polygon draw:style-name="gr2" draw:text-style-name="P2" draw:layer="layout" svg:width="0.019cm" svg:height="1.099cm" svg:x="6.11cm" svg:y="4.379cm" svg:viewBox="0 0 20 1100" draw:points="0,1100 20,1100 20,0 0,0">
          <text:p/>
        </draw:polygon>
        <draw:polygon draw:style-name="gr2" draw:text-style-name="P2" draw:layer="layout" svg:width="0.02cm" svg:height="1.099cm" svg:x="27.01cm" svg:y="4.379cm" svg:viewBox="0 0 21 1100" draw:points="0,1100 21,1100 21,0 0,0">
          <text:p/>
        </draw:polygon>
        <draw:polygon draw:style-name="gr2" draw:text-style-name="P2" draw:layer="layout" svg:width="4.043cm" svg:height="0.02cm" svg:x="2.028cm" svg:y="5.517cm" svg:viewBox="0 0 4044 21" draw:points="0,21 4044,21 4044,0 0,0">
          <text:p/>
        </draw:polygon>
        <draw:polygon draw:style-name="gr2" draw:text-style-name="P2" draw:layer="layout" svg:width="4.043cm" svg:height="0.02cm" svg:x="2.028cm" svg:y="6.596cm" svg:viewBox="0 0 4044 21" draw:points="0,21 4044,21 4044,0 0,0">
          <text:p/>
        </draw:polygon>
        <draw:polygon draw:style-name="gr2" draw:text-style-name="P2" draw:layer="layout" svg:width="0.019cm" svg:height="1.099cm" svg:x="2.028cm" svg:y="5.517cm" svg:viewBox="0 0 20 1100" draw:points="0,1100 20,1100 20,0 0,0">
          <text:p/>
        </draw:polygon>
        <draw:polygon draw:style-name="gr2" draw:text-style-name="P2" draw:layer="layout" svg:width="0.021cm" svg:height="1.099cm" svg:x="6.051cm" svg:y="5.517cm" svg:viewBox="0 0 22 1100" draw:points="0,1100 22,1100 22,0 0,0">
          <text:p/>
        </draw:polygon>
        <draw:polygon draw:style-name="gr2" draw:text-style-name="P2" draw:layer="layout" svg:width="3.611cm" svg:height="0.02cm" svg:x="6.11cm" svg:y="5.517cm" svg:viewBox="0 0 3612 21" draw:points="0,21 3612,21 3612,0 0,0">
          <text:p/>
        </draw:polygon>
        <draw:polygon draw:style-name="gr2" draw:text-style-name="P2" draw:layer="layout" svg:width="3.611cm" svg:height="0.02cm" svg:x="6.11cm" svg:y="6.596cm" svg:viewBox="0 0 3612 21" draw:points="0,21 3612,21 3612,0 0,0">
          <text:p/>
        </draw:polygon>
        <draw:polygon draw:style-name="gr2" draw:text-style-name="P2" draw:layer="layout" svg:width="0.019cm" svg:height="1.099cm" svg:x="6.11cm" svg:y="5.517cm" svg:viewBox="0 0 20 1100" draw:points="0,1100 20,1100 20,0 0,0">
          <text:p/>
        </draw:polygon>
        <draw:polygon draw:style-name="gr2" draw:text-style-name="P2" draw:layer="layout" svg:width="0.02cm" svg:height="1.099cm" svg:x="9.701cm" svg:y="5.517cm" svg:viewBox="0 0 21 1100" draw:points="0,1100 21,1100 21,0 0,0">
          <text:p/>
        </draw:polygon>
        <draw:polygon draw:style-name="gr2" draw:text-style-name="P2" draw:layer="layout" svg:width="5.73cm" svg:height="0.02cm" svg:x="9.76cm" svg:y="5.517cm" svg:viewBox="0 0 5731 21" draw:points="0,21 5731,21 5731,0 0,0">
          <text:p/>
        </draw:polygon>
        <draw:polygon draw:style-name="gr2" draw:text-style-name="P2" draw:layer="layout" svg:width="5.73cm" svg:height="0.02cm" svg:x="9.76cm" svg:y="6.596cm" svg:viewBox="0 0 5731 21" draw:points="0,21 5731,21 5731,0 0,0">
          <text:p/>
        </draw:polygon>
        <draw:polygon draw:style-name="gr2" draw:text-style-name="P2" draw:layer="layout" svg:width="0.02cm" svg:height="1.099cm" svg:x="9.76cm" svg:y="5.517cm" svg:viewBox="0 0 21 1100" draw:points="0,1100 21,1100 21,0 0,0">
          <text:p/>
        </draw:polygon>
        <draw:polygon draw:style-name="gr2" draw:text-style-name="P2" draw:layer="layout" svg:width="0.019cm" svg:height="1.099cm" svg:x="15.471cm" svg:y="5.517cm" svg:viewBox="0 0 20 1100" draw:points="0,1100 20,1100 20,0 0,0">
          <text:p/>
        </draw:polygon>
        <draw:polygon draw:style-name="gr2" draw:text-style-name="P2" draw:layer="layout" svg:width="5.73cm" svg:height="0.02cm" svg:x="15.53cm" svg:y="5.517cm" svg:viewBox="0 0 5731 21" draw:points="0,21 5731,21 5731,0 0,0">
          <text:p/>
        </draw:polygon>
        <draw:polygon draw:style-name="gr2" draw:text-style-name="P2" draw:layer="layout" svg:width="5.73cm" svg:height="0.02cm" svg:x="15.53cm" svg:y="6.596cm" svg:viewBox="0 0 5731 21" draw:points="0,21 5731,21 5731,0 0,0">
          <text:p/>
        </draw:polygon>
        <draw:polygon draw:style-name="gr2" draw:text-style-name="P2" draw:layer="layout" svg:width="0.019cm" svg:height="1.099cm" svg:x="15.53cm" svg:y="5.517cm" svg:viewBox="0 0 20 1100" draw:points="0,1100 20,1100 20,0 0,0">
          <text:p/>
        </draw:polygon>
        <draw:polygon draw:style-name="gr2" draw:text-style-name="P2" draw:layer="layout" svg:width="0.02cm" svg:height="1.099cm" svg:x="21.24cm" svg:y="5.517cm" svg:viewBox="0 0 21 1100" draw:points="0,1100 21,1100 21,0 0,0">
          <text:p/>
        </draw:polygon>
        <draw:polygon draw:style-name="gr2" draw:text-style-name="P2" draw:layer="layout" svg:width="5.731cm" svg:height="0.02cm" svg:x="21.299cm" svg:y="5.517cm" svg:viewBox="0 0 5732 21" draw:points="0,21 5732,21 5732,0 0,0">
          <text:p/>
        </draw:polygon>
        <draw:polygon draw:style-name="gr2" draw:text-style-name="P2" draw:layer="layout" svg:width="5.731cm" svg:height="0.02cm" svg:x="21.299cm" svg:y="6.596cm" svg:viewBox="0 0 5732 21" draw:points="0,21 5732,21 5732,0 0,0">
          <text:p/>
        </draw:polygon>
        <draw:polygon draw:style-name="gr2" draw:text-style-name="P2" draw:layer="layout" svg:width="0.02cm" svg:height="1.099cm" svg:x="21.299cm" svg:y="5.517cm" svg:viewBox="0 0 21 1100" draw:points="0,1100 21,1100 21,0 0,0">
          <text:p/>
        </draw:polygon>
        <draw:polygon draw:style-name="gr2" draw:text-style-name="P2" draw:layer="layout" svg:width="0.02cm" svg:height="1.099cm" svg:x="27.01cm" svg:y="5.517cm" svg:viewBox="0 0 21 1100" draw:points="0,1100 21,1100 21,0 0,0">
          <text:p/>
        </draw:polygon>
        <draw:polygon draw:style-name="gr2" draw:text-style-name="P2" draw:layer="layout" svg:width="4.043cm" svg:height="0.02cm" svg:x="2.028cm" svg:y="6.655cm" svg:viewBox="0 0 4044 21" draw:points="0,21 4044,21 4044,0 0,0">
          <text:p/>
        </draw:polygon>
        <draw:polygon draw:style-name="gr2" draw:text-style-name="P2" draw:layer="layout" svg:width="4.043cm" svg:height="0.019cm" svg:x="2.028cm" svg:y="7.735cm" svg:viewBox="0 0 4044 20" draw:points="0,20 4044,20 4044,0 0,0">
          <text:p/>
        </draw:polygon>
        <draw:polygon draw:style-name="gr2" draw:text-style-name="P2" draw:layer="layout" svg:width="0.019cm" svg:height="1.099cm" svg:x="2.028cm" svg:y="6.655cm" svg:viewBox="0 0 20 1100" draw:points="0,1100 20,1100 20,0 0,0">
          <text:p/>
        </draw:polygon>
        <draw:polygon draw:style-name="gr2" draw:text-style-name="P2" draw:layer="layout" svg:width="0.021cm" svg:height="1.099cm" svg:x="6.051cm" svg:y="6.655cm" svg:viewBox="0 0 22 1100" draw:points="0,1100 22,1100 22,0 0,0">
          <text:p/>
        </draw:polygon>
        <draw:polygon draw:style-name="gr2" draw:text-style-name="P2" draw:layer="layout" svg:width="3.611cm" svg:height="0.02cm" svg:x="6.11cm" svg:y="6.655cm" svg:viewBox="0 0 3612 21" draw:points="0,21 3612,21 3612,0 0,0">
          <text:p/>
        </draw:polygon>
        <draw:polygon draw:style-name="gr2" draw:text-style-name="P2" draw:layer="layout" svg:width="3.611cm" svg:height="0.019cm" svg:x="6.11cm" svg:y="7.735cm" svg:viewBox="0 0 3612 20" draw:points="0,20 3612,20 3612,0 0,0">
          <text:p/>
        </draw:polygon>
        <draw:polygon draw:style-name="gr2" draw:text-style-name="P2" draw:layer="layout" svg:width="0.019cm" svg:height="1.099cm" svg:x="6.11cm" svg:y="6.655cm" svg:viewBox="0 0 20 1100" draw:points="0,1100 20,1100 20,0 0,0">
          <text:p/>
        </draw:polygon>
        <draw:polygon draw:style-name="gr2" draw:text-style-name="P2" draw:layer="layout" svg:width="0.02cm" svg:height="1.099cm" svg:x="9.701cm" svg:y="6.655cm" svg:viewBox="0 0 21 1100" draw:points="0,1100 21,1100 21,0 0,0">
          <text:p/>
        </draw:polygon>
        <draw:polygon draw:style-name="gr2" draw:text-style-name="P2" draw:layer="layout" svg:width="5.73cm" svg:height="0.02cm" svg:x="9.76cm" svg:y="6.655cm" svg:viewBox="0 0 5731 21" draw:points="0,21 5731,21 5731,0 0,0">
          <text:p/>
        </draw:polygon>
        <draw:polygon draw:style-name="gr2" draw:text-style-name="P2" draw:layer="layout" svg:width="5.73cm" svg:height="0.019cm" svg:x="9.76cm" svg:y="7.735cm" svg:viewBox="0 0 5731 20" draw:points="0,20 5731,20 5731,0 0,0">
          <text:p/>
        </draw:polygon>
        <draw:polygon draw:style-name="gr2" draw:text-style-name="P2" draw:layer="layout" svg:width="0.02cm" svg:height="1.099cm" svg:x="9.76cm" svg:y="6.655cm" svg:viewBox="0 0 21 1100" draw:points="0,1100 21,1100 21,0 0,0">
          <text:p/>
        </draw:polygon>
        <draw:polygon draw:style-name="gr2" draw:text-style-name="P2" draw:layer="layout" svg:width="0.019cm" svg:height="1.099cm" svg:x="15.471cm" svg:y="6.655cm" svg:viewBox="0 0 20 1100" draw:points="0,1100 20,1100 20,0 0,0">
          <text:p/>
        </draw:polygon>
        <draw:polygon draw:style-name="gr2" draw:text-style-name="P2" draw:layer="layout" svg:width="5.73cm" svg:height="0.02cm" svg:x="15.53cm" svg:y="6.655cm" svg:viewBox="0 0 5731 21" draw:points="0,21 5731,21 5731,0 0,0">
          <text:p/>
        </draw:polygon>
        <draw:polygon draw:style-name="gr2" draw:text-style-name="P2" draw:layer="layout" svg:width="5.73cm" svg:height="0.019cm" svg:x="15.53cm" svg:y="7.735cm" svg:viewBox="0 0 5731 20" draw:points="0,20 5731,20 5731,0 0,0">
          <text:p/>
        </draw:polygon>
        <draw:polygon draw:style-name="gr2" draw:text-style-name="P2" draw:layer="layout" svg:width="0.019cm" svg:height="1.099cm" svg:x="15.53cm" svg:y="6.655cm" svg:viewBox="0 0 20 1100" draw:points="0,1100 20,1100 20,0 0,0">
          <text:p/>
        </draw:polygon>
        <draw:polygon draw:style-name="gr2" draw:text-style-name="P2" draw:layer="layout" svg:width="0.02cm" svg:height="1.099cm" svg:x="21.24cm" svg:y="6.655cm" svg:viewBox="0 0 21 1100" draw:points="0,1100 21,1100 21,0 0,0">
          <text:p/>
        </draw:polygon>
        <draw:polygon draw:style-name="gr2" draw:text-style-name="P2" draw:layer="layout" svg:width="5.731cm" svg:height="0.02cm" svg:x="21.299cm" svg:y="6.655cm" svg:viewBox="0 0 5732 21" draw:points="0,21 5732,21 5732,0 0,0">
          <text:p/>
        </draw:polygon>
        <draw:polygon draw:style-name="gr2" draw:text-style-name="P2" draw:layer="layout" svg:width="5.731cm" svg:height="0.019cm" svg:x="21.299cm" svg:y="7.735cm" svg:viewBox="0 0 5732 20" draw:points="0,20 5732,20 5732,0 0,0">
          <text:p/>
        </draw:polygon>
        <draw:polygon draw:style-name="gr2" draw:text-style-name="P2" draw:layer="layout" svg:width="0.02cm" svg:height="1.099cm" svg:x="21.299cm" svg:y="6.655cm" svg:viewBox="0 0 21 1100" draw:points="0,1100 21,1100 21,0 0,0">
          <text:p/>
        </draw:polygon>
        <draw:polygon draw:style-name="gr2" draw:text-style-name="P2" draw:layer="layout" svg:width="0.02cm" svg:height="1.099cm" svg:x="27.01cm" svg:y="6.655cm" svg:viewBox="0 0 21 1100" draw:points="0,1100 21,1100 21,0 0,0">
          <text:p/>
        </draw:polygon>
        <draw:polygon draw:style-name="gr2" draw:text-style-name="P2" draw:layer="layout" svg:width="4.043cm" svg:height="0.019cm" svg:x="2.028cm" svg:y="7.794cm" svg:viewBox="0 0 4044 20" draw:points="0,20 4044,20 4044,0 0,0">
          <text:p/>
        </draw:polygon>
        <draw:polygon draw:style-name="gr2" draw:text-style-name="P2" draw:layer="layout" svg:width="4.043cm" svg:height="0.019cm" svg:x="2.028cm" svg:y="8.363cm" svg:viewBox="0 0 4044 20" draw:points="0,20 4044,20 4044,0 0,0">
          <text:p/>
        </draw:polygon>
        <draw:polygon draw:style-name="gr2" draw:text-style-name="P2" draw:layer="layout" svg:width="0.019cm" svg:height="0.588cm" svg:x="2.028cm" svg:y="7.794cm" svg:viewBox="0 0 20 589" draw:points="0,589 20,589 20,0 0,0">
          <text:p/>
        </draw:polygon>
        <draw:polygon draw:style-name="gr2" draw:text-style-name="P2" draw:layer="layout" svg:width="0.021cm" svg:height="0.588cm" svg:x="6.051cm" svg:y="7.794cm" svg:viewBox="0 0 22 589" draw:points="0,589 22,589 22,0 0,0">
          <text:p/>
        </draw:polygon>
        <draw:polygon draw:style-name="gr2" draw:text-style-name="P2" draw:layer="layout" svg:width="3.611cm" svg:height="0.019cm" svg:x="6.11cm" svg:y="7.794cm" svg:viewBox="0 0 3612 20" draw:points="0,20 3612,20 3612,0 0,0">
          <text:p/>
        </draw:polygon>
        <draw:polygon draw:style-name="gr2" draw:text-style-name="P2" draw:layer="layout" svg:width="3.611cm" svg:height="0.019cm" svg:x="6.11cm" svg:y="8.363cm" svg:viewBox="0 0 3612 20" draw:points="0,20 3612,20 3612,0 0,0">
          <text:p/>
        </draw:polygon>
        <draw:polygon draw:style-name="gr2" draw:text-style-name="P2" draw:layer="layout" svg:width="0.019cm" svg:height="0.588cm" svg:x="6.11cm" svg:y="7.794cm" svg:viewBox="0 0 20 589" draw:points="0,589 20,589 20,0 0,0">
          <text:p/>
        </draw:polygon>
        <draw:polygon draw:style-name="gr2" draw:text-style-name="P2" draw:layer="layout" svg:width="0.02cm" svg:height="0.588cm" svg:x="9.701cm" svg:y="7.794cm" svg:viewBox="0 0 21 589" draw:points="0,589 21,589 21,0 0,0">
          <text:p/>
        </draw:polygon>
        <draw:polygon draw:style-name="gr2" draw:text-style-name="P2" draw:layer="layout" svg:width="5.73cm" svg:height="0.019cm" svg:x="9.76cm" svg:y="7.794cm" svg:viewBox="0 0 5731 20" draw:points="0,20 5731,20 5731,0 0,0">
          <text:p/>
        </draw:polygon>
        <draw:polygon draw:style-name="gr2" draw:text-style-name="P2" draw:layer="layout" svg:width="5.73cm" svg:height="0.019cm" svg:x="9.76cm" svg:y="8.363cm" svg:viewBox="0 0 5731 20" draw:points="0,20 5731,20 5731,0 0,0">
          <text:p/>
        </draw:polygon>
        <draw:polygon draw:style-name="gr2" draw:text-style-name="P2" draw:layer="layout" svg:width="0.02cm" svg:height="0.588cm" svg:x="9.76cm" svg:y="7.794cm" svg:viewBox="0 0 21 589" draw:points="0,589 21,589 21,0 0,0">
          <text:p/>
        </draw:polygon>
        <draw:polygon draw:style-name="gr2" draw:text-style-name="P2" draw:layer="layout" svg:width="0.019cm" svg:height="0.588cm" svg:x="15.471cm" svg:y="7.794cm" svg:viewBox="0 0 20 589" draw:points="0,589 20,589 20,0 0,0">
          <text:p/>
        </draw:polygon>
        <draw:polygon draw:style-name="gr2" draw:text-style-name="P2" draw:layer="layout" svg:width="5.73cm" svg:height="0.019cm" svg:x="15.53cm" svg:y="7.794cm" svg:viewBox="0 0 5731 20" draw:points="0,20 5731,20 5731,0 0,0">
          <text:p/>
        </draw:polygon>
        <draw:polygon draw:style-name="gr2" draw:text-style-name="P2" draw:layer="layout" svg:width="5.73cm" svg:height="0.019cm" svg:x="15.53cm" svg:y="8.363cm" svg:viewBox="0 0 5731 20" draw:points="0,20 5731,20 5731,0 0,0">
          <text:p/>
        </draw:polygon>
        <draw:polygon draw:style-name="gr2" draw:text-style-name="P2" draw:layer="layout" svg:width="0.019cm" svg:height="0.588cm" svg:x="15.53cm" svg:y="7.794cm" svg:viewBox="0 0 20 589" draw:points="0,589 20,589 20,0 0,0">
          <text:p/>
        </draw:polygon>
        <draw:polygon draw:style-name="gr2" draw:text-style-name="P2" draw:layer="layout" svg:width="0.02cm" svg:height="0.588cm" svg:x="21.24cm" svg:y="7.794cm" svg:viewBox="0 0 21 589" draw:points="0,589 21,589 21,0 0,0">
          <text:p/>
        </draw:polygon>
        <draw:polygon draw:style-name="gr2" draw:text-style-name="P2" draw:layer="layout" svg:width="5.731cm" svg:height="0.019cm" svg:x="21.299cm" svg:y="7.794cm" svg:viewBox="0 0 5732 20" draw:points="0,20 5732,20 5732,0 0,0">
          <text:p/>
        </draw:polygon>
        <draw:polygon draw:style-name="gr2" draw:text-style-name="P2" draw:layer="layout" svg:width="5.731cm" svg:height="0.019cm" svg:x="21.299cm" svg:y="8.363cm" svg:viewBox="0 0 5732 20" draw:points="0,20 5732,20 5732,0 0,0">
          <text:p/>
        </draw:polygon>
        <draw:polygon draw:style-name="gr2" draw:text-style-name="P2" draw:layer="layout" svg:width="0.02cm" svg:height="0.588cm" svg:x="21.299cm" svg:y="7.794cm" svg:viewBox="0 0 21 589" draw:points="0,589 21,589 21,0 0,0">
          <text:p/>
        </draw:polygon>
        <draw:polygon draw:style-name="gr2" draw:text-style-name="P2" draw:layer="layout" svg:width="0.02cm" svg:height="0.588cm" svg:x="27.01cm" svg:y="7.794cm" svg:viewBox="0 0 21 589" draw:points="0,589 21,589 21,0 0,0">
          <text:p/>
        </draw:polygon>
        <draw:polygon draw:style-name="gr2" draw:text-style-name="P2" draw:layer="layout" svg:width="25.12cm" svg:height="0.019cm" svg:x="1.969cm" svg:y="8.991cm" svg:viewBox="0 0 25121 20" draw:points="0,20 25121,20 25121,0 0,0">
          <text:p/>
        </draw:polygon>
        <draw:polygon draw:style-name="gr2" draw:text-style-name="P2" draw:layer="layout" svg:width="25.12cm" svg:height="0.02cm" svg:x="1.969cm" svg:y="14.348cm" svg:viewBox="0 0 25121 21" draw:points="0,21 25121,21 25121,0 0,0">
          <text:p/>
        </draw:polygon>
        <draw:polygon draw:style-name="gr2" draw:text-style-name="P2" draw:layer="layout" svg:width="0.02cm" svg:height="5.377cm" svg:x="1.969cm" svg:y="8.991cm" svg:viewBox="0 0 21 5378" draw:points="0,5378 21,5378 21,0 0,0">
          <text:p/>
        </draw:polygon>
        <draw:polygon draw:style-name="gr2" draw:text-style-name="P2" draw:layer="layout" svg:width="0.02cm" svg:height="5.377cm" svg:x="27.069cm" svg:y="8.991cm" svg:viewBox="0 0 21 5378" draw:points="0,5378 21,5378 21,0 0,0">
          <text:p/>
        </draw:polygon>
        <draw:polygon draw:style-name="gr2" draw:text-style-name="P2" draw:layer="layout" svg:width="4.043cm" svg:height="0.019cm" svg:x="2.028cm" svg:y="9.05cm" svg:viewBox="0 0 4044 20" draw:points="0,20 4044,20 4044,0 0,0">
          <text:p/>
        </draw:polygon>
        <draw:polygon draw:style-name="gr2" draw:text-style-name="P2" draw:layer="layout" svg:width="4.043cm" svg:height="0.019cm" svg:x="2.028cm" svg:y="9.619cm" svg:viewBox="0 0 4044 20" draw:points="0,20 4044,20 4044,0 0,0">
          <text:p/>
        </draw:polygon>
        <draw:polygon draw:style-name="gr2" draw:text-style-name="P2" draw:layer="layout" svg:width="0.019cm" svg:height="0.588cm" svg:x="2.028cm" svg:y="9.05cm" svg:viewBox="0 0 20 589" draw:points="0,589 20,589 20,0 0,0">
          <text:p/>
        </draw:polygon>
        <draw:polygon draw:style-name="gr2" draw:text-style-name="P2" draw:layer="layout" svg:width="0.021cm" svg:height="0.588cm" svg:x="6.051cm" svg:y="9.05cm" svg:viewBox="0 0 22 589" draw:points="0,589 22,589 22,0 0,0">
          <text:p/>
        </draw:polygon>
        <draw:polygon draw:style-name="gr2" draw:text-style-name="P2" draw:layer="layout" svg:width="20.92cm" svg:height="0.019cm" svg:x="6.11cm" svg:y="9.05cm" svg:viewBox="0 0 20921 20" draw:points="0,20 20921,20 20921,0 0,0">
          <text:p/>
        </draw:polygon>
        <draw:polygon draw:style-name="gr2" draw:text-style-name="P2" draw:layer="layout" svg:width="20.92cm" svg:height="0.019cm" svg:x="6.11cm" svg:y="9.619cm" svg:viewBox="0 0 20921 20" draw:points="0,20 20921,20 20921,0 0,0">
          <text:p/>
        </draw:polygon>
        <draw:polygon draw:style-name="gr2" draw:text-style-name="P2" draw:layer="layout" svg:width="0.019cm" svg:height="0.588cm" svg:x="6.11cm" svg:y="9.05cm" svg:viewBox="0 0 20 589" draw:points="0,589 20,589 20,0 0,0">
          <text:p/>
        </draw:polygon>
        <draw:polygon draw:style-name="gr2" draw:text-style-name="P2" draw:layer="layout" svg:width="0.02cm" svg:height="0.588cm" svg:x="27.01cm" svg:y="9.05cm" svg:viewBox="0 0 21 589" draw:points="0,589 21,589 21,0 0,0">
          <text:p/>
        </draw:polygon>
        <draw:polygon draw:style-name="gr2" draw:text-style-name="P2" draw:layer="layout" svg:width="4.043cm" svg:height="0.019cm" svg:x="2.028cm" svg:y="9.678cm" svg:viewBox="0 0 4044 20" draw:points="0,20 4044,20 4044,0 0,0">
          <text:p/>
        </draw:polygon>
        <draw:polygon draw:style-name="gr2" draw:text-style-name="P2" draw:layer="layout" svg:width="4.043cm" svg:height="0.019cm" svg:x="2.028cm" svg:y="10.247cm" svg:viewBox="0 0 4044 20" draw:points="0,20 4044,20 4044,0 0,0">
          <text:p/>
        </draw:polygon>
        <draw:polygon draw:style-name="gr2" draw:text-style-name="P2" draw:layer="layout" svg:width="0.019cm" svg:height="0.588cm" svg:x="2.028cm" svg:y="9.678cm" svg:viewBox="0 0 20 589" draw:points="0,589 20,589 20,0 0,0">
          <text:p/>
        </draw:polygon>
        <draw:polygon draw:style-name="gr2" draw:text-style-name="P2" draw:layer="layout" svg:width="0.021cm" svg:height="0.588cm" svg:x="6.051cm" svg:y="9.678cm" svg:viewBox="0 0 22 589" draw:points="0,589 22,589 22,0 0,0">
          <text:p/>
        </draw:polygon>
        <draw:polygon draw:style-name="gr2" draw:text-style-name="P2" draw:layer="layout" svg:width="20.92cm" svg:height="0.019cm" svg:x="6.11cm" svg:y="9.678cm" svg:viewBox="0 0 20921 20" draw:points="0,20 20921,20 20921,0 0,0">
          <text:p/>
        </draw:polygon>
        <draw:polygon draw:style-name="gr2" draw:text-style-name="P2" draw:layer="layout" svg:width="20.92cm" svg:height="0.019cm" svg:x="6.11cm" svg:y="10.247cm" svg:viewBox="0 0 20921 20" draw:points="0,20 20921,20 20921,0 0,0">
          <text:p/>
        </draw:polygon>
        <draw:polygon draw:style-name="gr2" draw:text-style-name="P2" draw:layer="layout" svg:width="0.019cm" svg:height="0.588cm" svg:x="6.11cm" svg:y="9.678cm" svg:viewBox="0 0 20 589" draw:points="0,589 20,589 20,0 0,0">
          <text:p/>
        </draw:polygon>
        <draw:polygon draw:style-name="gr2" draw:text-style-name="P2" draw:layer="layout" svg:width="0.02cm" svg:height="0.588cm" svg:x="27.01cm" svg:y="9.678cm" svg:viewBox="0 0 21 589" draw:points="0,589 21,589 21,0 0,0">
          <text:p/>
        </draw:polygon>
        <draw:polygon draw:style-name="gr2" draw:text-style-name="P2" draw:layer="layout" svg:width="4.043cm" svg:height="0.019cm" svg:x="2.028cm" svg:y="10.306cm" svg:viewBox="0 0 4044 20" draw:points="0,20 4044,20 4044,0 0,0">
          <text:p/>
        </draw:polygon>
        <draw:polygon draw:style-name="gr2" draw:text-style-name="P2" draw:layer="layout" svg:width="4.043cm" svg:height="0.02cm" svg:x="2.028cm" svg:y="11.385cm" svg:viewBox="0 0 4044 21" draw:points="0,21 4044,21 4044,0 0,0">
          <text:p/>
        </draw:polygon>
        <draw:polygon draw:style-name="gr2" draw:text-style-name="P2" draw:layer="layout" svg:width="0.019cm" svg:height="1.099cm" svg:x="2.028cm" svg:y="10.306cm" svg:viewBox="0 0 20 1100" draw:points="0,1100 20,1100 20,0 0,0">
          <text:p/>
        </draw:polygon>
        <draw:polygon draw:style-name="gr2" draw:text-style-name="P2" draw:layer="layout" svg:width="0.021cm" svg:height="1.099cm" svg:x="6.051cm" svg:y="10.306cm" svg:viewBox="0 0 22 1100" draw:points="0,1100 22,1100 22,0 0,0">
          <text:p/>
        </draw:polygon>
        <draw:polygon draw:style-name="gr2" draw:text-style-name="P2" draw:layer="layout" svg:width="20.92cm" svg:height="0.019cm" svg:x="6.11cm" svg:y="10.306cm" svg:viewBox="0 0 20921 20" draw:points="0,20 20921,20 20921,0 0,0">
          <text:p/>
        </draw:polygon>
        <draw:polygon draw:style-name="gr2" draw:text-style-name="P2" draw:layer="layout" svg:width="20.92cm" svg:height="0.02cm" svg:x="6.11cm" svg:y="11.385cm" svg:viewBox="0 0 20921 21" draw:points="0,21 20921,21 20921,0 0,0">
          <text:p/>
        </draw:polygon>
        <draw:polygon draw:style-name="gr2" draw:text-style-name="P2" draw:layer="layout" svg:width="0.019cm" svg:height="1.099cm" svg:x="6.11cm" svg:y="10.306cm" svg:viewBox="0 0 20 1100" draw:points="0,1100 20,1100 20,0 0,0">
          <text:p/>
        </draw:polygon>
        <draw:polygon draw:style-name="gr2" draw:text-style-name="P2" draw:layer="layout" svg:width="0.02cm" svg:height="1.099cm" svg:x="27.01cm" svg:y="10.306cm" svg:viewBox="0 0 21 1100" draw:points="0,1100 21,1100 21,0 0,0">
          <text:p/>
        </draw:polygon>
        <draw:polygon draw:style-name="gr2" draw:text-style-name="P2" draw:layer="layout" svg:width="4.043cm" svg:height="0.019cm" svg:x="2.028cm" svg:y="11.444cm" svg:viewBox="0 0 4044 20" draw:points="0,20 4044,20 4044,0 0,0">
          <text:p/>
        </draw:polygon>
        <draw:polygon draw:style-name="gr2" draw:text-style-name="P2" draw:layer="layout" svg:width="4.043cm" svg:height="0.02cm" svg:x="2.028cm" svg:y="12.523cm" svg:viewBox="0 0 4044 21" draw:points="0,21 4044,21 4044,0 0,0">
          <text:p/>
        </draw:polygon>
        <draw:polygon draw:style-name="gr2" draw:text-style-name="P2" draw:layer="layout" svg:width="0.019cm" svg:height="1.099cm" svg:x="2.028cm" svg:y="11.444cm" svg:viewBox="0 0 20 1100" draw:points="0,1100 20,1100 20,0 0,0">
          <text:p/>
        </draw:polygon>
        <draw:polygon draw:style-name="gr2" draw:text-style-name="P2" draw:layer="layout" svg:width="0.021cm" svg:height="1.099cm" svg:x="6.051cm" svg:y="11.444cm" svg:viewBox="0 0 22 1100" draw:points="0,1100 22,1100 22,0 0,0">
          <text:p/>
        </draw:polygon>
        <draw:polygon draw:style-name="gr2" draw:text-style-name="P2" draw:layer="layout" svg:width="3.611cm" svg:height="0.019cm" svg:x="6.11cm" svg:y="11.444cm" svg:viewBox="0 0 3612 20" draw:points="0,20 3612,20 3612,0 0,0">
          <text:p/>
        </draw:polygon>
        <draw:polygon draw:style-name="gr2" draw:text-style-name="P2" draw:layer="layout" svg:width="3.611cm" svg:height="0.02cm" svg:x="6.11cm" svg:y="12.523cm" svg:viewBox="0 0 3612 21" draw:points="0,21 3612,21 3612,0 0,0">
          <text:p/>
        </draw:polygon>
        <draw:polygon draw:style-name="gr2" draw:text-style-name="P2" draw:layer="layout" svg:width="0.019cm" svg:height="1.099cm" svg:x="6.11cm" svg:y="11.444cm" svg:viewBox="0 0 20 1100" draw:points="0,1100 20,1100 20,0 0,0">
          <text:p/>
        </draw:polygon>
        <draw:polygon draw:style-name="gr2" draw:text-style-name="P2" draw:layer="layout" svg:width="0.02cm" svg:height="1.099cm" svg:x="9.701cm" svg:y="11.444cm" svg:viewBox="0 0 21 1100" draw:points="0,1100 21,1100 21,0 0,0">
          <text:p/>
        </draw:polygon>
        <draw:polygon draw:style-name="gr2" draw:text-style-name="P2" draw:layer="layout" svg:width="5.73cm" svg:height="0.019cm" svg:x="9.76cm" svg:y="11.444cm" svg:viewBox="0 0 5731 20" draw:points="0,20 5731,20 5731,0 0,0">
          <text:p/>
        </draw:polygon>
        <draw:polygon draw:style-name="gr2" draw:text-style-name="P2" draw:layer="layout" svg:width="5.73cm" svg:height="0.02cm" svg:x="9.76cm" svg:y="12.523cm" svg:viewBox="0 0 5731 21" draw:points="0,21 5731,21 5731,0 0,0">
          <text:p/>
        </draw:polygon>
        <draw:polygon draw:style-name="gr2" draw:text-style-name="P2" draw:layer="layout" svg:width="0.02cm" svg:height="1.099cm" svg:x="9.76cm" svg:y="11.444cm" svg:viewBox="0 0 21 1100" draw:points="0,1100 21,1100 21,0 0,0">
          <text:p/>
        </draw:polygon>
        <draw:polygon draw:style-name="gr2" draw:text-style-name="P2" draw:layer="layout" svg:width="0.019cm" svg:height="1.099cm" svg:x="15.471cm" svg:y="11.444cm" svg:viewBox="0 0 20 1100" draw:points="0,1100 20,1100 20,0 0,0">
          <text:p/>
        </draw:polygon>
        <draw:polygon draw:style-name="gr2" draw:text-style-name="P2" draw:layer="layout" svg:width="5.73cm" svg:height="0.019cm" svg:x="15.53cm" svg:y="11.444cm" svg:viewBox="0 0 5731 20" draw:points="0,20 5731,20 5731,0 0,0">
          <text:p/>
        </draw:polygon>
        <draw:polygon draw:style-name="gr2" draw:text-style-name="P2" draw:layer="layout" svg:width="5.73cm" svg:height="0.02cm" svg:x="15.53cm" svg:y="12.523cm" svg:viewBox="0 0 5731 21" draw:points="0,21 5731,21 5731,0 0,0">
          <text:p/>
        </draw:polygon>
        <draw:polygon draw:style-name="gr2" draw:text-style-name="P2" draw:layer="layout" svg:width="0.019cm" svg:height="1.099cm" svg:x="15.53cm" svg:y="11.444cm" svg:viewBox="0 0 20 1100" draw:points="0,1100 20,1100 20,0 0,0">
          <text:p/>
        </draw:polygon>
        <draw:polygon draw:style-name="gr2" draw:text-style-name="P2" draw:layer="layout" svg:width="0.02cm" svg:height="1.099cm" svg:x="21.24cm" svg:y="11.444cm" svg:viewBox="0 0 21 1100" draw:points="0,1100 21,1100 21,0 0,0">
          <text:p/>
        </draw:polygon>
        <draw:polygon draw:style-name="gr2" draw:text-style-name="P2" draw:layer="layout" svg:width="5.731cm" svg:height="0.019cm" svg:x="21.299cm" svg:y="11.444cm" svg:viewBox="0 0 5732 20" draw:points="0,20 5732,20 5732,0 0,0">
          <text:p/>
        </draw:polygon>
        <draw:polygon draw:style-name="gr2" draw:text-style-name="P2" draw:layer="layout" svg:width="5.731cm" svg:height="0.02cm" svg:x="21.299cm" svg:y="12.523cm" svg:viewBox="0 0 5732 21" draw:points="0,21 5732,21 5732,0 0,0">
          <text:p/>
        </draw:polygon>
        <draw:polygon draw:style-name="gr2" draw:text-style-name="P2" draw:layer="layout" svg:width="0.02cm" svg:height="1.099cm" svg:x="21.299cm" svg:y="11.444cm" svg:viewBox="0 0 21 1100" draw:points="0,1100 21,1100 21,0 0,0">
          <text:p/>
        </draw:polygon>
        <draw:polygon draw:style-name="gr2" draw:text-style-name="P2" draw:layer="layout" svg:width="0.02cm" svg:height="1.099cm" svg:x="27.01cm" svg:y="11.444cm" svg:viewBox="0 0 21 1100" draw:points="0,1100 21,1100 21,0 0,0">
          <text:p/>
        </draw:polygon>
        <draw:polygon draw:style-name="gr2" draw:text-style-name="P2" draw:layer="layout" svg:width="4.043cm" svg:height="0.02cm" svg:x="2.028cm" svg:y="12.582cm" svg:viewBox="0 0 4044 21" draw:points="0,21 4044,21 4044,0 0,0">
          <text:p/>
        </draw:polygon>
        <draw:polygon draw:style-name="gr2" draw:text-style-name="P2" draw:layer="layout" svg:width="4.043cm" svg:height="0.02cm" svg:x="2.028cm" svg:y="13.661cm" svg:viewBox="0 0 4044 21" draw:points="0,21 4044,21 4044,0 0,0">
          <text:p/>
        </draw:polygon>
        <draw:polygon draw:style-name="gr2" draw:text-style-name="P2" draw:layer="layout" svg:width="0.019cm" svg:height="1.099cm" svg:x="2.028cm" svg:y="12.582cm" svg:viewBox="0 0 20 1100" draw:points="0,1100 20,1100 20,0 0,0">
          <text:p/>
        </draw:polygon>
        <draw:polygon draw:style-name="gr2" draw:text-style-name="P2" draw:layer="layout" svg:width="0.021cm" svg:height="1.099cm" svg:x="6.051cm" svg:y="12.582cm" svg:viewBox="0 0 22 1100" draw:points="0,1100 22,1100 22,0 0,0">
          <text:p/>
        </draw:polygon>
        <draw:polygon draw:style-name="gr2" draw:text-style-name="P2" draw:layer="layout" svg:width="3.611cm" svg:height="0.02cm" svg:x="6.11cm" svg:y="12.582cm" svg:viewBox="0 0 3612 21" draw:points="0,21 3612,21 3612,0 0,0">
          <text:p/>
        </draw:polygon>
        <draw:polygon draw:style-name="gr2" draw:text-style-name="P2" draw:layer="layout" svg:width="3.611cm" svg:height="0.02cm" svg:x="6.11cm" svg:y="13.661cm" svg:viewBox="0 0 3612 21" draw:points="0,21 3612,21 3612,0 0,0">
          <text:p/>
        </draw:polygon>
        <draw:polygon draw:style-name="gr2" draw:text-style-name="P2" draw:layer="layout" svg:width="0.019cm" svg:height="1.099cm" svg:x="6.11cm" svg:y="12.582cm" svg:viewBox="0 0 20 1100" draw:points="0,1100 20,1100 20,0 0,0">
          <text:p/>
        </draw:polygon>
        <draw:polygon draw:style-name="gr2" draw:text-style-name="P2" draw:layer="layout" svg:width="0.02cm" svg:height="1.099cm" svg:x="9.701cm" svg:y="12.582cm" svg:viewBox="0 0 21 1100" draw:points="0,1100 21,1100 21,0 0,0">
          <text:p/>
        </draw:polygon>
        <draw:polygon draw:style-name="gr2" draw:text-style-name="P2" draw:layer="layout" svg:width="5.73cm" svg:height="0.02cm" svg:x="9.76cm" svg:y="12.582cm" svg:viewBox="0 0 5731 21" draw:points="0,21 5731,21 5731,0 0,0">
          <text:p/>
        </draw:polygon>
        <draw:polygon draw:style-name="gr2" draw:text-style-name="P2" draw:layer="layout" svg:width="5.73cm" svg:height="0.02cm" svg:x="9.76cm" svg:y="13.661cm" svg:viewBox="0 0 5731 21" draw:points="0,21 5731,21 5731,0 0,0">
          <text:p/>
        </draw:polygon>
        <draw:polygon draw:style-name="gr2" draw:text-style-name="P2" draw:layer="layout" svg:width="0.02cm" svg:height="1.099cm" svg:x="9.76cm" svg:y="12.582cm" svg:viewBox="0 0 21 1100" draw:points="0,1100 21,1100 21,0 0,0">
          <text:p/>
        </draw:polygon>
        <draw:polygon draw:style-name="gr2" draw:text-style-name="P2" draw:layer="layout" svg:width="0.019cm" svg:height="1.099cm" svg:x="15.471cm" svg:y="12.582cm" svg:viewBox="0 0 20 1100" draw:points="0,1100 20,1100 20,0 0,0">
          <text:p/>
        </draw:polygon>
        <draw:polygon draw:style-name="gr2" draw:text-style-name="P2" draw:layer="layout" svg:width="5.73cm" svg:height="0.02cm" svg:x="15.53cm" svg:y="12.582cm" svg:viewBox="0 0 5731 21" draw:points="0,21 5731,21 5731,0 0,0">
          <text:p/>
        </draw:polygon>
        <draw:polygon draw:style-name="gr2" draw:text-style-name="P2" draw:layer="layout" svg:width="5.73cm" svg:height="0.02cm" svg:x="15.53cm" svg:y="13.661cm" svg:viewBox="0 0 5731 21" draw:points="0,21 5731,21 5731,0 0,0">
          <text:p/>
        </draw:polygon>
        <draw:polygon draw:style-name="gr2" draw:text-style-name="P2" draw:layer="layout" svg:width="0.019cm" svg:height="1.099cm" svg:x="15.53cm" svg:y="12.582cm" svg:viewBox="0 0 20 1100" draw:points="0,1100 20,1100 20,0 0,0">
          <text:p/>
        </draw:polygon>
        <draw:polygon draw:style-name="gr2" draw:text-style-name="P2" draw:layer="layout" svg:width="0.02cm" svg:height="1.099cm" svg:x="21.24cm" svg:y="12.582cm" svg:viewBox="0 0 21 1100" draw:points="0,1100 21,1100 21,0 0,0">
          <text:p/>
        </draw:polygon>
        <draw:polygon draw:style-name="gr2" draw:text-style-name="P2" draw:layer="layout" svg:width="5.731cm" svg:height="0.02cm" svg:x="21.299cm" svg:y="12.582cm" svg:viewBox="0 0 5732 21" draw:points="0,21 5732,21 5732,0 0,0">
          <text:p/>
        </draw:polygon>
        <draw:polygon draw:style-name="gr2" draw:text-style-name="P2" draw:layer="layout" svg:width="5.731cm" svg:height="0.02cm" svg:x="21.299cm" svg:y="13.661cm" svg:viewBox="0 0 5732 21" draw:points="0,21 5732,21 5732,0 0,0">
          <text:p/>
        </draw:polygon>
        <draw:polygon draw:style-name="gr2" draw:text-style-name="P2" draw:layer="layout" svg:width="0.02cm" svg:height="1.099cm" svg:x="21.299cm" svg:y="12.582cm" svg:viewBox="0 0 21 1100" draw:points="0,1100 21,1100 21,0 0,0">
          <text:p/>
        </draw:polygon>
        <draw:polygon draw:style-name="gr2" draw:text-style-name="P2" draw:layer="layout" svg:width="0.02cm" svg:height="1.099cm" svg:x="27.01cm" svg:y="12.582cm" svg:viewBox="0 0 21 1100" draw:points="0,1100 21,1100 21,0 0,0">
          <text:p/>
        </draw:polygon>
        <draw:polygon draw:style-name="gr2" draw:text-style-name="P2" draw:layer="layout" svg:width="4.043cm" svg:height="0.02cm" svg:x="2.028cm" svg:y="13.72cm" svg:viewBox="0 0 4044 21" draw:points="0,21 4044,21 4044,0 0,0">
          <text:p/>
        </draw:polygon>
        <draw:polygon draw:style-name="gr2" draw:text-style-name="P2" draw:layer="layout" svg:width="4.043cm" svg:height="0.02cm" svg:x="2.028cm" svg:y="14.289cm" svg:viewBox="0 0 4044 21" draw:points="0,21 4044,21 4044,0 0,0">
          <text:p/>
        </draw:polygon>
        <draw:polygon draw:style-name="gr2" draw:text-style-name="P2" draw:layer="layout" svg:width="0.019cm" svg:height="0.589cm" svg:x="2.028cm" svg:y="13.72cm" svg:viewBox="0 0 20 590" draw:points="0,590 20,590 20,0 0,0">
          <text:p/>
        </draw:polygon>
        <draw:polygon draw:style-name="gr2" draw:text-style-name="P2" draw:layer="layout" svg:width="0.021cm" svg:height="0.589cm" svg:x="6.051cm" svg:y="13.72cm" svg:viewBox="0 0 22 590" draw:points="0,590 22,590 22,0 0,0">
          <text:p/>
        </draw:polygon>
        <draw:polygon draw:style-name="gr2" draw:text-style-name="P2" draw:layer="layout" svg:width="3.611cm" svg:height="0.02cm" svg:x="6.11cm" svg:y="13.72cm" svg:viewBox="0 0 3612 21" draw:points="0,21 3612,21 3612,0 0,0">
          <text:p/>
        </draw:polygon>
        <draw:polygon draw:style-name="gr2" draw:text-style-name="P2" draw:layer="layout" svg:width="3.611cm" svg:height="0.02cm" svg:x="6.11cm" svg:y="14.289cm" svg:viewBox="0 0 3612 21" draw:points="0,21 3612,21 3612,0 0,0">
          <text:p/>
        </draw:polygon>
        <draw:polygon draw:style-name="gr2" draw:text-style-name="P2" draw:layer="layout" svg:width="0.019cm" svg:height="0.589cm" svg:x="6.11cm" svg:y="13.72cm" svg:viewBox="0 0 20 590" draw:points="0,590 20,590 20,0 0,0">
          <text:p/>
        </draw:polygon>
        <draw:polygon draw:style-name="gr2" draw:text-style-name="P2" draw:layer="layout" svg:width="0.02cm" svg:height="0.589cm" svg:x="9.701cm" svg:y="13.72cm" svg:viewBox="0 0 21 590" draw:points="0,590 21,590 21,0 0,0">
          <text:p/>
        </draw:polygon>
        <draw:polygon draw:style-name="gr2" draw:text-style-name="P2" draw:layer="layout" svg:width="5.73cm" svg:height="0.02cm" svg:x="9.76cm" svg:y="13.72cm" svg:viewBox="0 0 5731 21" draw:points="0,21 5731,21 5731,0 0,0">
          <text:p/>
        </draw:polygon>
        <draw:polygon draw:style-name="gr2" draw:text-style-name="P2" draw:layer="layout" svg:width="5.73cm" svg:height="0.02cm" svg:x="9.76cm" svg:y="14.289cm" svg:viewBox="0 0 5731 21" draw:points="0,21 5731,21 5731,0 0,0">
          <text:p/>
        </draw:polygon>
        <draw:polygon draw:style-name="gr2" draw:text-style-name="P2" draw:layer="layout" svg:width="0.02cm" svg:height="0.589cm" svg:x="9.76cm" svg:y="13.72cm" svg:viewBox="0 0 21 590" draw:points="0,590 21,590 21,0 0,0">
          <text:p/>
        </draw:polygon>
        <draw:polygon draw:style-name="gr2" draw:text-style-name="P2" draw:layer="layout" svg:width="0.019cm" svg:height="0.589cm" svg:x="15.471cm" svg:y="13.72cm" svg:viewBox="0 0 20 590" draw:points="0,590 20,590 20,0 0,0">
          <text:p/>
        </draw:polygon>
        <draw:polygon draw:style-name="gr2" draw:text-style-name="P2" draw:layer="layout" svg:width="5.73cm" svg:height="0.02cm" svg:x="15.53cm" svg:y="13.72cm" svg:viewBox="0 0 5731 21" draw:points="0,21 5731,21 5731,0 0,0">
          <text:p/>
        </draw:polygon>
        <draw:polygon draw:style-name="gr2" draw:text-style-name="P2" draw:layer="layout" svg:width="5.73cm" svg:height="0.02cm" svg:x="15.53cm" svg:y="14.289cm" svg:viewBox="0 0 5731 21" draw:points="0,21 5731,21 5731,0 0,0">
          <text:p/>
        </draw:polygon>
        <draw:polygon draw:style-name="gr2" draw:text-style-name="P2" draw:layer="layout" svg:width="0.019cm" svg:height="0.589cm" svg:x="15.53cm" svg:y="13.72cm" svg:viewBox="0 0 20 590" draw:points="0,590 20,590 20,0 0,0">
          <text:p/>
        </draw:polygon>
        <draw:polygon draw:style-name="gr2" draw:text-style-name="P2" draw:layer="layout" svg:width="0.02cm" svg:height="0.589cm" svg:x="21.24cm" svg:y="13.72cm" svg:viewBox="0 0 21 590" draw:points="0,590 21,590 21,0 0,0">
          <text:p/>
        </draw:polygon>
        <draw:polygon draw:style-name="gr2" draw:text-style-name="P2" draw:layer="layout" svg:width="5.731cm" svg:height="0.02cm" svg:x="21.299cm" svg:y="13.72cm" svg:viewBox="0 0 5732 21" draw:points="0,21 5732,21 5732,0 0,0">
          <text:p/>
        </draw:polygon>
        <draw:polygon draw:style-name="gr2" draw:text-style-name="P2" draw:layer="layout" svg:width="5.731cm" svg:height="0.02cm" svg:x="21.299cm" svg:y="14.289cm" svg:viewBox="0 0 5732 21" draw:points="0,21 5732,21 5732,0 0,0">
          <text:p/>
        </draw:polygon>
        <draw:polygon draw:style-name="gr2" draw:text-style-name="P2" draw:layer="layout" svg:width="0.02cm" svg:height="0.589cm" svg:x="21.299cm" svg:y="13.72cm" svg:viewBox="0 0 21 590" draw:points="0,590 21,590 21,0 0,0">
          <text:p/>
        </draw:polygon>
        <draw:polygon draw:style-name="gr2" draw:text-style-name="P2" draw:layer="layout" svg:width="0.02cm" svg:height="0.589cm" svg:x="27.01cm" svg:y="13.72cm" svg:viewBox="0 0 21 590" draw:points="0,590 21,590 21,0 0,0">
          <text:p/>
        </draw:polygon>
        <draw:path draw:style-name="gr3" draw:text-style-name="P3" draw:layer="layout" svg:width="0.138cm" svg:height="0.137cm" svg:x="1.576cm" svg:y="2.75cm" svg:viewBox="0 0 139 138" svg:d="M139 70c0 38-32 68-70 68s-69-30-69-68c0-39 31-70 69-70s70 31 70 70z">
          <text:p/>
        </draw:path>
        <draw:frame draw:style-name="gr4" draw:text-style-name="P5" draw:layer="layout" svg:width="5.577cm" svg:height="0.691cm" svg:x="0.851cm" svg:y="1.359cm">
          <draw:text-box>
            <text:p text:style-name="P4"><text:span text:style-name="T3">Lab 4, Question 19</text:span></text:p>
          </draw:text-box>
        </draw:frame>
        <draw:frame draw:style-name="gr5" draw:text-style-name="P6" draw:layer="layout" svg:width="1.407cm" svg:height="0.454cm" svg:x="1.969cm" svg:y="2.638cm">
          <draw:text-box>
            <text:p text:style-name="P4"><text:span text:style-name="T4">Line 17</text:span></text:p>
          </draw:text-box>
        </draw:frame>
        <draw:frame draw:style-name="gr6" draw:text-style-name="P6" draw:layer="layout" svg:width="3.389cm" svg:height="0.454cm" svg:x="2.068cm" svg:y="3.247cm">
          <draw:text-box>
            <text:p text:style-name="P4"><text:span text:style-name="T4">Pseudo instruction</text:span></text:p>
          </draw:text-box>
        </draw:frame>
        <draw:frame draw:style-name="gr7" draw:text-style-name="P6" draw:layer="layout" svg:width="2.606cm" svg:height="0.454cm" svg:x="6.15cm" svg:y="3.247cm">
          <draw:text-box>
            <text:p text:style-name="P4"><text:span text:style-name="T4">la $a0, string1</text:span></text:p>
          </draw:text-box>
        </draw:frame>
        <draw:frame draw:style-name="gr8" draw:text-style-name="P6" draw:layer="layout" svg:width="3.892cm" svg:height="0.454cm" svg:x="2.068cm" svg:y="3.875cm">
          <draw:text-box>
            <text:p text:style-name="P4"><text:span text:style-name="T4">Assembly instruction</text:span></text:p>
          </draw:text-box>
        </draw:frame>
        <draw:frame draw:style-name="gr9" draw:text-style-name="P6" draw:layer="layout" svg:width="3.668cm" svg:height="0.454cm" svg:x="2.068cm" svg:y="4.503cm">
          <draw:text-box>
            <text:p text:style-name="P4"><text:span text:style-name="T4">Machine instruction</text:span></text:p>
          </draw:text-box>
        </draw:frame>
        <draw:frame draw:style-name="gr10" draw:text-style-name="P6" draw:layer="layout" svg:width="0.967cm" svg:height="0.454cm" svg:x="2.068cm" svg:y="5.013cm">
          <draw:text-box>
            <text:p text:style-name="P4"><text:span text:style-name="T4">(hex)</text:span></text:p>
          </draw:text-box>
        </draw:frame>
        <draw:frame draw:style-name="gr9" draw:text-style-name="P6" draw:layer="layout" svg:width="3.668cm" svg:height="0.454cm" svg:x="2.068cm" svg:y="5.641cm">
          <draw:text-box>
            <text:p text:style-name="P4"><text:span text:style-name="T4">Machine instruction</text:span></text:p>
          </draw:text-box>
        </draw:frame>
        <draw:frame draw:style-name="gr11" draw:text-style-name="P6" draw:layer="layout" svg:width="1.475cm" svg:height="0.454cm" svg:x="2.068cm" svg:y="6.151cm">
          <draw:text-box>
            <text:p text:style-name="P4"><text:span text:style-name="T4">(binary)</text:span></text:p>
          </draw:text-box>
        </draw:frame>
        <draw:frame draw:style-name="gr12" draw:text-style-name="P6" draw:layer="layout" svg:width="2.906cm" svg:height="0.454cm" svg:x="2.068cm" svg:y="6.779cm">
          <draw:text-box>
            <text:p text:style-name="P4"><text:span text:style-name="T4">Instruction field</text:span></text:p>
          </draw:text-box>
        </draw:frame>
        <draw:frame draw:style-name="gr13" draw:text-style-name="P6" draw:layer="layout" svg:width="1.75cm" svg:height="0.454cm" svg:x="2.068cm" svg:y="7.29cm">
          <draw:text-box>
            <text:p text:style-name="P4"><text:span text:style-name="T4">(decimal)</text:span></text:p>
          </draw:text-box>
        </draw:frame>
        <draw:frame draw:style-name="gr14" draw:text-style-name="P6" draw:layer="layout" svg:width="2.576cm" svg:height="0.454cm" svg:x="2.068cm" svg:y="7.918cm">
          <draw:text-box>
            <text:p text:style-name="P4"><text:span text:style-name="T4">Field function</text:span></text:p>
          </draw:text-box>
        </draw:frame>
        <draw:frame draw:style-name="gr15" draw:text-style-name="P6" draw:layer="layout" svg:width="1.323cm" svg:height="0.454cm" svg:x="7.264cm" svg:y="7.918cm">
          <draw:text-box>
            <text:p text:style-name="P4"><text:span text:style-name="T4">opcode</text:span></text:p>
          </draw:text-box>
        </draw:frame>
        <draw:frame draw:style-name="gr6" draw:text-style-name="P6" draw:layer="layout" svg:width="3.389cm" svg:height="0.454cm" svg:x="2.068cm" svg:y="9.173cm">
          <draw:text-box>
            <text:p text:style-name="P4"><text:span text:style-name="T4">Pseudo instruction</text:span></text:p>
          </draw:text-box>
        </draw:frame>
        <draw:frame draw:style-name="gr7" draw:text-style-name="P6" draw:layer="layout" svg:width="2.606cm" svg:height="0.454cm" svg:x="6.15cm" svg:y="9.173cm">
          <draw:text-box>
            <text:p text:style-name="P4"><text:span text:style-name="T4">la $a0, string1</text:span></text:p>
          </draw:text-box>
        </draw:frame>
        <draw:frame draw:style-name="gr8" draw:text-style-name="P6" draw:layer="layout" svg:width="3.892cm" svg:height="0.454cm" svg:x="2.068cm" svg:y="9.801cm">
          <draw:text-box>
            <text:p text:style-name="P4"><text:span text:style-name="T4">Assembly instruction</text:span></text:p>
          </draw:text-box>
        </draw:frame>
        <draw:frame draw:style-name="gr9" draw:text-style-name="P6" draw:layer="layout" svg:width="3.668cm" svg:height="0.454cm" svg:x="2.068cm" svg:y="10.429cm">
          <draw:text-box>
            <text:p text:style-name="P4"><text:span text:style-name="T4">Machine instruction</text:span></text:p>
          </draw:text-box>
        </draw:frame>
        <draw:frame draw:style-name="gr10" draw:text-style-name="P6" draw:layer="layout" svg:width="0.967cm" svg:height="0.454cm" svg:x="2.068cm" svg:y="10.94cm">
          <draw:text-box>
            <text:p text:style-name="P4"><text:span text:style-name="T4">(hex)</text:span></text:p>
          </draw:text-box>
        </draw:frame>
        <draw:frame draw:style-name="gr9" draw:text-style-name="P6" draw:layer="layout" svg:width="3.668cm" svg:height="0.454cm" svg:x="2.068cm" svg:y="11.568cm">
          <draw:text-box>
            <text:p text:style-name="P4"><text:span text:style-name="T4">Machine instruction</text:span></text:p>
          </draw:text-box>
        </draw:frame>
        <draw:frame draw:style-name="gr11" draw:text-style-name="P6" draw:layer="layout" svg:width="1.475cm" svg:height="0.454cm" svg:x="2.068cm" svg:y="12.078cm">
          <draw:text-box>
            <text:p text:style-name="P4"><text:span text:style-name="T4">(binary)</text:span></text:p>
          </draw:text-box>
        </draw:frame>
        <draw:frame draw:style-name="gr12" draw:text-style-name="P6" draw:layer="layout" svg:width="2.906cm" svg:height="0.454cm" svg:x="2.068cm" svg:y="12.706cm">
          <draw:text-box>
            <text:p text:style-name="P4"><text:span text:style-name="T4">Instruction field</text:span></text:p>
          </draw:text-box>
        </draw:frame>
        <draw:frame draw:style-name="gr13" draw:text-style-name="P6" draw:layer="layout" svg:width="1.75cm" svg:height="0.454cm" svg:x="2.068cm" svg:y="13.216cm">
          <draw:text-box>
            <text:p text:style-name="P4"><text:span text:style-name="T4">(decimal)</text:span></text:p>
          </draw:text-box>
        </draw:frame>
        <draw:frame draw:style-name="gr14" draw:text-style-name="P6" draw:layer="layout" svg:width="2.576cm" svg:height="0.454cm" svg:x="2.068cm" svg:y="13.844cm">
          <draw:text-box>
            <text:p text:style-name="P4"><text:span text:style-name="T4">Field function</text:span></text:p>
          </draw:text-box>
        </draw:frame>
        <draw:frame draw:style-name="gr15" draw:text-style-name="P6" draw:layer="layout" svg:width="1.323cm" svg:height="0.454cm" svg:x="7.264cm" svg:y="13.844cm">
          <draw:text-box>
            <text:p text:style-name="P4"><text:span text:style-name="T4">opcod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6.67cm" svg:height="19.526cm" svg:x="0.635cm" svg:y="0.67cm" svg:viewBox="0 0 26671 19527" draw:points="0,19527 26671,19527 26671,0 0,0">
          <text:p><text:span text:style-name="T5"/></text:p>
          <text:p><text:span text:style-name="T5"/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addiu $2, $0, 0x00000004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0x24020004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001001</text:span><text:span text:style-name="T6"><text:tab/></text:span><text:span text:style-name="T6"><text:tab/></text:span><text:span text:style-name="T6"> <text:s text:c="2"/>00000</text:span><text:span text:style-name="T6"><text:tab/></text:span><text:span text:style-name="T6"><text:tab/></text:span><text:span text:style-name="T6"><text:tab/></text:span><text:span text:style-name="T6"><text:tab/></text:span><text:span text:style-name="T6">00010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0000000000000100</text:span></text:p>
          <text:p><text:span text:style-name="T6"/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9</text:span><text:span text:style-name="T6"><text:tab/></text:span><text:span text:style-name="T6"><text:tab/></text:span><text:span text:style-name="T6"><text:tab/></text:span><text:span text:style-name="T6"> <text:s text:c="3"/>0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2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4</text:span></text:p>
          <text:p><text:span text:style-name="T6"/></text:p>
          <text:p><text:span text:style-name="T7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text:span text:style-name="T8">r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t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imm</text:span></text:p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lui $1, 0x00001001</text:span></text:p>
          <text:p><text:span text:style-name="T8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0x3c011001</text:span></text:p>
          <text:p><text:span text:style-name="T8"/></text:p>
          <text:p><text:span text:style-name="T8"><text:tab/></text:span><text:span text:style-name="T8"><text:tab/></text:span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001111</text:span><text:span text:style-name="T8"><text:tab/></text:span><text:span text:style-name="T8"><text:tab/></text:span><text:span text:style-name="T8"> <text:s text:c="3"/>00000</text:span><text:span text:style-name="T8"><text:tab/></text:span><text:span text:style-name="T8"><text:tab/></text:span><text:span text:style-name="T8"><text:tab/></text:span><text:span text:style-name="T8"><text:tab/></text:span><text:span text:style-name="T8">00001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0001000000000001</text:span></text:p>
          <text:p><text:span text:style-name="T8"/></text:p>
          <text:p><text:span text:style-name="T8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15</text:span><text:span text:style-name="T8"><text:tab/></text:span><text:span text:style-name="T8"><text:tab/></text:span><text:span text:style-name="T8"><text:tab/></text:span><text:span text:style-name="T8"> <text:s text:c="4"/>0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1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4097</text:span></text:p>
          <text:p><text:span text:style-name="T8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text:span text:style-name="T8">r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t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5"/>imm</text:span></text:p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lw $18, 0x0000005c($1)</text:span></text:p>
          <text:p><text:span text:style-name="T8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0x8c32005c</text:span></text:p>
          <text:p><text:span text:style-name="T8"/></text:p>
          <text:p><text:span text:style-name="T8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4"/></text:span><text:span text:style-name="T8">100011</text:span><text:span text:style-name="T8"><text:tab/></text:span><text:span text:style-name="T8"><text:tab/></text:span><text:span text:style-name="T8"> <text:s text:c="3"/>00001</text:span><text:span text:style-name="T8"><text:tab/></text:span><text:span text:style-name="T8"><text:tab/></text:span><text:span text:style-name="T8"><text:tab/></text:span><text:span text:style-name="T8"><text:tab/></text:span><text:span text:style-name="T8">10010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0000000001011100</text:span></text:p>
          <text:p><text:span text:style-name="T8"/></text:p>
          <text:p><text:span text:style-name="T8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text:span text:style-name="T8">35</text:span><text:span text:style-name="T8"><text:tab/></text:span><text:span text:style-name="T8"><text:tab/></text:span><text:span text:style-name="T8"><text:tab/></text:span><text:span text:style-name="T8"> <text:s text:c="3"/>1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18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92</text:span></text:p>
          <text:p><text:span text:style-name="T8"/></text:p>
          <text:p><text:span text:style-name="T8"/></text:p>
          <text:p><text:span text:style-name="T9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3"/></text:span><text:span text:style-name="T8">r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t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4"/>imm</text:span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 <text:s text:c="5"/></text:span></text:p>
        </draw:polygon>
        <draw:polygon draw:style-name="gr2" draw:text-style-name="P2" draw:layer="layout" svg:width="25.12cm" svg:height="0.02cm" svg:x="1.969cm" svg:y="1.18cm" svg:viewBox="0 0 25121 21" draw:points="0,21 25121,21 25121,0 0,0">
          <text:p/>
        </draw:polygon>
        <draw:polygon draw:style-name="gr2" draw:text-style-name="P2" draw:layer="layout" svg:width="25.12cm" svg:height="0.019cm" svg:x="1.969cm" svg:y="6.538cm" svg:viewBox="0 0 25121 20" draw:points="0,20 25121,20 25121,0 0,0">
          <text:p/>
        </draw:polygon>
        <draw:polygon draw:style-name="gr2" draw:text-style-name="P2" draw:layer="layout" svg:width="0.02cm" svg:height="5.377cm" svg:x="1.969cm" svg:y="1.18cm" svg:viewBox="0 0 21 5378" draw:points="0,5378 21,5378 21,0 0,0">
          <text:p/>
        </draw:polygon>
        <draw:polygon draw:style-name="gr2" draw:text-style-name="P2" draw:layer="layout" svg:width="0.02cm" svg:height="5.377cm" svg:x="27.069cm" svg:y="1.18cm" svg:viewBox="0 0 21 5378" draw:points="0,5378 21,5378 21,0 0,0">
          <text:p/>
        </draw:polygon>
        <draw:polygon draw:style-name="gr2" draw:text-style-name="P2" draw:layer="layout" svg:width="4.043cm" svg:height="0.02cm" svg:x="2.028cm" svg:y="1.239cm" svg:viewBox="0 0 4044 21" draw:points="0,21 4044,21 4044,0 0,0">
          <text:p/>
        </draw:polygon>
        <draw:polygon draw:style-name="gr2" draw:text-style-name="P2" draw:layer="layout" svg:width="4.043cm" svg:height="0.02cm" svg:x="2.028cm" svg:y="1.808cm" svg:viewBox="0 0 4044 21" draw:points="0,21 4044,21 4044,0 0,0">
          <text:p/>
        </draw:polygon>
        <draw:polygon draw:style-name="gr2" draw:text-style-name="P2" draw:layer="layout" svg:width="0.019cm" svg:height="0.589cm" svg:x="2.028cm" svg:y="1.239cm" svg:viewBox="0 0 20 590" draw:points="0,590 20,590 20,0 0,0">
          <text:p/>
        </draw:polygon>
        <draw:polygon draw:style-name="gr2" draw:text-style-name="P2" draw:layer="layout" svg:width="0.021cm" svg:height="0.589cm" svg:x="6.051cm" svg:y="1.239cm" svg:viewBox="0 0 22 590" draw:points="0,590 22,590 22,0 0,0">
          <text:p/>
        </draw:polygon>
        <draw:polygon draw:style-name="gr2" draw:text-style-name="P2" draw:layer="layout" svg:width="20.92cm" svg:height="0.02cm" svg:x="6.11cm" svg:y="1.239cm" svg:viewBox="0 0 20921 21" draw:points="0,21 20921,21 20921,0 0,0">
          <text:p/>
        </draw:polygon>
        <draw:polygon draw:style-name="gr2" draw:text-style-name="P2" draw:layer="layout" svg:width="20.92cm" svg:height="0.02cm" svg:x="6.11cm" svg:y="1.808cm" svg:viewBox="0 0 20921 21" draw:points="0,21 20921,21 20921,0 0,0">
          <text:p/>
        </draw:polygon>
        <draw:polygon draw:style-name="gr2" draw:text-style-name="P2" draw:layer="layout" svg:width="0.019cm" svg:height="0.589cm" svg:x="6.11cm" svg:y="1.239cm" svg:viewBox="0 0 20 590" draw:points="0,590 20,590 20,0 0,0">
          <text:p/>
        </draw:polygon>
        <draw:polygon draw:style-name="gr2" draw:text-style-name="P2" draw:layer="layout" svg:width="0.02cm" svg:height="0.589cm" svg:x="27.01cm" svg:y="1.239cm" svg:viewBox="0 0 21 590" draw:points="0,590 21,590 21,0 0,0">
          <text:p/>
        </draw:polygon>
        <draw:polygon draw:style-name="gr2" draw:text-style-name="P2" draw:layer="layout" svg:width="4.043cm" svg:height="0.02cm" svg:x="2.028cm" svg:y="1.867cm" svg:viewBox="0 0 4044 21" draw:points="0,21 4044,21 4044,0 0,0">
          <text:p/>
        </draw:polygon>
        <draw:polygon draw:style-name="gr2" draw:text-style-name="P2" draw:layer="layout" svg:width="4.043cm" svg:height="0.02cm" svg:x="2.028cm" svg:y="2.436cm" svg:viewBox="0 0 4044 21" draw:points="0,21 4044,21 4044,0 0,0">
          <text:p/>
        </draw:polygon>
        <draw:polygon draw:style-name="gr2" draw:text-style-name="P2" draw:layer="layout" svg:width="0.019cm" svg:height="0.589cm" svg:x="2.028cm" svg:y="1.867cm" svg:viewBox="0 0 20 590" draw:points="0,590 20,590 20,0 0,0">
          <text:p/>
        </draw:polygon>
        <draw:polygon draw:style-name="gr2" draw:text-style-name="P2" draw:layer="layout" svg:width="0.021cm" svg:height="0.589cm" svg:x="6.051cm" svg:y="1.867cm" svg:viewBox="0 0 22 590" draw:points="0,590 22,590 22,0 0,0">
          <text:p/>
        </draw:polygon>
        <draw:polygon draw:style-name="gr2" draw:text-style-name="P2" draw:layer="layout" svg:width="20.92cm" svg:height="0.02cm" svg:x="6.11cm" svg:y="1.867cm" svg:viewBox="0 0 20921 21" draw:points="0,21 20921,21 20921,0 0,0">
          <text:p/>
        </draw:polygon>
        <draw:polygon draw:style-name="gr2" draw:text-style-name="P2" draw:layer="layout" svg:width="20.92cm" svg:height="0.02cm" svg:x="6.11cm" svg:y="2.436cm" svg:viewBox="0 0 20921 21" draw:points="0,21 20921,21 20921,0 0,0">
          <text:p/>
        </draw:polygon>
        <draw:polygon draw:style-name="gr2" draw:text-style-name="P2" draw:layer="layout" svg:width="0.019cm" svg:height="0.589cm" svg:x="6.11cm" svg:y="1.867cm" svg:viewBox="0 0 20 590" draw:points="0,590 20,590 20,0 0,0">
          <text:p/>
        </draw:polygon>
        <draw:polygon draw:style-name="gr2" draw:text-style-name="P2" draw:layer="layout" svg:width="0.02cm" svg:height="0.589cm" svg:x="27.01cm" svg:y="1.867cm" svg:viewBox="0 0 21 590" draw:points="0,590 21,590 21,0 0,0">
          <text:p/>
        </draw:polygon>
        <draw:polygon draw:style-name="gr2" draw:text-style-name="P2" draw:layer="layout" svg:width="4.043cm" svg:height="0.02cm" svg:x="2.028cm" svg:y="2.495cm" svg:viewBox="0 0 4044 21" draw:points="0,21 4044,21 4044,0 0,0">
          <text:p/>
        </draw:polygon>
        <draw:polygon draw:style-name="gr2" draw:text-style-name="P2" draw:layer="layout" svg:width="4.043cm" svg:height="0.02cm" svg:x="2.028cm" svg:y="3.574cm" svg:viewBox="0 0 4044 21" draw:points="0,21 4044,21 4044,0 0,0">
          <text:p/>
        </draw:polygon>
        <draw:polygon draw:style-name="gr2" draw:text-style-name="P2" draw:layer="layout" svg:width="0.019cm" svg:height="1.099cm" svg:x="2.028cm" svg:y="2.495cm" svg:viewBox="0 0 20 1100" draw:points="0,1100 20,1100 20,0 0,0">
          <text:p/>
        </draw:polygon>
        <draw:polygon draw:style-name="gr2" draw:text-style-name="P2" draw:layer="layout" svg:width="0.021cm" svg:height="1.099cm" svg:x="6.051cm" svg:y="2.495cm" svg:viewBox="0 0 22 1100" draw:points="0,1100 22,1100 22,0 0,0">
          <text:p/>
        </draw:polygon>
        <draw:polygon draw:style-name="gr2" draw:text-style-name="P2" draw:layer="layout" svg:width="20.92cm" svg:height="0.02cm" svg:x="6.11cm" svg:y="2.495cm" svg:viewBox="0 0 20921 21" draw:points="0,21 20921,21 20921,0 0,0">
          <text:p/>
        </draw:polygon>
        <draw:polygon draw:style-name="gr2" draw:text-style-name="P2" draw:layer="layout" svg:width="20.92cm" svg:height="0.02cm" svg:x="6.11cm" svg:y="3.574cm" svg:viewBox="0 0 20921 21" draw:points="0,21 20921,21 20921,0 0,0">
          <text:p/>
        </draw:polygon>
        <draw:polygon draw:style-name="gr2" draw:text-style-name="P2" draw:layer="layout" svg:width="0.019cm" svg:height="1.099cm" svg:x="6.11cm" svg:y="2.495cm" svg:viewBox="0 0 20 1100" draw:points="0,1100 20,1100 20,0 0,0">
          <text:p/>
        </draw:polygon>
        <draw:polygon draw:style-name="gr2" draw:text-style-name="P2" draw:layer="layout" svg:width="0.02cm" svg:height="1.099cm" svg:x="27.01cm" svg:y="2.495cm" svg:viewBox="0 0 21 1100" draw:points="0,1100 21,1100 21,0 0,0">
          <text:p/>
        </draw:polygon>
        <draw:polygon draw:style-name="gr2" draw:text-style-name="P2" draw:layer="layout" svg:width="4.043cm" svg:height="0.02cm" svg:x="2.028cm" svg:y="3.633cm" svg:viewBox="0 0 4044 21" draw:points="0,21 4044,21 4044,0 0,0">
          <text:p/>
        </draw:polygon>
        <draw:polygon draw:style-name="gr2" draw:text-style-name="P2" draw:layer="layout" svg:width="4.043cm" svg:height="0.02cm" svg:x="2.028cm" svg:y="4.712cm" svg:viewBox="0 0 4044 21" draw:points="0,21 4044,21 4044,0 0,0">
          <text:p/>
        </draw:polygon>
        <draw:polygon draw:style-name="gr2" draw:text-style-name="P2" draw:layer="layout" svg:width="0.019cm" svg:height="1.099cm" svg:x="2.028cm" svg:y="3.633cm" svg:viewBox="0 0 20 1100" draw:points="0,1100 20,1100 20,0 0,0">
          <text:p/>
        </draw:polygon>
        <draw:polygon draw:style-name="gr2" draw:text-style-name="P2" draw:layer="layout" svg:width="0.021cm" svg:height="1.099cm" svg:x="6.051cm" svg:y="3.633cm" svg:viewBox="0 0 22 1100" draw:points="0,1100 22,1100 22,0 0,0">
          <text:p/>
        </draw:polygon>
        <draw:polygon draw:style-name="gr2" draw:text-style-name="P2" draw:layer="layout" svg:width="3.611cm" svg:height="0.02cm" svg:x="6.11cm" svg:y="3.633cm" svg:viewBox="0 0 3612 21" draw:points="0,21 3612,21 3612,0 0,0">
          <text:p/>
        </draw:polygon>
        <draw:polygon draw:style-name="gr2" draw:text-style-name="P2" draw:layer="layout" svg:width="3.611cm" svg:height="0.02cm" svg:x="6.11cm" svg:y="4.712cm" svg:viewBox="0 0 3612 21" draw:points="0,21 3612,21 3612,0 0,0">
          <text:p/>
        </draw:polygon>
        <draw:polygon draw:style-name="gr2" draw:text-style-name="P2" draw:layer="layout" svg:width="0.019cm" svg:height="1.099cm" svg:x="6.11cm" svg:y="3.633cm" svg:viewBox="0 0 20 1100" draw:points="0,1100 20,1100 20,0 0,0">
          <text:p/>
        </draw:polygon>
        <draw:polygon draw:style-name="gr2" draw:text-style-name="P2" draw:layer="layout" svg:width="0.02cm" svg:height="1.099cm" svg:x="9.701cm" svg:y="3.633cm" svg:viewBox="0 0 21 1100" draw:points="0,1100 21,1100 21,0 0,0">
          <text:p/>
        </draw:polygon>
        <draw:polygon draw:style-name="gr2" draw:text-style-name="P2" draw:layer="layout" svg:width="5.73cm" svg:height="0.02cm" svg:x="9.76cm" svg:y="3.633cm" svg:viewBox="0 0 5731 21" draw:points="0,21 5731,21 5731,0 0,0">
          <text:p/>
        </draw:polygon>
        <draw:polygon draw:style-name="gr2" draw:text-style-name="P2" draw:layer="layout" svg:width="5.73cm" svg:height="0.02cm" svg:x="9.76cm" svg:y="4.712cm" svg:viewBox="0 0 5731 21" draw:points="0,21 5731,21 5731,0 0,0">
          <text:p/>
        </draw:polygon>
        <draw:polygon draw:style-name="gr2" draw:text-style-name="P2" draw:layer="layout" svg:width="0.02cm" svg:height="1.099cm" svg:x="9.76cm" svg:y="3.633cm" svg:viewBox="0 0 21 1100" draw:points="0,1100 21,1100 21,0 0,0">
          <text:p/>
        </draw:polygon>
        <draw:polygon draw:style-name="gr2" draw:text-style-name="P2" draw:layer="layout" svg:width="0.019cm" svg:height="1.099cm" svg:x="15.471cm" svg:y="3.633cm" svg:viewBox="0 0 20 1100" draw:points="0,1100 20,1100 20,0 0,0">
          <text:p/>
        </draw:polygon>
        <draw:polygon draw:style-name="gr2" draw:text-style-name="P2" draw:layer="layout" svg:width="5.73cm" svg:height="0.02cm" svg:x="15.53cm" svg:y="3.633cm" svg:viewBox="0 0 5731 21" draw:points="0,21 5731,21 5731,0 0,0">
          <text:p/>
        </draw:polygon>
        <draw:polygon draw:style-name="gr2" draw:text-style-name="P2" draw:layer="layout" svg:width="5.73cm" svg:height="0.02cm" svg:x="15.53cm" svg:y="4.712cm" svg:viewBox="0 0 5731 21" draw:points="0,21 5731,21 5731,0 0,0">
          <text:p/>
        </draw:polygon>
        <draw:polygon draw:style-name="gr2" draw:text-style-name="P2" draw:layer="layout" svg:width="0.019cm" svg:height="1.099cm" svg:x="15.53cm" svg:y="3.633cm" svg:viewBox="0 0 20 1100" draw:points="0,1100 20,1100 20,0 0,0">
          <text:p/>
        </draw:polygon>
        <draw:polygon draw:style-name="gr2" draw:text-style-name="P2" draw:layer="layout" svg:width="0.02cm" svg:height="1.099cm" svg:x="21.24cm" svg:y="3.633cm" svg:viewBox="0 0 21 1100" draw:points="0,1100 21,1100 21,0 0,0">
          <text:p/>
        </draw:polygon>
        <draw:polygon draw:style-name="gr2" draw:text-style-name="P2" draw:layer="layout" svg:width="5.731cm" svg:height="0.02cm" svg:x="21.299cm" svg:y="3.633cm" svg:viewBox="0 0 5732 21" draw:points="0,21 5732,21 5732,0 0,0">
          <text:p/>
        </draw:polygon>
        <draw:polygon draw:style-name="gr2" draw:text-style-name="P2" draw:layer="layout" svg:width="5.731cm" svg:height="0.02cm" svg:x="21.299cm" svg:y="4.712cm" svg:viewBox="0 0 5732 21" draw:points="0,21 5732,21 5732,0 0,0">
          <text:p/>
        </draw:polygon>
        <draw:polygon draw:style-name="gr2" draw:text-style-name="P2" draw:layer="layout" svg:width="0.02cm" svg:height="1.099cm" svg:x="21.299cm" svg:y="3.633cm" svg:viewBox="0 0 21 1100" draw:points="0,1100 21,1100 21,0 0,0">
          <text:p/>
        </draw:polygon>
        <draw:polygon draw:style-name="gr2" draw:text-style-name="P2" draw:layer="layout" svg:width="0.02cm" svg:height="1.099cm" svg:x="27.01cm" svg:y="3.633cm" svg:viewBox="0 0 21 1100" draw:points="0,1100 21,1100 21,0 0,0">
          <text:p/>
        </draw:polygon>
        <draw:polygon draw:style-name="gr2" draw:text-style-name="P2" draw:layer="layout" svg:width="4.043cm" svg:height="0.02cm" svg:x="2.028cm" svg:y="4.771cm" svg:viewBox="0 0 4044 21" draw:points="0,21 4044,21 4044,0 0,0">
          <text:p/>
        </draw:polygon>
        <draw:polygon draw:style-name="gr2" draw:text-style-name="P2" draw:layer="layout" svg:width="4.043cm" svg:height="0.019cm" svg:x="2.028cm" svg:y="5.851cm" svg:viewBox="0 0 4044 20" draw:points="0,20 4044,20 4044,0 0,0">
          <text:p/>
        </draw:polygon>
        <draw:polygon draw:style-name="gr2" draw:text-style-name="P2" draw:layer="layout" svg:width="0.019cm" svg:height="1.099cm" svg:x="2.028cm" svg:y="4.771cm" svg:viewBox="0 0 20 1100" draw:points="0,1100 20,1100 20,0 0,0">
          <text:p/>
        </draw:polygon>
        <draw:polygon draw:style-name="gr2" draw:text-style-name="P2" draw:layer="layout" svg:width="0.021cm" svg:height="1.099cm" svg:x="6.051cm" svg:y="4.771cm" svg:viewBox="0 0 22 1100" draw:points="0,1100 22,1100 22,0 0,0">
          <text:p/>
        </draw:polygon>
        <draw:polygon draw:style-name="gr2" draw:text-style-name="P2" draw:layer="layout" svg:width="3.611cm" svg:height="0.02cm" svg:x="6.11cm" svg:y="4.771cm" svg:viewBox="0 0 3612 21" draw:points="0,21 3612,21 3612,0 0,0">
          <text:p/>
        </draw:polygon>
        <draw:polygon draw:style-name="gr2" draw:text-style-name="P2" draw:layer="layout" svg:width="3.611cm" svg:height="0.019cm" svg:x="6.11cm" svg:y="5.851cm" svg:viewBox="0 0 3612 20" draw:points="0,20 3612,20 3612,0 0,0">
          <text:p/>
        </draw:polygon>
        <draw:polygon draw:style-name="gr2" draw:text-style-name="P2" draw:layer="layout" svg:width="0.019cm" svg:height="1.099cm" svg:x="6.11cm" svg:y="4.771cm" svg:viewBox="0 0 20 1100" draw:points="0,1100 20,1100 20,0 0,0">
          <text:p/>
        </draw:polygon>
        <draw:polygon draw:style-name="gr2" draw:text-style-name="P2" draw:layer="layout" svg:width="0.02cm" svg:height="1.099cm" svg:x="9.701cm" svg:y="4.771cm" svg:viewBox="0 0 21 1100" draw:points="0,1100 21,1100 21,0 0,0">
          <text:p/>
        </draw:polygon>
        <draw:polygon draw:style-name="gr2" draw:text-style-name="P2" draw:layer="layout" svg:width="5.73cm" svg:height="0.02cm" svg:x="9.76cm" svg:y="4.771cm" svg:viewBox="0 0 5731 21" draw:points="0,21 5731,21 5731,0 0,0">
          <text:p/>
        </draw:polygon>
        <draw:polygon draw:style-name="gr2" draw:text-style-name="P2" draw:layer="layout" svg:width="5.73cm" svg:height="0.019cm" svg:x="9.76cm" svg:y="5.851cm" svg:viewBox="0 0 5731 20" draw:points="0,20 5731,20 5731,0 0,0">
          <text:p/>
        </draw:polygon>
        <draw:polygon draw:style-name="gr2" draw:text-style-name="P2" draw:layer="layout" svg:width="0.02cm" svg:height="1.099cm" svg:x="9.76cm" svg:y="4.771cm" svg:viewBox="0 0 21 1100" draw:points="0,1100 21,1100 21,0 0,0">
          <text:p/>
        </draw:polygon>
        <draw:polygon draw:style-name="gr2" draw:text-style-name="P2" draw:layer="layout" svg:width="0.019cm" svg:height="1.099cm" svg:x="15.471cm" svg:y="4.771cm" svg:viewBox="0 0 20 1100" draw:points="0,1100 20,1100 20,0 0,0">
          <text:p/>
        </draw:polygon>
        <draw:polygon draw:style-name="gr2" draw:text-style-name="P2" draw:layer="layout" svg:width="5.73cm" svg:height="0.02cm" svg:x="15.53cm" svg:y="4.771cm" svg:viewBox="0 0 5731 21" draw:points="0,21 5731,21 5731,0 0,0">
          <text:p/>
        </draw:polygon>
        <draw:polygon draw:style-name="gr2" draw:text-style-name="P2" draw:layer="layout" svg:width="5.73cm" svg:height="0.019cm" svg:x="15.53cm" svg:y="5.851cm" svg:viewBox="0 0 5731 20" draw:points="0,20 5731,20 5731,0 0,0">
          <text:p/>
        </draw:polygon>
        <draw:polygon draw:style-name="gr2" draw:text-style-name="P2" draw:layer="layout" svg:width="0.019cm" svg:height="1.099cm" svg:x="15.53cm" svg:y="4.771cm" svg:viewBox="0 0 20 1100" draw:points="0,1100 20,1100 20,0 0,0">
          <text:p/>
        </draw:polygon>
        <draw:polygon draw:style-name="gr2" draw:text-style-name="P2" draw:layer="layout" svg:width="0.02cm" svg:height="1.099cm" svg:x="21.24cm" svg:y="4.771cm" svg:viewBox="0 0 21 1100" draw:points="0,1100 21,1100 21,0 0,0">
          <text:p/>
        </draw:polygon>
        <draw:polygon draw:style-name="gr2" draw:text-style-name="P2" draw:layer="layout" svg:width="5.731cm" svg:height="0.02cm" svg:x="21.299cm" svg:y="4.771cm" svg:viewBox="0 0 5732 21" draw:points="0,21 5732,21 5732,0 0,0">
          <text:p/>
        </draw:polygon>
        <draw:polygon draw:style-name="gr2" draw:text-style-name="P2" draw:layer="layout" svg:width="5.731cm" svg:height="0.019cm" svg:x="21.299cm" svg:y="5.851cm" svg:viewBox="0 0 5732 20" draw:points="0,20 5732,20 5732,0 0,0">
          <text:p/>
        </draw:polygon>
        <draw:polygon draw:style-name="gr2" draw:text-style-name="P2" draw:layer="layout" svg:width="0.02cm" svg:height="1.099cm" svg:x="21.299cm" svg:y="4.771cm" svg:viewBox="0 0 21 1100" draw:points="0,1100 21,1100 21,0 0,0">
          <text:p/>
        </draw:polygon>
        <draw:polygon draw:style-name="gr2" draw:text-style-name="P2" draw:layer="layout" svg:width="0.02cm" svg:height="1.099cm" svg:x="27.01cm" svg:y="4.771cm" svg:viewBox="0 0 21 1100" draw:points="0,1100 21,1100 21,0 0,0">
          <text:p/>
        </draw:polygon>
        <draw:polygon draw:style-name="gr2" draw:text-style-name="P2" draw:layer="layout" svg:width="4.043cm" svg:height="0.019cm" svg:x="2.028cm" svg:y="5.91cm" svg:viewBox="0 0 4044 20" draw:points="0,20 4044,20 4044,0 0,0">
          <text:p/>
        </draw:polygon>
        <draw:polygon draw:style-name="gr2" draw:text-style-name="P2" draw:layer="layout" svg:width="4.043cm" svg:height="0.019cm" svg:x="2.028cm" svg:y="6.479cm" svg:viewBox="0 0 4044 20" draw:points="0,20 4044,20 4044,0 0,0">
          <text:p/>
        </draw:polygon>
        <draw:polygon draw:style-name="gr2" draw:text-style-name="P2" draw:layer="layout" svg:width="0.019cm" svg:height="0.588cm" svg:x="2.028cm" svg:y="5.91cm" svg:viewBox="0 0 20 589" draw:points="0,589 20,589 20,0 0,0">
          <text:p/>
        </draw:polygon>
        <draw:polygon draw:style-name="gr2" draw:text-style-name="P2" draw:layer="layout" svg:width="0.021cm" svg:height="0.588cm" svg:x="6.051cm" svg:y="5.91cm" svg:viewBox="0 0 22 589" draw:points="0,589 22,589 22,0 0,0">
          <text:p/>
        </draw:polygon>
        <draw:polygon draw:style-name="gr2" draw:text-style-name="P2" draw:layer="layout" svg:width="3.611cm" svg:height="0.019cm" svg:x="6.11cm" svg:y="5.91cm" svg:viewBox="0 0 3612 20" draw:points="0,20 3612,20 3612,0 0,0">
          <text:p/>
        </draw:polygon>
        <draw:polygon draw:style-name="gr2" draw:text-style-name="P2" draw:layer="layout" svg:width="3.611cm" svg:height="0.019cm" svg:x="6.11cm" svg:y="6.479cm" svg:viewBox="0 0 3612 20" draw:points="0,20 3612,20 3612,0 0,0">
          <text:p/>
        </draw:polygon>
        <draw:polygon draw:style-name="gr2" draw:text-style-name="P2" draw:layer="layout" svg:width="0.019cm" svg:height="0.588cm" svg:x="6.11cm" svg:y="5.91cm" svg:viewBox="0 0 20 589" draw:points="0,589 20,589 20,0 0,0">
          <text:p/>
        </draw:polygon>
        <draw:polygon draw:style-name="gr2" draw:text-style-name="P2" draw:layer="layout" svg:width="0.02cm" svg:height="0.588cm" svg:x="9.701cm" svg:y="5.91cm" svg:viewBox="0 0 21 589" draw:points="0,589 21,589 21,0 0,0">
          <text:p/>
        </draw:polygon>
        <draw:polygon draw:style-name="gr2" draw:text-style-name="P2" draw:layer="layout" svg:width="5.73cm" svg:height="0.019cm" svg:x="9.76cm" svg:y="5.91cm" svg:viewBox="0 0 5731 20" draw:points="0,20 5731,20 5731,0 0,0">
          <text:p/>
        </draw:polygon>
        <draw:polygon draw:style-name="gr2" draw:text-style-name="P2" draw:layer="layout" svg:width="5.73cm" svg:height="0.019cm" svg:x="9.76cm" svg:y="6.479cm" svg:viewBox="0 0 5731 20" draw:points="0,20 5731,20 5731,0 0,0">
          <text:p/>
        </draw:polygon>
        <draw:polygon draw:style-name="gr2" draw:text-style-name="P2" draw:layer="layout" svg:width="0.02cm" svg:height="0.588cm" svg:x="9.76cm" svg:y="5.91cm" svg:viewBox="0 0 21 589" draw:points="0,589 21,589 21,0 0,0">
          <text:p/>
        </draw:polygon>
        <draw:polygon draw:style-name="gr2" draw:text-style-name="P2" draw:layer="layout" svg:width="0.019cm" svg:height="0.588cm" svg:x="15.471cm" svg:y="5.91cm" svg:viewBox="0 0 20 589" draw:points="0,589 20,589 20,0 0,0">
          <text:p/>
        </draw:polygon>
        <draw:polygon draw:style-name="gr2" draw:text-style-name="P2" draw:layer="layout" svg:width="5.73cm" svg:height="0.019cm" svg:x="15.53cm" svg:y="5.91cm" svg:viewBox="0 0 5731 20" draw:points="0,20 5731,20 5731,0 0,0">
          <text:p/>
        </draw:polygon>
        <draw:polygon draw:style-name="gr2" draw:text-style-name="P2" draw:layer="layout" svg:width="5.73cm" svg:height="0.019cm" svg:x="15.53cm" svg:y="6.479cm" svg:viewBox="0 0 5731 20" draw:points="0,20 5731,20 5731,0 0,0">
          <text:p/>
        </draw:polygon>
        <draw:polygon draw:style-name="gr2" draw:text-style-name="P2" draw:layer="layout" svg:width="0.019cm" svg:height="0.588cm" svg:x="15.53cm" svg:y="5.91cm" svg:viewBox="0 0 20 589" draw:points="0,589 20,589 20,0 0,0">
          <text:p/>
        </draw:polygon>
        <draw:polygon draw:style-name="gr2" draw:text-style-name="P2" draw:layer="layout" svg:width="0.02cm" svg:height="0.588cm" svg:x="21.24cm" svg:y="5.91cm" svg:viewBox="0 0 21 589" draw:points="0,589 21,589 21,0 0,0">
          <text:p/>
        </draw:polygon>
        <draw:polygon draw:style-name="gr2" draw:text-style-name="P2" draw:layer="layout" svg:width="5.731cm" svg:height="0.019cm" svg:x="21.299cm" svg:y="5.91cm" svg:viewBox="0 0 5732 20" draw:points="0,20 5732,20 5732,0 0,0">
          <text:p/>
        </draw:polygon>
        <draw:polygon draw:style-name="gr2" draw:text-style-name="P2" draw:layer="layout" svg:width="5.731cm" svg:height="0.019cm" svg:x="21.299cm" svg:y="6.479cm" svg:viewBox="0 0 5732 20" draw:points="0,20 5732,20 5732,0 0,0">
          <text:p/>
        </draw:polygon>
        <draw:polygon draw:style-name="gr2" draw:text-style-name="P2" draw:layer="layout" svg:width="0.02cm" svg:height="0.588cm" svg:x="21.299cm" svg:y="5.91cm" svg:viewBox="0 0 21 589" draw:points="0,589 21,589 21,0 0,0">
          <text:p/>
        </draw:polygon>
        <draw:polygon draw:style-name="gr2" draw:text-style-name="P2" draw:layer="layout" svg:width="0.02cm" svg:height="0.588cm" svg:x="27.01cm" svg:y="5.91cm" svg:viewBox="0 0 21 589" draw:points="0,589 21,589 21,0 0,0">
          <text:p/>
        </draw:polygon>
        <draw:polygon draw:style-name="gr2" draw:text-style-name="P2" draw:layer="layout" svg:width="25.12cm" svg:height="0.02cm" svg:x="1.969cm" svg:y="7.617cm" svg:viewBox="0 0 25121 21" draw:points="0,21 25121,21 25121,0 0,0">
          <text:p/>
        </draw:polygon>
        <draw:polygon draw:style-name="gr2" draw:text-style-name="P2" draw:layer="layout" svg:width="25.12cm" svg:height="0.02cm" svg:x="1.969cm" svg:y="12.974cm" svg:viewBox="0 0 25121 21" draw:points="0,21 25121,21 25121,0 0,0">
          <text:p/>
        </draw:polygon>
        <draw:polygon draw:style-name="gr2" draw:text-style-name="P2" draw:layer="layout" svg:width="0.02cm" svg:height="5.377cm" svg:x="1.969cm" svg:y="7.617cm" svg:viewBox="0 0 21 5378" draw:points="0,5378 21,5378 21,0 0,0">
          <text:p/>
        </draw:polygon>
        <draw:polygon draw:style-name="gr2" draw:text-style-name="P2" draw:layer="layout" svg:width="0.02cm" svg:height="5.377cm" svg:x="27.069cm" svg:y="7.617cm" svg:viewBox="0 0 21 5378" draw:points="0,5378 21,5378 21,0 0,0">
          <text:p/>
        </draw:polygon>
        <draw:polygon draw:style-name="gr2" draw:text-style-name="P2" draw:layer="layout" svg:width="4.043cm" svg:height="0.019cm" svg:x="2.028cm" svg:y="7.676cm" svg:viewBox="0 0 4044 20" draw:points="0,20 4044,20 4044,0 0,0">
          <text:p/>
        </draw:polygon>
        <draw:polygon draw:style-name="gr2" draw:text-style-name="P2" draw:layer="layout" svg:width="4.043cm" svg:height="0.02cm" svg:x="2.028cm" svg:y="8.245cm" svg:viewBox="0 0 4044 21" draw:points="0,21 4044,21 4044,0 0,0">
          <text:p/>
        </draw:polygon>
        <draw:polygon draw:style-name="gr2" draw:text-style-name="P2" draw:layer="layout" svg:width="0.019cm" svg:height="0.589cm" svg:x="2.028cm" svg:y="7.676cm" svg:viewBox="0 0 20 590" draw:points="0,590 20,590 20,0 0,0">
          <text:p/>
        </draw:polygon>
        <draw:polygon draw:style-name="gr2" draw:text-style-name="P2" draw:layer="layout" svg:width="0.021cm" svg:height="0.589cm" svg:x="6.051cm" svg:y="7.676cm" svg:viewBox="0 0 22 590" draw:points="0,590 22,590 22,0 0,0">
          <text:p/>
        </draw:polygon>
        <draw:polygon draw:style-name="gr2" draw:text-style-name="P2" draw:layer="layout" svg:width="20.92cm" svg:height="0.019cm" svg:x="6.11cm" svg:y="7.676cm" svg:viewBox="0 0 20921 20" draw:points="0,20 20921,20 20921,0 0,0">
          <text:p/>
        </draw:polygon>
        <draw:polygon draw:style-name="gr2" draw:text-style-name="P2" draw:layer="layout" svg:width="20.92cm" svg:height="0.02cm" svg:x="6.11cm" svg:y="8.245cm" svg:viewBox="0 0 20921 21" draw:points="0,21 20921,21 20921,0 0,0">
          <text:p/>
        </draw:polygon>
        <draw:polygon draw:style-name="gr2" draw:text-style-name="P2" draw:layer="layout" svg:width="0.019cm" svg:height="0.589cm" svg:x="6.11cm" svg:y="7.676cm" svg:viewBox="0 0 20 590" draw:points="0,590 20,590 20,0 0,0">
          <text:p/>
        </draw:polygon>
        <draw:polygon draw:style-name="gr2" draw:text-style-name="P2" draw:layer="layout" svg:width="0.02cm" svg:height="0.589cm" svg:x="27.01cm" svg:y="7.676cm" svg:viewBox="0 0 21 590" draw:points="0,590 21,590 21,0 0,0">
          <text:p/>
        </draw:polygon>
        <draw:polygon draw:style-name="gr2" draw:text-style-name="P2" draw:layer="layout" svg:width="4.043cm" svg:height="0.019cm" svg:x="2.028cm" svg:y="8.304cm" svg:viewBox="0 0 4044 20" draw:points="0,20 4044,20 4044,0 0,0">
          <text:p/>
        </draw:polygon>
        <draw:polygon draw:style-name="gr2" draw:text-style-name="P2" draw:layer="layout" svg:width="4.043cm" svg:height="0.02cm" svg:x="2.028cm" svg:y="8.873cm" svg:viewBox="0 0 4044 21" draw:points="0,21 4044,21 4044,0 0,0">
          <text:p/>
        </draw:polygon>
        <draw:polygon draw:style-name="gr2" draw:text-style-name="P2" draw:layer="layout" svg:width="0.019cm" svg:height="0.589cm" svg:x="2.028cm" svg:y="8.304cm" svg:viewBox="0 0 20 590" draw:points="0,590 20,590 20,0 0,0">
          <text:p/>
        </draw:polygon>
        <draw:polygon draw:style-name="gr2" draw:text-style-name="P2" draw:layer="layout" svg:width="0.021cm" svg:height="0.589cm" svg:x="6.051cm" svg:y="8.304cm" svg:viewBox="0 0 22 590" draw:points="0,590 22,590 22,0 0,0">
          <text:p/>
        </draw:polygon>
        <draw:polygon draw:style-name="gr2" draw:text-style-name="P2" draw:layer="layout" svg:width="20.92cm" svg:height="0.019cm" svg:x="6.11cm" svg:y="8.304cm" svg:viewBox="0 0 20921 20" draw:points="0,20 20921,20 20921,0 0,0">
          <text:p/>
        </draw:polygon>
        <draw:polygon draw:style-name="gr2" draw:text-style-name="P2" draw:layer="layout" svg:width="20.92cm" svg:height="0.02cm" svg:x="6.11cm" svg:y="8.873cm" svg:viewBox="0 0 20921 21" draw:points="0,21 20921,21 20921,0 0,0">
          <text:p/>
        </draw:polygon>
        <draw:polygon draw:style-name="gr2" draw:text-style-name="P2" draw:layer="layout" svg:width="0.019cm" svg:height="0.589cm" svg:x="6.11cm" svg:y="8.304cm" svg:viewBox="0 0 20 590" draw:points="0,590 20,590 20,0 0,0">
          <text:p/>
        </draw:polygon>
        <draw:polygon draw:style-name="gr2" draw:text-style-name="P2" draw:layer="layout" svg:width="0.02cm" svg:height="0.589cm" svg:x="27.01cm" svg:y="8.304cm" svg:viewBox="0 0 21 590" draw:points="0,590 21,590 21,0 0,0">
          <text:p/>
        </draw:polygon>
        <draw:polygon draw:style-name="gr2" draw:text-style-name="P2" draw:layer="layout" svg:width="4.043cm" svg:height="0.019cm" svg:x="2.028cm" svg:y="8.932cm" svg:viewBox="0 0 4044 20" draw:points="0,20 4044,20 4044,0 0,0">
          <text:p/>
        </draw:polygon>
        <draw:polygon draw:style-name="gr2" draw:text-style-name="P2" draw:layer="layout" svg:width="4.043cm" svg:height="0.02cm" svg:x="2.028cm" svg:y="10.011cm" svg:viewBox="0 0 4044 21" draw:points="0,21 4044,21 4044,0 0,0">
          <text:p/>
        </draw:polygon>
        <draw:polygon draw:style-name="gr2" draw:text-style-name="P2" draw:layer="layout" svg:width="0.019cm" svg:height="1.099cm" svg:x="2.028cm" svg:y="8.932cm" svg:viewBox="0 0 20 1100" draw:points="0,1100 20,1100 20,0 0,0">
          <text:p/>
        </draw:polygon>
        <draw:polygon draw:style-name="gr2" draw:text-style-name="P2" draw:layer="layout" svg:width="0.021cm" svg:height="1.099cm" svg:x="6.051cm" svg:y="8.932cm" svg:viewBox="0 0 22 1100" draw:points="0,1100 22,1100 22,0 0,0">
          <text:p/>
        </draw:polygon>
        <draw:polygon draw:style-name="gr2" draw:text-style-name="P2" draw:layer="layout" svg:width="20.92cm" svg:height="0.019cm" svg:x="6.11cm" svg:y="8.932cm" svg:viewBox="0 0 20921 20" draw:points="0,20 20921,20 20921,0 0,0">
          <text:p/>
        </draw:polygon>
        <draw:polygon draw:style-name="gr2" draw:text-style-name="P2" draw:layer="layout" svg:width="20.92cm" svg:height="0.02cm" svg:x="6.11cm" svg:y="10.011cm" svg:viewBox="0 0 20921 21" draw:points="0,21 20921,21 20921,0 0,0">
          <text:p/>
        </draw:polygon>
        <draw:polygon draw:style-name="gr2" draw:text-style-name="P2" draw:layer="layout" svg:width="0.019cm" svg:height="1.099cm" svg:x="6.11cm" svg:y="8.932cm" svg:viewBox="0 0 20 1100" draw:points="0,1100 20,1100 20,0 0,0">
          <text:p/>
        </draw:polygon>
        <draw:polygon draw:style-name="gr2" draw:text-style-name="P2" draw:layer="layout" svg:width="0.02cm" svg:height="1.099cm" svg:x="27.01cm" svg:y="8.932cm" svg:viewBox="0 0 21 1100" draw:points="0,1100 21,1100 21,0 0,0">
          <text:p/>
        </draw:polygon>
        <draw:polygon draw:style-name="gr2" draw:text-style-name="P2" draw:layer="layout" svg:width="4.043cm" svg:height="0.02cm" svg:x="2.028cm" svg:y="10.07cm" svg:viewBox="0 0 4044 21" draw:points="0,21 4044,21 4044,0 0,0">
          <text:p/>
        </draw:polygon>
        <draw:polygon draw:style-name="gr2" draw:text-style-name="P2" draw:layer="layout" svg:width="4.043cm" svg:height="0.02cm" svg:x="2.028cm" svg:y="11.149cm" svg:viewBox="0 0 4044 21" draw:points="0,21 4044,21 4044,0 0,0">
          <text:p/>
        </draw:polygon>
        <draw:polygon draw:style-name="gr2" draw:text-style-name="P2" draw:layer="layout" svg:width="0.019cm" svg:height="1.099cm" svg:x="2.028cm" svg:y="10.07cm" svg:viewBox="0 0 20 1100" draw:points="0,1100 20,1100 20,0 0,0">
          <text:p/>
        </draw:polygon>
        <draw:polygon draw:style-name="gr2" draw:text-style-name="P2" draw:layer="layout" svg:width="0.021cm" svg:height="1.099cm" svg:x="6.051cm" svg:y="10.07cm" svg:viewBox="0 0 22 1100" draw:points="0,1100 22,1100 22,0 0,0">
          <text:p/>
        </draw:polygon>
        <draw:polygon draw:style-name="gr2" draw:text-style-name="P2" draw:layer="layout" svg:width="3.611cm" svg:height="0.02cm" svg:x="6.11cm" svg:y="10.07cm" svg:viewBox="0 0 3612 21" draw:points="0,21 3612,21 3612,0 0,0">
          <text:p/>
        </draw:polygon>
        <draw:polygon draw:style-name="gr2" draw:text-style-name="P2" draw:layer="layout" svg:width="3.611cm" svg:height="0.02cm" svg:x="6.11cm" svg:y="11.149cm" svg:viewBox="0 0 3612 21" draw:points="0,21 3612,21 3612,0 0,0">
          <text:p/>
        </draw:polygon>
        <draw:polygon draw:style-name="gr2" draw:text-style-name="P2" draw:layer="layout" svg:width="0.019cm" svg:height="1.099cm" svg:x="6.11cm" svg:y="10.07cm" svg:viewBox="0 0 20 1100" draw:points="0,1100 20,1100 20,0 0,0">
          <text:p/>
        </draw:polygon>
        <draw:polygon draw:style-name="gr2" draw:text-style-name="P2" draw:layer="layout" svg:width="0.02cm" svg:height="1.099cm" svg:x="9.701cm" svg:y="10.07cm" svg:viewBox="0 0 21 1100" draw:points="0,1100 21,1100 21,0 0,0">
          <text:p/>
        </draw:polygon>
        <draw:polygon draw:style-name="gr2" draw:text-style-name="P2" draw:layer="layout" svg:width="5.73cm" svg:height="0.02cm" svg:x="9.76cm" svg:y="10.07cm" svg:viewBox="0 0 5731 21" draw:points="0,21 5731,21 5731,0 0,0">
          <text:p/>
        </draw:polygon>
        <draw:polygon draw:style-name="gr2" draw:text-style-name="P2" draw:layer="layout" svg:width="5.73cm" svg:height="0.02cm" svg:x="9.76cm" svg:y="11.149cm" svg:viewBox="0 0 5731 21" draw:points="0,21 5731,21 5731,0 0,0">
          <text:p/>
        </draw:polygon>
        <draw:polygon draw:style-name="gr2" draw:text-style-name="P2" draw:layer="layout" svg:width="0.02cm" svg:height="1.099cm" svg:x="9.76cm" svg:y="10.07cm" svg:viewBox="0 0 21 1100" draw:points="0,1100 21,1100 21,0 0,0">
          <text:p/>
        </draw:polygon>
        <draw:polygon draw:style-name="gr2" draw:text-style-name="P2" draw:layer="layout" svg:width="0.019cm" svg:height="1.099cm" svg:x="15.471cm" svg:y="10.07cm" svg:viewBox="0 0 20 1100" draw:points="0,1100 20,1100 20,0 0,0">
          <text:p/>
        </draw:polygon>
        <draw:polygon draw:style-name="gr2" draw:text-style-name="P2" draw:layer="layout" svg:width="5.73cm" svg:height="0.02cm" svg:x="15.53cm" svg:y="10.07cm" svg:viewBox="0 0 5731 21" draw:points="0,21 5731,21 5731,0 0,0">
          <text:p/>
        </draw:polygon>
        <draw:polygon draw:style-name="gr2" draw:text-style-name="P2" draw:layer="layout" svg:width="5.73cm" svg:height="0.02cm" svg:x="15.53cm" svg:y="11.149cm" svg:viewBox="0 0 5731 21" draw:points="0,21 5731,21 5731,0 0,0">
          <text:p/>
        </draw:polygon>
        <draw:polygon draw:style-name="gr2" draw:text-style-name="P2" draw:layer="layout" svg:width="0.019cm" svg:height="1.099cm" svg:x="15.53cm" svg:y="10.07cm" svg:viewBox="0 0 20 1100" draw:points="0,1100 20,1100 20,0 0,0">
          <text:p/>
        </draw:polygon>
        <draw:polygon draw:style-name="gr2" draw:text-style-name="P2" draw:layer="layout" svg:width="0.02cm" svg:height="1.099cm" svg:x="21.24cm" svg:y="10.07cm" svg:viewBox="0 0 21 1100" draw:points="0,1100 21,1100 21,0 0,0">
          <text:p/>
        </draw:polygon>
        <draw:polygon draw:style-name="gr2" draw:text-style-name="P2" draw:layer="layout" svg:width="5.731cm" svg:height="0.02cm" svg:x="21.299cm" svg:y="10.07cm" svg:viewBox="0 0 5732 21" draw:points="0,21 5732,21 5732,0 0,0">
          <text:p/>
        </draw:polygon>
        <draw:polygon draw:style-name="gr2" draw:text-style-name="P2" draw:layer="layout" svg:width="5.731cm" svg:height="0.02cm" svg:x="21.299cm" svg:y="11.149cm" svg:viewBox="0 0 5732 21" draw:points="0,21 5732,21 5732,0 0,0">
          <text:p/>
        </draw:polygon>
        <draw:polygon draw:style-name="gr2" draw:text-style-name="P2" draw:layer="layout" svg:width="0.02cm" svg:height="1.099cm" svg:x="21.299cm" svg:y="10.07cm" svg:viewBox="0 0 21 1100" draw:points="0,1100 21,1100 21,0 0,0">
          <text:p/>
        </draw:polygon>
        <draw:polygon draw:style-name="gr2" draw:text-style-name="P2" draw:layer="layout" svg:width="0.02cm" svg:height="1.099cm" svg:x="27.01cm" svg:y="10.07cm" svg:viewBox="0 0 21 1100" draw:points="0,1100 21,1100 21,0 0,0">
          <text:p/>
        </draw:polygon>
        <draw:polygon draw:style-name="gr2" draw:text-style-name="P2" draw:layer="layout" svg:width="4.043cm" svg:height="0.02cm" svg:x="2.028cm" svg:y="11.208cm" svg:viewBox="0 0 4044 21" draw:points="0,21 4044,21 4044,0 0,0">
          <text:p/>
        </draw:polygon>
        <draw:polygon draw:style-name="gr2" draw:text-style-name="P2" draw:layer="layout" svg:width="4.043cm" svg:height="0.019cm" svg:x="2.028cm" svg:y="12.288cm" svg:viewBox="0 0 4044 20" draw:points="0,20 4044,20 4044,0 0,0">
          <text:p/>
        </draw:polygon>
        <draw:polygon draw:style-name="gr2" draw:text-style-name="P2" draw:layer="layout" svg:width="0.019cm" svg:height="1.099cm" svg:x="2.028cm" svg:y="11.208cm" svg:viewBox="0 0 20 1100" draw:points="0,1100 20,1100 20,0 0,0">
          <text:p/>
        </draw:polygon>
        <draw:polygon draw:style-name="gr2" draw:text-style-name="P2" draw:layer="layout" svg:width="0.021cm" svg:height="1.099cm" svg:x="6.051cm" svg:y="11.208cm" svg:viewBox="0 0 22 1100" draw:points="0,1100 22,1100 22,0 0,0">
          <text:p/>
        </draw:polygon>
        <draw:polygon draw:style-name="gr2" draw:text-style-name="P2" draw:layer="layout" svg:width="3.611cm" svg:height="0.02cm" svg:x="6.11cm" svg:y="11.208cm" svg:viewBox="0 0 3612 21" draw:points="0,21 3612,21 3612,0 0,0">
          <text:p/>
        </draw:polygon>
        <draw:polygon draw:style-name="gr2" draw:text-style-name="P2" draw:layer="layout" svg:width="3.611cm" svg:height="0.019cm" svg:x="6.11cm" svg:y="12.288cm" svg:viewBox="0 0 3612 20" draw:points="0,20 3612,20 3612,0 0,0">
          <text:p/>
        </draw:polygon>
        <draw:polygon draw:style-name="gr2" draw:text-style-name="P2" draw:layer="layout" svg:width="0.019cm" svg:height="1.099cm" svg:x="6.11cm" svg:y="11.208cm" svg:viewBox="0 0 20 1100" draw:points="0,1100 20,1100 20,0 0,0">
          <text:p/>
        </draw:polygon>
        <draw:polygon draw:style-name="gr2" draw:text-style-name="P2" draw:layer="layout" svg:width="0.02cm" svg:height="1.099cm" svg:x="9.701cm" svg:y="11.208cm" svg:viewBox="0 0 21 1100" draw:points="0,1100 21,1100 21,0 0,0">
          <text:p/>
        </draw:polygon>
        <draw:polygon draw:style-name="gr2" draw:text-style-name="P2" draw:layer="layout" svg:width="5.73cm" svg:height="0.02cm" svg:x="9.76cm" svg:y="11.208cm" svg:viewBox="0 0 5731 21" draw:points="0,21 5731,21 5731,0 0,0">
          <text:p/>
        </draw:polygon>
        <draw:polygon draw:style-name="gr2" draw:text-style-name="P2" draw:layer="layout" svg:width="5.73cm" svg:height="0.019cm" svg:x="9.76cm" svg:y="12.288cm" svg:viewBox="0 0 5731 20" draw:points="0,20 5731,20 5731,0 0,0">
          <text:p/>
        </draw:polygon>
        <draw:polygon draw:style-name="gr2" draw:text-style-name="P2" draw:layer="layout" svg:width="0.02cm" svg:height="1.099cm" svg:x="9.76cm" svg:y="11.208cm" svg:viewBox="0 0 21 1100" draw:points="0,1100 21,1100 21,0 0,0">
          <text:p/>
        </draw:polygon>
        <draw:polygon draw:style-name="gr2" draw:text-style-name="P2" draw:layer="layout" svg:width="0.019cm" svg:height="1.099cm" svg:x="15.471cm" svg:y="11.208cm" svg:viewBox="0 0 20 1100" draw:points="0,1100 20,1100 20,0 0,0">
          <text:p/>
        </draw:polygon>
        <draw:polygon draw:style-name="gr2" draw:text-style-name="P2" draw:layer="layout" svg:width="5.73cm" svg:height="0.02cm" svg:x="15.53cm" svg:y="11.208cm" svg:viewBox="0 0 5731 21" draw:points="0,21 5731,21 5731,0 0,0">
          <text:p/>
        </draw:polygon>
        <draw:polygon draw:style-name="gr2" draw:text-style-name="P2" draw:layer="layout" svg:width="5.73cm" svg:height="0.019cm" svg:x="15.53cm" svg:y="12.288cm" svg:viewBox="0 0 5731 20" draw:points="0,20 5731,20 5731,0 0,0">
          <text:p/>
        </draw:polygon>
        <draw:polygon draw:style-name="gr2" draw:text-style-name="P2" draw:layer="layout" svg:width="0.019cm" svg:height="1.099cm" svg:x="15.53cm" svg:y="11.208cm" svg:viewBox="0 0 20 1100" draw:points="0,1100 20,1100 20,0 0,0">
          <text:p/>
        </draw:polygon>
        <draw:polygon draw:style-name="gr2" draw:text-style-name="P2" draw:layer="layout" svg:width="0.02cm" svg:height="1.099cm" svg:x="21.24cm" svg:y="11.208cm" svg:viewBox="0 0 21 1100" draw:points="0,1100 21,1100 21,0 0,0">
          <text:p/>
        </draw:polygon>
        <draw:polygon draw:style-name="gr2" draw:text-style-name="P2" draw:layer="layout" svg:width="5.731cm" svg:height="0.02cm" svg:x="21.299cm" svg:y="11.208cm" svg:viewBox="0 0 5732 21" draw:points="0,21 5732,21 5732,0 0,0">
          <text:p/>
        </draw:polygon>
        <draw:polygon draw:style-name="gr2" draw:text-style-name="P2" draw:layer="layout" svg:width="5.731cm" svg:height="0.019cm" svg:x="21.299cm" svg:y="12.288cm" svg:viewBox="0 0 5732 20" draw:points="0,20 5732,20 5732,0 0,0">
          <text:p/>
        </draw:polygon>
        <draw:polygon draw:style-name="gr2" draw:text-style-name="P2" draw:layer="layout" svg:width="0.02cm" svg:height="1.099cm" svg:x="21.299cm" svg:y="11.208cm" svg:viewBox="0 0 21 1100" draw:points="0,1100 21,1100 21,0 0,0">
          <text:p/>
        </draw:polygon>
        <draw:polygon draw:style-name="gr2" draw:text-style-name="P2" draw:layer="layout" svg:width="0.02cm" svg:height="1.099cm" svg:x="27.01cm" svg:y="11.208cm" svg:viewBox="0 0 21 1100" draw:points="0,1100 21,1100 21,0 0,0">
          <text:p/>
        </draw:polygon>
        <draw:polygon draw:style-name="gr2" draw:text-style-name="P2" draw:layer="layout" svg:width="4.043cm" svg:height="0.02cm" svg:x="2.028cm" svg:y="12.346cm" svg:viewBox="0 0 4044 21" draw:points="0,21 4044,21 4044,0 0,0">
          <text:p/>
        </draw:polygon>
        <draw:polygon draw:style-name="gr2" draw:text-style-name="P2" draw:layer="layout" svg:width="4.043cm" svg:height="0.019cm" svg:x="2.028cm" svg:y="12.916cm" svg:viewBox="0 0 4044 20" draw:points="0,20 4044,20 4044,0 0,0">
          <text:p/>
        </draw:polygon>
        <draw:polygon draw:style-name="gr2" draw:text-style-name="P2" draw:layer="layout" svg:width="0.019cm" svg:height="0.589cm" svg:x="2.028cm" svg:y="12.346cm" svg:viewBox="0 0 20 590" draw:points="0,590 20,590 20,0 0,0">
          <text:p/>
        </draw:polygon>
        <draw:polygon draw:style-name="gr2" draw:text-style-name="P2" draw:layer="layout" svg:width="0.021cm" svg:height="0.589cm" svg:x="6.051cm" svg:y="12.346cm" svg:viewBox="0 0 22 590" draw:points="0,590 22,590 22,0 0,0">
          <text:p/>
        </draw:polygon>
        <draw:polygon draw:style-name="gr2" draw:text-style-name="P2" draw:layer="layout" svg:width="3.611cm" svg:height="0.02cm" svg:x="6.11cm" svg:y="12.346cm" svg:viewBox="0 0 3612 21" draw:points="0,21 3612,21 3612,0 0,0">
          <text:p/>
        </draw:polygon>
        <draw:polygon draw:style-name="gr2" draw:text-style-name="P2" draw:layer="layout" svg:width="3.611cm" svg:height="0.019cm" svg:x="6.11cm" svg:y="12.916cm" svg:viewBox="0 0 3612 20" draw:points="0,20 3612,20 3612,0 0,0">
          <text:p/>
        </draw:polygon>
        <draw:polygon draw:style-name="gr2" draw:text-style-name="P2" draw:layer="layout" svg:width="0.019cm" svg:height="0.589cm" svg:x="6.11cm" svg:y="12.346cm" svg:viewBox="0 0 20 590" draw:points="0,590 20,590 20,0 0,0">
          <text:p/>
        </draw:polygon>
        <draw:polygon draw:style-name="gr2" draw:text-style-name="P2" draw:layer="layout" svg:width="0.02cm" svg:height="0.589cm" svg:x="9.701cm" svg:y="12.346cm" svg:viewBox="0 0 21 590" draw:points="0,590 21,590 21,0 0,0">
          <text:p/>
        </draw:polygon>
        <draw:polygon draw:style-name="gr2" draw:text-style-name="P2" draw:layer="layout" svg:width="5.73cm" svg:height="0.02cm" svg:x="9.76cm" svg:y="12.346cm" svg:viewBox="0 0 5731 21" draw:points="0,21 5731,21 5731,0 0,0">
          <text:p/>
        </draw:polygon>
        <draw:polygon draw:style-name="gr2" draw:text-style-name="P2" draw:layer="layout" svg:width="5.73cm" svg:height="0.019cm" svg:x="9.76cm" svg:y="12.916cm" svg:viewBox="0 0 5731 20" draw:points="0,20 5731,20 5731,0 0,0">
          <text:p/>
        </draw:polygon>
        <draw:polygon draw:style-name="gr2" draw:text-style-name="P2" draw:layer="layout" svg:width="0.02cm" svg:height="0.589cm" svg:x="9.76cm" svg:y="12.346cm" svg:viewBox="0 0 21 590" draw:points="0,590 21,590 21,0 0,0">
          <text:p/>
        </draw:polygon>
        <draw:polygon draw:style-name="gr2" draw:text-style-name="P2" draw:layer="layout" svg:width="0.019cm" svg:height="0.589cm" svg:x="15.471cm" svg:y="12.346cm" svg:viewBox="0 0 20 590" draw:points="0,590 20,590 20,0 0,0">
          <text:p/>
        </draw:polygon>
        <draw:polygon draw:style-name="gr2" draw:text-style-name="P2" draw:layer="layout" svg:width="5.73cm" svg:height="0.02cm" svg:x="15.53cm" svg:y="12.346cm" svg:viewBox="0 0 5731 21" draw:points="0,21 5731,21 5731,0 0,0">
          <text:p/>
        </draw:polygon>
        <draw:polygon draw:style-name="gr2" draw:text-style-name="P2" draw:layer="layout" svg:width="5.73cm" svg:height="0.019cm" svg:x="15.53cm" svg:y="12.916cm" svg:viewBox="0 0 5731 20" draw:points="0,20 5731,20 5731,0 0,0">
          <text:p/>
        </draw:polygon>
        <draw:polygon draw:style-name="gr2" draw:text-style-name="P2" draw:layer="layout" svg:width="0.019cm" svg:height="0.589cm" svg:x="15.53cm" svg:y="12.346cm" svg:viewBox="0 0 20 590" draw:points="0,590 20,590 20,0 0,0">
          <text:p/>
        </draw:polygon>
        <draw:polygon draw:style-name="gr2" draw:text-style-name="P2" draw:layer="layout" svg:width="0.02cm" svg:height="0.589cm" svg:x="21.24cm" svg:y="12.346cm" svg:viewBox="0 0 21 590" draw:points="0,590 21,590 21,0 0,0">
          <text:p/>
        </draw:polygon>
        <draw:polygon draw:style-name="gr2" draw:text-style-name="P2" draw:layer="layout" svg:width="5.731cm" svg:height="0.02cm" svg:x="21.299cm" svg:y="12.346cm" svg:viewBox="0 0 5732 21" draw:points="0,21 5732,21 5732,0 0,0">
          <text:p/>
        </draw:polygon>
        <draw:polygon draw:style-name="gr2" draw:text-style-name="P2" draw:layer="layout" svg:width="5.731cm" svg:height="0.019cm" svg:x="21.299cm" svg:y="12.916cm" svg:viewBox="0 0 5732 20" draw:points="0,20 5732,20 5732,0 0,0">
          <text:p/>
        </draw:polygon>
        <draw:polygon draw:style-name="gr2" draw:text-style-name="P2" draw:layer="layout" svg:width="0.02cm" svg:height="0.589cm" svg:x="21.299cm" svg:y="12.346cm" svg:viewBox="0 0 21 590" draw:points="0,590 21,590 21,0 0,0">
          <text:p/>
        </draw:polygon>
        <draw:polygon draw:style-name="gr2" draw:text-style-name="P2" draw:layer="layout" svg:width="0.02cm" svg:height="0.589cm" svg:x="27.01cm" svg:y="12.346cm" svg:viewBox="0 0 21 590" draw:points="0,590 21,590 21,0 0,0">
          <text:p/>
        </draw:polygon>
        <draw:polygon draw:style-name="gr2" draw:text-style-name="P2" draw:layer="layout" svg:width="25.12cm" svg:height="0.019cm" svg:x="1.969cm" svg:y="13.544cm" svg:viewBox="0 0 25121 20" draw:points="0,20 25121,20 25121,0 0,0">
          <text:p/>
        </draw:polygon>
        <draw:polygon draw:style-name="gr2" draw:text-style-name="P2" draw:layer="layout" svg:width="25.12cm" svg:height="0.02cm" svg:x="1.969cm" svg:y="19.372cm" svg:viewBox="0 0 25121 21" draw:points="0,21 25121,21 25121,0 0,0">
          <text:p/>
        </draw:polygon>
        <draw:polygon draw:style-name="gr2" draw:text-style-name="P2" draw:layer="layout" svg:width="0.02cm" svg:height="5.848cm" svg:x="1.969cm" svg:y="13.544cm" svg:viewBox="0 0 21 5849" draw:points="0,5849 21,5849 21,0 0,0">
          <text:p/>
        </draw:polygon>
        <draw:polygon draw:style-name="gr2" draw:text-style-name="P2" draw:layer="layout" svg:width="0.02cm" svg:height="5.848cm" svg:x="27.069cm" svg:y="13.544cm" svg:viewBox="0 0 21 5849" draw:points="0,5849 21,5849 21,0 0,0">
          <text:p/>
        </draw:polygon>
        <draw:polygon draw:style-name="gr2" draw:text-style-name="P2" draw:layer="layout" svg:width="4.043cm" svg:height="0.02cm" svg:x="2.028cm" svg:y="13.602cm" svg:viewBox="0 0 4044 21" draw:points="0,21 4044,21 4044,0 0,0">
          <text:p/>
        </draw:polygon>
        <draw:polygon draw:style-name="gr2" draw:text-style-name="P2" draw:layer="layout" svg:width="4.043cm" svg:height="0.019cm" svg:x="2.028cm" svg:y="14.172cm" svg:viewBox="0 0 4044 20" draw:points="0,20 4044,20 4044,0 0,0">
          <text:p/>
        </draw:polygon>
        <draw:polygon draw:style-name="gr2" draw:text-style-name="P2" draw:layer="layout" svg:width="0.019cm" svg:height="0.589cm" svg:x="2.028cm" svg:y="13.602cm" svg:viewBox="0 0 20 590" draw:points="0,590 20,590 20,0 0,0">
          <text:p/>
        </draw:polygon>
        <draw:polygon draw:style-name="gr2" draw:text-style-name="P2" draw:layer="layout" svg:width="0.021cm" svg:height="0.589cm" svg:x="6.051cm" svg:y="13.602cm" svg:viewBox="0 0 22 590" draw:points="0,590 22,590 22,0 0,0">
          <text:p/>
        </draw:polygon>
        <draw:polygon draw:style-name="gr2" draw:text-style-name="P2" draw:layer="layout" svg:width="20.92cm" svg:height="0.02cm" svg:x="6.11cm" svg:y="13.602cm" svg:viewBox="0 0 20921 21" draw:points="0,21 20921,21 20921,0 0,0">
          <text:p/>
        </draw:polygon>
        <draw:polygon draw:style-name="gr2" draw:text-style-name="P2" draw:layer="layout" svg:width="20.92cm" svg:height="0.019cm" svg:x="6.11cm" svg:y="14.172cm" svg:viewBox="0 0 20921 20" draw:points="0,20 20921,20 20921,0 0,0">
          <text:p/>
        </draw:polygon>
        <draw:polygon draw:style-name="gr2" draw:text-style-name="P2" draw:layer="layout" svg:width="0.019cm" svg:height="0.589cm" svg:x="6.11cm" svg:y="13.602cm" svg:viewBox="0 0 20 590" draw:points="0,590 20,590 20,0 0,0">
          <text:p/>
        </draw:polygon>
        <draw:polygon draw:style-name="gr2" draw:text-style-name="P2" draw:layer="layout" svg:width="0.02cm" svg:height="0.589cm" svg:x="27.01cm" svg:y="13.602cm" svg:viewBox="0 0 21 590" draw:points="0,590 21,590 21,0 0,0">
          <text:p/>
        </draw:polygon>
        <draw:polygon draw:style-name="gr2" draw:text-style-name="P2" draw:layer="layout" svg:width="4.043cm" svg:height="0.02cm" svg:x="2.028cm" svg:y="14.23cm" svg:viewBox="0 0 4044 21" draw:points="0,21 4044,21 4044,0 0,0">
          <text:p/>
        </draw:polygon>
        <draw:polygon draw:style-name="gr2" draw:text-style-name="P2" draw:layer="layout" svg:width="4.043cm" svg:height="0.019cm" svg:x="2.028cm" svg:y="14.8cm" svg:viewBox="0 0 4044 20" draw:points="0,20 4044,20 4044,0 0,0">
          <text:p/>
        </draw:polygon>
        <draw:polygon draw:style-name="gr2" draw:text-style-name="P2" draw:layer="layout" svg:width="0.019cm" svg:height="0.589cm" svg:x="2.028cm" svg:y="14.23cm" svg:viewBox="0 0 20 590" draw:points="0,590 20,590 20,0 0,0">
          <text:p/>
        </draw:polygon>
        <draw:polygon draw:style-name="gr2" draw:text-style-name="P2" draw:layer="layout" svg:width="0.021cm" svg:height="0.589cm" svg:x="6.051cm" svg:y="14.23cm" svg:viewBox="0 0 22 590" draw:points="0,590 22,590 22,0 0,0">
          <text:p/>
        </draw:polygon>
        <draw:polygon draw:style-name="gr2" draw:text-style-name="P2" draw:layer="layout" svg:width="20.92cm" svg:height="0.02cm" svg:x="6.11cm" svg:y="14.23cm" svg:viewBox="0 0 20921 21" draw:points="0,21 20921,21 20921,0 0,0">
          <text:p/>
        </draw:polygon>
        <draw:polygon draw:style-name="gr2" draw:text-style-name="P2" draw:layer="layout" svg:width="20.92cm" svg:height="0.019cm" svg:x="6.11cm" svg:y="14.8cm" svg:viewBox="0 0 20921 20" draw:points="0,20 20921,20 20921,0 0,0">
          <text:p/>
        </draw:polygon>
        <draw:polygon draw:style-name="gr2" draw:text-style-name="P2" draw:layer="layout" svg:width="0.019cm" svg:height="0.589cm" svg:x="6.11cm" svg:y="14.23cm" svg:viewBox="0 0 20 590" draw:points="0,590 20,590 20,0 0,0">
          <text:p/>
        </draw:polygon>
        <draw:polygon draw:style-name="gr2" draw:text-style-name="P2" draw:layer="layout" svg:width="0.02cm" svg:height="0.589cm" svg:x="27.01cm" svg:y="14.23cm" svg:viewBox="0 0 21 590" draw:points="0,590 21,590 21,0 0,0">
          <text:p/>
        </draw:polygon>
        <draw:polygon draw:style-name="gr2" draw:text-style-name="P2" draw:layer="layout" svg:width="4.043cm" svg:height="0.02cm" svg:x="2.028cm" svg:y="14.858cm" svg:viewBox="0 0 4044 21" draw:points="0,21 4044,21 4044,0 0,0">
          <text:p/>
        </draw:polygon>
        <draw:polygon draw:style-name="gr2" draw:text-style-name="P2" draw:layer="layout" svg:width="4.043cm" svg:height="0.019cm" svg:x="2.028cm" svg:y="15.938cm" svg:viewBox="0 0 4044 20" draw:points="0,20 4044,20 4044,0 0,0">
          <text:p/>
        </draw:polygon>
        <draw:polygon draw:style-name="gr2" draw:text-style-name="P2" draw:layer="layout" svg:width="0.019cm" svg:height="1.099cm" svg:x="2.028cm" svg:y="14.858cm" svg:viewBox="0 0 20 1100" draw:points="0,1100 20,1100 20,0 0,0">
          <text:p/>
        </draw:polygon>
        <draw:polygon draw:style-name="gr2" draw:text-style-name="P2" draw:layer="layout" svg:width="0.021cm" svg:height="1.099cm" svg:x="6.051cm" svg:y="14.858cm" svg:viewBox="0 0 22 1100" draw:points="0,1100 22,1100 22,0 0,0">
          <text:p/>
        </draw:polygon>
        <draw:polygon draw:style-name="gr2" draw:text-style-name="P2" draw:layer="layout" svg:width="20.92cm" svg:height="0.02cm" svg:x="6.11cm" svg:y="14.858cm" svg:viewBox="0 0 20921 21" draw:points="0,21 20921,21 20921,0 0,0">
          <text:p/>
        </draw:polygon>
        <draw:polygon draw:style-name="gr2" draw:text-style-name="P2" draw:layer="layout" svg:width="20.92cm" svg:height="0.019cm" svg:x="6.11cm" svg:y="15.938cm" svg:viewBox="0 0 20921 20" draw:points="0,20 20921,20 20921,0 0,0">
          <text:p/>
        </draw:polygon>
        <draw:polygon draw:style-name="gr2" draw:text-style-name="P2" draw:layer="layout" svg:width="0.019cm" svg:height="1.099cm" svg:x="6.11cm" svg:y="14.858cm" svg:viewBox="0 0 20 1100" draw:points="0,1100 20,1100 20,0 0,0">
          <text:p/>
        </draw:polygon>
        <draw:polygon draw:style-name="gr2" draw:text-style-name="P2" draw:layer="layout" svg:width="0.02cm" svg:height="1.099cm" svg:x="27.01cm" svg:y="14.858cm" svg:viewBox="0 0 21 1100" draw:points="0,1100 21,1100 21,0 0,0">
          <text:p/>
        </draw:polygon>
        <draw:polygon draw:style-name="gr2" draw:text-style-name="P2" draw:layer="layout" svg:width="4.043cm" svg:height="0.019cm" svg:x="2.028cm" svg:y="15.997cm" svg:viewBox="0 0 4044 20" draw:points="0,20 4044,20 4044,0 0,0">
          <text:p/>
        </draw:polygon>
        <draw:polygon draw:style-name="gr2" draw:text-style-name="P2" draw:layer="layout" svg:width="4.043cm" svg:height="0.02cm" svg:x="2.028cm" svg:y="17.076cm" svg:viewBox="0 0 4044 21" draw:points="0,21 4044,21 4044,0 0,0">
          <text:p/>
        </draw:polygon>
        <draw:polygon draw:style-name="gr2" draw:text-style-name="P2" draw:layer="layout" svg:width="0.019cm" svg:height="1.099cm" svg:x="2.028cm" svg:y="15.997cm" svg:viewBox="0 0 20 1100" draw:points="0,1100 20,1100 20,0 0,0">
          <text:p/>
        </draw:polygon>
        <draw:polygon draw:style-name="gr2" draw:text-style-name="P2" draw:layer="layout" svg:width="0.021cm" svg:height="1.099cm" svg:x="6.051cm" svg:y="15.997cm" svg:viewBox="0 0 22 1100" draw:points="0,1100 22,1100 22,0 0,0">
          <text:p/>
        </draw:polygon>
        <draw:polygon draw:style-name="gr2" draw:text-style-name="P2" draw:layer="layout" svg:width="3.611cm" svg:height="0.019cm" svg:x="6.11cm" svg:y="15.997cm" svg:viewBox="0 0 3612 20" draw:points="0,20 3612,20 3612,0 0,0">
          <text:p/>
        </draw:polygon>
        <draw:polygon draw:style-name="gr2" draw:text-style-name="P2" draw:layer="layout" svg:width="3.611cm" svg:height="0.02cm" svg:x="6.11cm" svg:y="17.076cm" svg:viewBox="0 0 3612 21" draw:points="0,21 3612,21 3612,0 0,0">
          <text:p/>
        </draw:polygon>
        <draw:polygon draw:style-name="gr2" draw:text-style-name="P2" draw:layer="layout" svg:width="0.019cm" svg:height="1.099cm" svg:x="6.11cm" svg:y="15.997cm" svg:viewBox="0 0 20 1100" draw:points="0,1100 20,1100 20,0 0,0">
          <text:p/>
        </draw:polygon>
        <draw:polygon draw:style-name="gr2" draw:text-style-name="P2" draw:layer="layout" svg:width="0.02cm" svg:height="1.099cm" svg:x="9.701cm" svg:y="15.997cm" svg:viewBox="0 0 21 1100" draw:points="0,1100 21,1100 21,0 0,0">
          <text:p/>
        </draw:polygon>
        <draw:polygon draw:style-name="gr2" draw:text-style-name="P2" draw:layer="layout" svg:width="5.73cm" svg:height="0.019cm" svg:x="9.76cm" svg:y="15.997cm" svg:viewBox="0 0 5731 20" draw:points="0,20 5731,20 5731,0 0,0">
          <text:p/>
        </draw:polygon>
        <draw:polygon draw:style-name="gr2" draw:text-style-name="P2" draw:layer="layout" svg:width="5.73cm" svg:height="0.02cm" svg:x="9.76cm" svg:y="17.076cm" svg:viewBox="0 0 5731 21" draw:points="0,21 5731,21 5731,0 0,0">
          <text:p/>
        </draw:polygon>
        <draw:polygon draw:style-name="gr2" draw:text-style-name="P2" draw:layer="layout" svg:width="0.02cm" svg:height="1.099cm" svg:x="9.76cm" svg:y="15.997cm" svg:viewBox="0 0 21 1100" draw:points="0,1100 21,1100 21,0 0,0">
          <text:p/>
        </draw:polygon>
        <draw:polygon draw:style-name="gr2" draw:text-style-name="P2" draw:layer="layout" svg:width="0.019cm" svg:height="1.099cm" svg:x="15.471cm" svg:y="15.997cm" svg:viewBox="0 0 20 1100" draw:points="0,1100 20,1100 20,0 0,0">
          <text:p/>
        </draw:polygon>
        <draw:polygon draw:style-name="gr2" draw:text-style-name="P2" draw:layer="layout" svg:width="5.73cm" svg:height="0.019cm" svg:x="15.53cm" svg:y="15.997cm" svg:viewBox="0 0 5731 20" draw:points="0,20 5731,20 5731,0 0,0">
          <text:p/>
        </draw:polygon>
        <draw:polygon draw:style-name="gr2" draw:text-style-name="P2" draw:layer="layout" svg:width="5.73cm" svg:height="0.02cm" svg:x="15.53cm" svg:y="17.076cm" svg:viewBox="0 0 5731 21" draw:points="0,21 5731,21 5731,0 0,0">
          <text:p/>
        </draw:polygon>
        <draw:polygon draw:style-name="gr2" draw:text-style-name="P2" draw:layer="layout" svg:width="0.019cm" svg:height="1.099cm" svg:x="15.53cm" svg:y="15.997cm" svg:viewBox="0 0 20 1100" draw:points="0,1100 20,1100 20,0 0,0">
          <text:p/>
        </draw:polygon>
        <draw:polygon draw:style-name="gr2" draw:text-style-name="P2" draw:layer="layout" svg:width="0.02cm" svg:height="1.099cm" svg:x="21.24cm" svg:y="15.997cm" svg:viewBox="0 0 21 1100" draw:points="0,1100 21,1100 21,0 0,0">
          <text:p/>
        </draw:polygon>
        <draw:polygon draw:style-name="gr2" draw:text-style-name="P2" draw:layer="layout" svg:width="5.731cm" svg:height="0.019cm" svg:x="21.299cm" svg:y="15.997cm" svg:viewBox="0 0 5732 20" draw:points="0,20 5732,20 5732,0 0,0">
          <text:p/>
        </draw:polygon>
        <draw:polygon draw:style-name="gr2" draw:text-style-name="P2" draw:layer="layout" svg:width="5.731cm" svg:height="0.02cm" svg:x="21.299cm" svg:y="17.076cm" svg:viewBox="0 0 5732 21" draw:points="0,21 5732,21 5732,0 0,0">
          <text:p/>
        </draw:polygon>
        <draw:polygon draw:style-name="gr2" draw:text-style-name="P2" draw:layer="layout" svg:width="0.02cm" svg:height="1.099cm" svg:x="21.299cm" svg:y="15.997cm" svg:viewBox="0 0 21 1100" draw:points="0,1100 21,1100 21,0 0,0">
          <text:p/>
        </draw:polygon>
        <draw:polygon draw:style-name="gr2" draw:text-style-name="P2" draw:layer="layout" svg:width="0.02cm" svg:height="1.099cm" svg:x="27.01cm" svg:y="15.997cm" svg:viewBox="0 0 21 1100" draw:points="0,1100 21,1100 21,0 0,0">
          <text:p/>
        </draw:polygon>
        <draw:polygon draw:style-name="gr2" draw:text-style-name="P2" draw:layer="layout" svg:width="4.043cm" svg:height="0.02cm" svg:x="2.028cm" svg:y="17.135cm" svg:viewBox="0 0 4044 21" draw:points="0,21 4044,21 4044,0 0,0">
          <text:p/>
        </draw:polygon>
        <draw:polygon draw:style-name="gr2" draw:text-style-name="P2" draw:layer="layout" svg:width="4.043cm" svg:height="0.02cm" svg:x="2.028cm" svg:y="18.685cm" svg:viewBox="0 0 4044 21" draw:points="0,21 4044,21 4044,0 0,0">
          <text:p/>
        </draw:polygon>
        <draw:polygon draw:style-name="gr2" draw:text-style-name="P2" draw:layer="layout" svg:width="0.019cm" svg:height="1.57cm" svg:x="2.028cm" svg:y="17.135cm" svg:viewBox="0 0 20 1571" draw:points="0,1571 20,1571 20,0 0,0">
          <text:p/>
        </draw:polygon>
        <draw:polygon draw:style-name="gr2" draw:text-style-name="P2" draw:layer="layout" svg:width="0.021cm" svg:height="1.57cm" svg:x="6.051cm" svg:y="17.135cm" svg:viewBox="0 0 22 1571" draw:points="0,1571 22,1571 22,0 0,0">
          <text:p/>
        </draw:polygon>
        <draw:polygon draw:style-name="gr2" draw:text-style-name="P2" draw:layer="layout" svg:width="3.611cm" svg:height="0.02cm" svg:x="6.11cm" svg:y="17.135cm" svg:viewBox="0 0 3612 21" draw:points="0,21 3612,21 3612,0 0,0">
          <text:p/>
        </draw:polygon>
        <draw:polygon draw:style-name="gr2" draw:text-style-name="P2" draw:layer="layout" svg:width="3.611cm" svg:height="0.02cm" svg:x="6.11cm" svg:y="18.685cm" svg:viewBox="0 0 3612 21" draw:points="0,21 3612,21 3612,0 0,0">
          <text:p/>
        </draw:polygon>
        <draw:polygon draw:style-name="gr2" draw:text-style-name="P2" draw:layer="layout" svg:width="0.019cm" svg:height="1.57cm" svg:x="6.11cm" svg:y="17.135cm" svg:viewBox="0 0 20 1571" draw:points="0,1571 20,1571 20,0 0,0">
          <text:p/>
        </draw:polygon>
        <draw:polygon draw:style-name="gr2" draw:text-style-name="P2" draw:layer="layout" svg:width="0.02cm" svg:height="1.57cm" svg:x="9.701cm" svg:y="17.135cm" svg:viewBox="0 0 21 1571" draw:points="0,1571 21,1571 21,0 0,0">
          <text:p/>
        </draw:polygon>
        <draw:polygon draw:style-name="gr2" draw:text-style-name="P2" draw:layer="layout" svg:width="5.73cm" svg:height="0.02cm" svg:x="9.76cm" svg:y="17.135cm" svg:viewBox="0 0 5731 21" draw:points="0,21 5731,21 5731,0 0,0">
          <text:p/>
        </draw:polygon>
        <draw:polygon draw:style-name="gr2" draw:text-style-name="P2" draw:layer="layout" svg:width="5.73cm" svg:height="0.02cm" svg:x="9.76cm" svg:y="18.685cm" svg:viewBox="0 0 5731 21" draw:points="0,21 5731,21 5731,0 0,0">
          <text:p/>
        </draw:polygon>
        <draw:polygon draw:style-name="gr2" draw:text-style-name="P2" draw:layer="layout" svg:width="0.02cm" svg:height="1.57cm" svg:x="9.76cm" svg:y="17.135cm" svg:viewBox="0 0 21 1571" draw:points="0,1571 21,1571 21,0 0,0">
          <text:p/>
        </draw:polygon>
        <draw:polygon draw:style-name="gr2" draw:text-style-name="P2" draw:layer="layout" svg:width="0.019cm" svg:height="1.57cm" svg:x="15.471cm" svg:y="17.135cm" svg:viewBox="0 0 20 1571" draw:points="0,1571 20,1571 20,0 0,0">
          <text:p/>
        </draw:polygon>
        <draw:polygon draw:style-name="gr2" draw:text-style-name="P2" draw:layer="layout" svg:width="5.73cm" svg:height="0.02cm" svg:x="15.53cm" svg:y="17.135cm" svg:viewBox="0 0 5731 21" draw:points="0,21 5731,21 5731,0 0,0">
          <text:p/>
        </draw:polygon>
        <draw:polygon draw:style-name="gr2" draw:text-style-name="P2" draw:layer="layout" svg:width="5.73cm" svg:height="0.02cm" svg:x="15.53cm" svg:y="18.685cm" svg:viewBox="0 0 5731 21" draw:points="0,21 5731,21 5731,0 0,0">
          <text:p/>
        </draw:polygon>
        <draw:polygon draw:style-name="gr2" draw:text-style-name="P2" draw:layer="layout" svg:width="0.019cm" svg:height="1.57cm" svg:x="15.53cm" svg:y="17.135cm" svg:viewBox="0 0 20 1571" draw:points="0,1571 20,1571 20,0 0,0">
          <text:p/>
        </draw:polygon>
        <draw:polygon draw:style-name="gr2" draw:text-style-name="P2" draw:layer="layout" svg:width="0.02cm" svg:height="1.57cm" svg:x="21.24cm" svg:y="17.135cm" svg:viewBox="0 0 21 1571" draw:points="0,1571 21,1571 21,0 0,0">
          <text:p/>
        </draw:polygon>
        <draw:polygon draw:style-name="gr2" draw:text-style-name="P2" draw:layer="layout" svg:width="5.731cm" svg:height="0.02cm" svg:x="21.299cm" svg:y="17.135cm" svg:viewBox="0 0 5732 21" draw:points="0,21 5732,21 5732,0 0,0">
          <text:p/>
        </draw:polygon>
        <draw:polygon draw:style-name="gr2" draw:text-style-name="P2" draw:layer="layout" svg:width="5.731cm" svg:height="0.02cm" svg:x="21.299cm" svg:y="18.685cm" svg:viewBox="0 0 5732 21" draw:points="0,21 5732,21 5732,0 0,0">
          <text:p/>
        </draw:polygon>
        <draw:polygon draw:style-name="gr2" draw:text-style-name="P2" draw:layer="layout" svg:width="0.02cm" svg:height="1.57cm" svg:x="21.299cm" svg:y="17.135cm" svg:viewBox="0 0 21 1571" draw:points="0,1571 21,1571 21,0 0,0">
          <text:p/>
        </draw:polygon>
        <draw:polygon draw:style-name="gr2" draw:text-style-name="P2" draw:layer="layout" svg:width="0.02cm" svg:height="1.57cm" svg:x="27.01cm" svg:y="17.135cm" svg:viewBox="0 0 21 1571" draw:points="0,1571 21,1571 21,0 0,0">
          <text:p/>
        </draw:polygon>
        <draw:polygon draw:style-name="gr2" draw:text-style-name="P2" draw:layer="layout" svg:width="4.043cm" svg:height="0.02cm" svg:x="2.028cm" svg:y="18.744cm" svg:viewBox="0 0 4044 21" draw:points="0,21 4044,21 4044,0 0,0">
          <text:p/>
        </draw:polygon>
        <draw:polygon draw:style-name="gr2" draw:text-style-name="P2" draw:layer="layout" svg:width="4.043cm" svg:height="0.021cm" svg:x="2.028cm" svg:y="19.313cm" svg:viewBox="0 0 4044 22" draw:points="0,22 4044,22 4044,0 0,0">
          <text:p/>
        </draw:polygon>
        <draw:polygon draw:style-name="gr2" draw:text-style-name="P2" draw:layer="layout" svg:width="0.019cm" svg:height="0.589cm" svg:x="2.028cm" svg:y="18.744cm" svg:viewBox="0 0 20 590" draw:points="0,590 20,590 20,0 0,0">
          <text:p/>
        </draw:polygon>
        <draw:polygon draw:style-name="gr2" draw:text-style-name="P2" draw:layer="layout" svg:width="0.021cm" svg:height="0.589cm" svg:x="6.051cm" svg:y="18.744cm" svg:viewBox="0 0 22 590" draw:points="0,590 22,590 22,0 0,0">
          <text:p/>
        </draw:polygon>
        <draw:polygon draw:style-name="gr2" draw:text-style-name="P2" draw:layer="layout" svg:width="3.611cm" svg:height="0.02cm" svg:x="6.11cm" svg:y="18.744cm" svg:viewBox="0 0 3612 21" draw:points="0,21 3612,21 3612,0 0,0">
          <text:p/>
        </draw:polygon>
        <draw:polygon draw:style-name="gr2" draw:text-style-name="P2" draw:layer="layout" svg:width="3.611cm" svg:height="0.021cm" svg:x="6.11cm" svg:y="19.313cm" svg:viewBox="0 0 3612 22" draw:points="0,22 3612,22 3612,0 0,0">
          <text:p/>
        </draw:polygon>
        <draw:polygon draw:style-name="gr2" draw:text-style-name="P2" draw:layer="layout" svg:width="0.019cm" svg:height="0.589cm" svg:x="6.11cm" svg:y="18.744cm" svg:viewBox="0 0 20 590" draw:points="0,590 20,590 20,0 0,0">
          <text:p/>
        </draw:polygon>
        <draw:polygon draw:style-name="gr2" draw:text-style-name="P2" draw:layer="layout" svg:width="0.02cm" svg:height="0.589cm" svg:x="9.701cm" svg:y="18.744cm" svg:viewBox="0 0 21 590" draw:points="0,590 21,590 21,0 0,0">
          <text:p/>
        </draw:polygon>
        <draw:polygon draw:style-name="gr2" draw:text-style-name="P2" draw:layer="layout" svg:width="5.73cm" svg:height="0.02cm" svg:x="9.76cm" svg:y="18.744cm" svg:viewBox="0 0 5731 21" draw:points="0,21 5731,21 5731,0 0,0">
          <text:p/>
        </draw:polygon>
        <draw:polygon draw:style-name="gr2" draw:text-style-name="P2" draw:layer="layout" svg:width="5.73cm" svg:height="0.021cm" svg:x="9.76cm" svg:y="19.313cm" svg:viewBox="0 0 5731 22" draw:points="0,22 5731,22 5731,0 0,0">
          <text:p/>
        </draw:polygon>
        <draw:polygon draw:style-name="gr2" draw:text-style-name="P2" draw:layer="layout" svg:width="0.02cm" svg:height="0.589cm" svg:x="9.76cm" svg:y="18.744cm" svg:viewBox="0 0 21 590" draw:points="0,590 21,590 21,0 0,0">
          <text:p/>
        </draw:polygon>
        <draw:polygon draw:style-name="gr2" draw:text-style-name="P2" draw:layer="layout" svg:width="0.019cm" svg:height="0.589cm" svg:x="15.471cm" svg:y="18.744cm" svg:viewBox="0 0 20 590" draw:points="0,590 20,590 20,0 0,0">
          <text:p/>
        </draw:polygon>
        <draw:polygon draw:style-name="gr2" draw:text-style-name="P2" draw:layer="layout" svg:width="5.73cm" svg:height="0.02cm" svg:x="15.53cm" svg:y="18.744cm" svg:viewBox="0 0 5731 21" draw:points="0,21 5731,21 5731,0 0,0">
          <text:p/>
        </draw:polygon>
        <draw:polygon draw:style-name="gr2" draw:text-style-name="P2" draw:layer="layout" svg:width="5.73cm" svg:height="0.021cm" svg:x="15.53cm" svg:y="19.313cm" svg:viewBox="0 0 5731 22" draw:points="0,22 5731,22 5731,0 0,0">
          <text:p/>
        </draw:polygon>
        <draw:polygon draw:style-name="gr2" draw:text-style-name="P2" draw:layer="layout" svg:width="0.019cm" svg:height="0.589cm" svg:x="15.53cm" svg:y="18.744cm" svg:viewBox="0 0 20 590" draw:points="0,590 20,590 20,0 0,0">
          <text:p/>
        </draw:polygon>
        <draw:polygon draw:style-name="gr2" draw:text-style-name="P2" draw:layer="layout" svg:width="0.02cm" svg:height="0.589cm" svg:x="21.24cm" svg:y="18.744cm" svg:viewBox="0 0 21 590" draw:points="0,590 21,590 21,0 0,0">
          <text:p/>
        </draw:polygon>
        <draw:polygon draw:style-name="gr2" draw:text-style-name="P2" draw:layer="layout" svg:width="5.731cm" svg:height="0.02cm" svg:x="21.299cm" svg:y="18.744cm" svg:viewBox="0 0 5732 21" draw:points="0,21 5732,21 5732,0 0,0">
          <text:p/>
        </draw:polygon>
        <draw:polygon draw:style-name="gr2" draw:text-style-name="P2" draw:layer="layout" svg:width="5.731cm" svg:height="0.021cm" svg:x="21.299cm" svg:y="19.313cm" svg:viewBox="0 0 5732 22" draw:points="0,22 5732,22 5732,0 0,0">
          <text:p/>
        </draw:polygon>
        <draw:polygon draw:style-name="gr2" draw:text-style-name="P2" draw:layer="layout" svg:width="0.02cm" svg:height="0.589cm" svg:x="21.299cm" svg:y="18.744cm" svg:viewBox="0 0 21 590" draw:points="0,590 21,590 21,0 0,0">
          <text:p/>
        </draw:polygon>
        <draw:polygon draw:style-name="gr2" draw:text-style-name="P2" draw:layer="layout" svg:width="0.02cm" svg:height="0.589cm" svg:x="27.01cm" svg:y="18.744cm" svg:viewBox="0 0 21 590" draw:points="0,590 21,590 21,0 0,0">
          <text:p/>
        </draw:polygon>
        <draw:path draw:style-name="gr3" draw:text-style-name="P3" draw:layer="layout" svg:width="0.138cm" svg:height="0.137cm" svg:x="1.576cm" svg:y="0.866cm" svg:viewBox="0 0 139 138" svg:d="M139 70c0 38-32 68-70 68s-69-30-69-68 31-70 69-70 70 32 70 70z">
          <text:p/>
        </draw:path>
        <draw:frame draw:style-name="gr5" draw:text-style-name="P6" draw:layer="layout" svg:width="1.407cm" svg:height="0.454cm" svg:x="1.969cm" svg:y="0.754cm">
          <draw:text-box>
            <text:p text:style-name="P4"><text:span text:style-name="T4">Line 18</text:span></text:p>
          </draw:text-box>
        </draw:frame>
        <draw:frame draw:style-name="gr6" draw:text-style-name="P6" draw:layer="layout" svg:width="3.389cm" svg:height="0.454cm" svg:x="2.068cm" svg:y="1.363cm">
          <draw:text-box>
            <text:p text:style-name="P4"><text:span text:style-name="T4">Pseudo instruction</text:span></text:p>
          </draw:text-box>
        </draw:frame>
        <draw:frame draw:style-name="gr16" draw:text-style-name="P6" draw:layer="layout" svg:width="1.513cm" svg:height="0.454cm" svg:x="6.15cm" svg:y="1.363cm">
          <draw:text-box>
            <text:p text:style-name="P4"><text:span text:style-name="T4">li $v0, 4</text:span></text:p>
          </draw:text-box>
        </draw:frame>
        <draw:frame draw:style-name="gr8" draw:text-style-name="P6" draw:layer="layout" svg:width="3.892cm" svg:height="0.454cm" svg:x="2.068cm" svg:y="1.991cm">
          <draw:text-box>
            <text:p text:style-name="P4"><text:span text:style-name="T4">Assembly instruction</text:span></text:p>
          </draw:text-box>
        </draw:frame>
        <draw:frame draw:style-name="gr9" draw:text-style-name="P6" draw:layer="layout" svg:width="3.668cm" svg:height="0.454cm" svg:x="2.068cm" svg:y="2.619cm">
          <draw:text-box>
            <text:p text:style-name="P4"><text:span text:style-name="T4">Machine instruction</text:span></text:p>
          </draw:text-box>
        </draw:frame>
        <draw:frame draw:style-name="gr10" draw:text-style-name="P6" draw:layer="layout" svg:width="0.967cm" svg:height="0.454cm" svg:x="2.068cm" svg:y="3.129cm">
          <draw:text-box>
            <text:p text:style-name="P4"><text:span text:style-name="T4">(hex)</text:span></text:p>
          </draw:text-box>
        </draw:frame>
        <draw:frame draw:style-name="gr9" draw:text-style-name="P6" draw:layer="layout" svg:width="3.668cm" svg:height="0.454cm" svg:x="2.068cm" svg:y="3.757cm">
          <draw:text-box>
            <text:p text:style-name="P4"><text:span text:style-name="T4">Machine instruction</text:span></text:p>
          </draw:text-box>
        </draw:frame>
        <draw:frame draw:style-name="gr11" draw:text-style-name="P6" draw:layer="layout" svg:width="1.475cm" svg:height="0.454cm" svg:x="2.068cm" svg:y="4.267cm">
          <draw:text-box>
            <text:p text:style-name="P4"><text:span text:style-name="T4">(binary)</text:span></text:p>
          </draw:text-box>
        </draw:frame>
        <draw:frame draw:style-name="gr12" draw:text-style-name="P6" draw:layer="layout" svg:width="2.906cm" svg:height="0.454cm" svg:x="2.068cm" svg:y="4.895cm">
          <draw:text-box>
            <text:p text:style-name="P4"><text:span text:style-name="T4">Instruction field</text:span></text:p>
          </draw:text-box>
        </draw:frame>
        <draw:frame draw:style-name="gr13" draw:text-style-name="P6" draw:layer="layout" svg:width="1.75cm" svg:height="0.454cm" svg:x="2.068cm" svg:y="5.406cm">
          <draw:text-box>
            <text:p text:style-name="P4"><text:span text:style-name="T4">(decimal)</text:span></text:p>
          </draw:text-box>
        </draw:frame>
        <draw:frame draw:style-name="gr14" draw:text-style-name="P6" draw:layer="layout" svg:width="2.576cm" svg:height="0.454cm" svg:x="2.068cm" svg:y="6.034cm">
          <draw:text-box>
            <text:p text:style-name="P4"><text:span text:style-name="T4">Field function</text:span></text:p>
          </draw:text-box>
        </draw:frame>
        <draw:path draw:style-name="gr3" draw:text-style-name="P3" draw:layer="layout" svg:width="0.138cm" svg:height="0.137cm" svg:x="1.576cm" svg:y="7.303cm" svg:viewBox="0 0 139 138" svg:d="M139 70c0 38-32 68-70 68s-69-30-69-68 31-70 69-70 70 32 70 70z">
          <text:p/>
        </draw:path>
        <draw:frame draw:style-name="gr15" draw:text-style-name="P6" draw:layer="layout" svg:width="1.323cm" svg:height="0.454cm" svg:x="7.264cm" svg:y="6.034cm">
          <draw:text-box>
            <text:p text:style-name="P4"><text:span text:style-name="T4">opcode</text:span></text:p>
          </draw:text-box>
        </draw:frame>
        <draw:frame draw:style-name="gr5" draw:text-style-name="P6" draw:layer="layout" svg:width="1.407cm" svg:height="0.454cm" svg:x="1.969cm" svg:y="7.191cm">
          <draw:text-box>
            <text:p text:style-name="P4"><text:span text:style-name="T4">Line 29</text:span></text:p>
          </draw:text-box>
        </draw:frame>
        <draw:frame draw:style-name="gr6" draw:text-style-name="P6" draw:layer="layout" svg:width="3.389cm" svg:height="0.454cm" svg:x="2.068cm" svg:y="7.8cm">
          <draw:text-box>
            <text:p text:style-name="P4"><text:span text:style-name="T4">Pseudo instruction</text:span></text:p>
          </draw:text-box>
        </draw:frame>
        <draw:frame draw:style-name="gr17" draw:text-style-name="P6" draw:layer="layout" svg:width="2.8cm" svg:height="0.454cm" svg:x="6.15cm" svg:y="7.8cm">
          <draw:text-box>
            <text:p text:style-name="P4"><text:span text:style-name="T4">lw $s2, quitVal</text:span></text:p>
          </draw:text-box>
        </draw:frame>
        <draw:frame draw:style-name="gr8" draw:text-style-name="P6" draw:layer="layout" svg:width="3.892cm" svg:height="0.454cm" svg:x="2.068cm" svg:y="8.428cm">
          <draw:text-box>
            <text:p text:style-name="P4"><text:span text:style-name="T4">Assembly instruction</text:span></text:p>
          </draw:text-box>
        </draw:frame>
        <draw:frame draw:style-name="gr9" draw:text-style-name="P6" draw:layer="layout" svg:width="3.668cm" svg:height="0.454cm" svg:x="2.068cm" svg:y="9.056cm">
          <draw:text-box>
            <text:p text:style-name="P4"><text:span text:style-name="T4">Machine instruction</text:span></text:p>
          </draw:text-box>
        </draw:frame>
        <draw:frame draw:style-name="gr10" draw:text-style-name="P6" draw:layer="layout" svg:width="0.967cm" svg:height="0.454cm" svg:x="2.068cm" svg:y="9.566cm">
          <draw:text-box>
            <text:p text:style-name="P4"><text:span text:style-name="T4">(hex)</text:span></text:p>
          </draw:text-box>
        </draw:frame>
        <draw:frame draw:style-name="gr9" draw:text-style-name="P6" draw:layer="layout" svg:width="3.668cm" svg:height="0.454cm" svg:x="2.068cm" svg:y="10.194cm">
          <draw:text-box>
            <text:p text:style-name="P4"><text:span text:style-name="T4">Machine instruction</text:span></text:p>
          </draw:text-box>
        </draw:frame>
        <draw:frame draw:style-name="gr11" draw:text-style-name="P6" draw:layer="layout" svg:width="1.475cm" svg:height="0.454cm" svg:x="2.068cm" svg:y="10.704cm">
          <draw:text-box>
            <text:p text:style-name="P4"><text:span text:style-name="T4">(binary)</text:span></text:p>
          </draw:text-box>
        </draw:frame>
        <draw:frame draw:style-name="gr12" draw:text-style-name="P6" draw:layer="layout" svg:width="2.906cm" svg:height="0.454cm" svg:x="2.068cm" svg:y="11.332cm">
          <draw:text-box>
            <text:p text:style-name="P4"><text:span text:style-name="T4">Instruction field</text:span></text:p>
          </draw:text-box>
        </draw:frame>
        <draw:frame draw:style-name="gr13" draw:text-style-name="P6" draw:layer="layout" svg:width="1.75cm" svg:height="0.454cm" svg:x="2.068cm" svg:y="11.842cm">
          <draw:text-box>
            <text:p text:style-name="P4"><text:span text:style-name="T4">(decimal)</text:span></text:p>
          </draw:text-box>
        </draw:frame>
        <draw:frame draw:style-name="gr14" draw:text-style-name="P6" draw:layer="layout" svg:width="2.576cm" svg:height="0.454cm" svg:x="2.068cm" svg:y="12.47cm">
          <draw:text-box>
            <text:p text:style-name="P4"><text:span text:style-name="T4">Field function</text:span></text:p>
          </draw:text-box>
        </draw:frame>
        <draw:frame draw:style-name="gr15" draw:text-style-name="P6" draw:layer="layout" svg:width="1.323cm" svg:height="0.454cm" svg:x="7.264cm" svg:y="12.47cm">
          <draw:text-box>
            <text:p text:style-name="P4"><text:span text:style-name="T4">opcode</text:span></text:p>
          </draw:text-box>
        </draw:frame>
        <draw:frame draw:style-name="gr6" draw:text-style-name="P6" draw:layer="layout" svg:width="3.389cm" svg:height="0.454cm" svg:x="2.068cm" svg:y="13.726cm">
          <draw:text-box>
            <text:p text:style-name="P4"><text:span text:style-name="T4">Pseudo instruction</text:span></text:p>
          </draw:text-box>
        </draw:frame>
        <draw:frame draw:style-name="gr17" draw:text-style-name="P6" draw:layer="layout" svg:width="2.8cm" svg:height="0.454cm" svg:x="6.15cm" svg:y="13.726cm">
          <draw:text-box>
            <text:p text:style-name="P4"><text:span text:style-name="T4">lw $s2, quitVal</text:span></text:p>
          </draw:text-box>
        </draw:frame>
        <draw:frame draw:style-name="gr8" draw:text-style-name="P6" draw:layer="layout" svg:width="3.892cm" svg:height="0.454cm" svg:x="2.068cm" svg:y="14.354cm">
          <draw:text-box>
            <text:p text:style-name="P4"><text:span text:style-name="T4">Assembly instruction</text:span></text:p>
          </draw:text-box>
        </draw:frame>
        <draw:frame draw:style-name="gr9" draw:text-style-name="P6" draw:layer="layout" svg:width="3.668cm" svg:height="0.454cm" svg:x="2.068cm" svg:y="14.982cm">
          <draw:text-box>
            <text:p text:style-name="P4"><text:span text:style-name="T4">Machine instruction</text:span></text:p>
          </draw:text-box>
        </draw:frame>
        <draw:frame draw:style-name="gr10" draw:text-style-name="P6" draw:layer="layout" svg:width="0.967cm" svg:height="0.454cm" svg:x="2.068cm" svg:y="15.493cm">
          <draw:text-box>
            <text:p text:style-name="P4"><text:span text:style-name="T4">(hex)</text:span></text:p>
          </draw:text-box>
        </draw:frame>
        <draw:frame draw:style-name="gr9" draw:text-style-name="P6" draw:layer="layout" svg:width="3.668cm" svg:height="0.454cm" svg:x="2.068cm" svg:y="16.121cm">
          <draw:text-box>
            <text:p text:style-name="P4"><text:span text:style-name="T4">Machine instruction</text:span></text:p>
          </draw:text-box>
        </draw:frame>
        <draw:frame draw:style-name="gr11" draw:text-style-name="P6" draw:layer="layout" svg:width="1.475cm" svg:height="0.454cm" svg:x="2.068cm" svg:y="16.631cm">
          <draw:text-box>
            <text:p text:style-name="P4"><text:span text:style-name="T4">(binary)</text:span></text:p>
          </draw:text-box>
        </draw:frame>
        <draw:frame draw:style-name="gr12" draw:text-style-name="P6" draw:layer="layout" svg:width="2.906cm" svg:height="0.454cm" svg:x="2.068cm" svg:y="17.259cm">
          <draw:text-box>
            <text:p text:style-name="P4"><text:span text:style-name="T4">Instruction field</text:span></text:p>
          </draw:text-box>
        </draw:frame>
        <draw:frame draw:style-name="gr13" draw:text-style-name="P6" draw:layer="layout" svg:width="1.75cm" svg:height="0.454cm" svg:x="2.068cm" svg:y="17.769cm">
          <draw:text-box>
            <text:p text:style-name="P4"><text:span text:style-name="T4">(decimal)</text:span></text:p>
          </draw:text-box>
        </draw:frame>
        <draw:frame draw:style-name="gr14" draw:text-style-name="P6" draw:layer="layout" svg:width="2.576cm" svg:height="0.454cm" svg:x="2.068cm" svg:y="18.868cm">
          <draw:text-box>
            <text:p text:style-name="P4"><text:span text:style-name="T4">Field function</text:span></text:p>
          </draw:text-box>
        </draw:frame>
        <draw:frame draw:style-name="gr15" draw:text-style-name="P6" draw:layer="layout" svg:width="1.323cm" svg:height="0.454cm" svg:x="7.264cm" svg:y="18.868cm">
          <draw:text-box>
            <text:p text:style-name="P4"><text:span text:style-name="T4">opcode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6.67cm" svg:height="19.526cm" svg:x="0.635cm" svg:y="0.67cm" svg:viewBox="0 0 26671 19527" draw:points="0,19527 26671,19527 26671,0 0,0">
          <text:p><text:span text:style-name="T6"/></text:p>
          <text:p><text:span text:style-name="T6"/></text:p>
          <text:p><text:span text:style-name="T6"/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/text:span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beq $16, $18, 0x00000018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0x12120018</text:span></text:p>
          <text:p><text:span text:style-name="T6"/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000100</text:span><text:span text:style-name="T6"><text:tab/></text:span><text:span text:style-name="T6"><text:tab/></text:span><text:span text:style-name="T6"> <text:s text:c="2"/>10000</text:span><text:span text:style-name="T6"><text:tab/></text:span><text:span text:style-name="T6"><text:tab/></text:span><text:span text:style-name="T6"><text:tab/></text:span><text:span text:style-name="T6"> <text:s text:c="8"/>10010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0000000000011000</text:span></text:p>
          <text:p><text:span text:style-name="T6"/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4</text:span><text:span text:style-name="T6"><text:tab/></text:span><text:span text:style-name="T6"><text:tab/></text:span><text:span text:style-name="T6"><text:tab/></text:span><text:span text:style-name="T6"> <text:s text:c="3"/>16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9"/>18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24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r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t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imm</text:span></text:p>
          <text:p><text:span text:style-name="T6"/></text:p>
          <text:p><text:span text:style-name="T6"/></text:p>
          <text:p><text:span text:style-name="T6"/></text:p>
          <text:p><text:span text:style-name="T6"/></text:p>
          <text:p><text:span text:style-name="T1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0x0000000c</text:span></text:p>
          <text:p><text:span text:style-name="T1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"/></text:span><text:span text:style-name="T6">000000</text:span><text:span text:style-name="T6"><text:tab/></text:span><text:span text:style-name="T6"><text:tab/></text:span><text:span text:style-name="T6"> <text:s text:c="2"/>00000</text:span><text:span text:style-name="T6"><text:tab/></text:span><text:span text:style-name="T6"><text:tab/></text:span><text:span text:style-name="T6"><text:tab/></text:span><text:span text:style-name="T6"> <text:s text:c="9"/>000000000000000001100</text:span></text:p>
          <text:p><text:span text:style-name="T10"/></text:p>
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0</text:span><text:span text:style-name="T5"><text:tab/></text:span><text:span text:style-name="T5"><text:tab/></text:span><text:span text:style-name="T5"><text:tab/></text:span><text:span text:style-name="T5"> <text:s text:c="2"/>0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12</text:span></text:p>
          <text:p><text:span text:style-name="T1"/></text:p>
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rs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t</text:span></text:p>
          <text:p><text:span text:style-name="T5"/></text:p>
          <text:p><text:span text:style-name="T5"/></text:p>
          <text:p><text:span text:style-name="T5"/></text:p>
          <text:p><text:span text:style-name="T5"/></text:p>
          <text:p><text:span text:style-name="T9"/></text:p>
          <text:p><text:span text:style-name="T5"><text:tab/></text:span><text:span text:style-name="T5"><text:tab/></text:span><text:span text:style-name="T5"><text:tab/></text:span><text:span text:style-name="T5"> <text:s text:c="9"/></text:span><text:span text:style-name="T5">addu $17, $0, $2</text:span></text:p>
          <text:p><text:span text:style-name="T5"/></text:p>
          <text:p><text:span text:style-name="T5"/></text:p>
          <text:p><text:span text:style-name="T5"><text:tab/></text:span><text:span text:style-name="T5"><text:tab/></text:span><text:span text:style-name="T5"><text:tab/></text:span><text:span text:style-name="T5"><text:tab/></text:span><text:span text:style-name="T5">0x00028821</text:span></text:p>
          <text:p><text:span text:style-name="T5"/></text:p>
          <text:p><text:span text:style-name="T5"><text:tab/></text:span><text:span text:style-name="T5"><text:tab/></text:span><text:span text:style-name="T5"><text:tab/></text:span><text:span text:style-name="T5"><text:tab/></text:span><text:span text:style-name="T5">000000</text:span><text:span text:style-name="T5"><text:tab/></text:span><text:span text:style-name="T5"> <text:s text:c="7"/>00000</text:span><text:span text:style-name="T5"><text:tab/></text:span><text:span text:style-name="T5"><text:tab/></text:span><text:span text:style-name="T5"> <text:s text:c="5"/>00010</text:span><text:span text:style-name="T5"><text:tab/></text:span><text:span text:style-name="T5"><text:tab/></text:span><text:span text:style-name="T5"> <text:s text:c="4"/>10001</text:span><text:span text:style-name="T5"><text:tab/></text:span><text:span text:style-name="T5"><text:tab/></text:span><text:span text:style-name="T5"> <text:s text:c="3"/>00000</text:span><text:span text:style-name="T5"><text:tab/></text:span><text:span text:style-name="T5"><text:tab/></text:span><text:span text:style-name="T5"> <text:s/>100001</text:span></text:p>
          <text:p><text:span text:style-name="T5"/></text:p>
          <text:p><text:span text:style-name="T5"/></text:p>
          <text:p><text:span text:style-name="T5"/></text:p>
          <text:p><text:span text:style-name="T5"><text:tab/></text:span><text:span text:style-name="T5"><text:tab/></text:span><text:span text:style-name="T5"><text:tab/></text:span><text:span text:style-name="T5"> <text:s text:c="9"/></text:span><text:span text:style-name="T5">0</text:span><text:span text:style-name="T5"><text:tab/></text:span><text:span text:style-name="T5"><text:tab/></text:span><text:span text:style-name="T5"><text:tab/></text:span><text:span text:style-name="T5">0</text:span><text:span text:style-name="T5"><text:tab/></text:span><text:span text:style-name="T5"><text:tab/></text:span><text:span text:style-name="T5"> <text:s text:c="6"/>2</text:span><text:span text:style-name="T5"><text:tab/></text:span><text:span text:style-name="T5"><text:tab/></text:span><text:span text:style-name="T5"><text:tab/></text:span><text:span text:style-name="T5"> <text:s text:c="4"/>17</text:span><text:span text:style-name="T5"><text:tab/></text:span><text:span text:style-name="T5"><text:tab/></text:span><text:span text:style-name="T5"><text:tab/></text:span><text:span text:style-name="T5"> <text:s text:c="3"/>0</text:span><text:span text:style-name="T5"><text:tab/></text:span><text:span text:style-name="T5"><text:tab/></text:span><text:span text:style-name="T5"><text:tab/></text:span><text:span text:style-name="T5"> <text:s text:c="2"/>33</text:span></text:p>
          <text:p><text:span text:style-name="T5"/></text:p>
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s</text:span><text:span text:style-name="T5"><text:tab/></text:span><text:span text:style-name="T5"><text:tab/></text:span><text:span text:style-name="T5"> <text:s text:c="6"/>rt</text:span><text:span text:style-name="T5"><text:tab/></text:span><text:span text:style-name="T5"><text:tab/></text:span><text:span text:style-name="T5"><text:tab/></text:span><text:span text:style-name="T5"> <text:s text:c="4"/>rd</text:span><text:span text:style-name="T5"><text:tab/></text:span><text:span text:style-name="T5"><text:tab/></text:span><text:span text:style-name="T5"><text:tab/></text:span><text:span text:style-name="T5"> <text:s text:c="3"/>shamt</text:span><text:span text:style-name="T5"><text:tab/></text:span><text:span text:style-name="T5"><text:tab/></text:span><text:span text:style-name="T5"> <text:s text:c="2"/>func</text:span></text:p>
        </draw:polygon>
        <draw:polygon draw:style-name="gr2" draw:text-style-name="P2" draw:layer="layout" svg:width="25.12cm" svg:height="0.02cm" svg:x="1.969cm" svg:y="1.18cm" svg:viewBox="0 0 25121 21" draw:points="0,21 25121,21 25121,0 0,0">
          <text:p/>
        </draw:polygon>
        <draw:polygon draw:style-name="gr2" draw:text-style-name="P2" draw:layer="layout" svg:width="25.12cm" svg:height="0.02cm" svg:x="1.969cm" svg:y="7.558cm" svg:viewBox="0 0 25121 21" draw:points="0,21 25121,21 25121,0 0,0">
          <text:p/>
        </draw:polygon>
        <draw:polygon draw:style-name="gr2" draw:text-style-name="P2" draw:layer="layout" svg:width="0.02cm" svg:height="6.398cm" svg:x="1.969cm" svg:y="1.18cm" svg:viewBox="0 0 21 6399" draw:points="0,6399 21,6399 21,0 0,0">
          <text:p/>
        </draw:polygon>
        <draw:polygon draw:style-name="gr2" draw:text-style-name="P2" draw:layer="layout" svg:width="0.02cm" svg:height="6.398cm" svg:x="27.069cm" svg:y="1.18cm" svg:viewBox="0 0 21 6399" draw:points="0,6399 21,6399 21,0 0,0">
          <text:p/>
        </draw:polygon>
        <draw:polygon draw:style-name="gr2" draw:text-style-name="P2" draw:layer="layout" svg:width="4.043cm" svg:height="0.02cm" svg:x="2.028cm" svg:y="1.239cm" svg:viewBox="0 0 4044 21" draw:points="0,21 4044,21 4044,0 0,0">
          <text:p/>
        </draw:polygon>
        <draw:polygon draw:style-name="gr2" draw:text-style-name="P2" draw:layer="layout" svg:width="4.043cm" svg:height="0.02cm" svg:x="2.028cm" svg:y="2.318cm" svg:viewBox="0 0 4044 21" draw:points="0,21 4044,21 4044,0 0,0">
          <text:p/>
        </draw:polygon>
        <draw:polygon draw:style-name="gr2" draw:text-style-name="P2" draw:layer="layout" svg:width="0.019cm" svg:height="1.099cm" svg:x="2.028cm" svg:y="1.239cm" svg:viewBox="0 0 20 1100" draw:points="0,1100 20,1100 20,0 0,0">
          <text:p/>
        </draw:polygon>
        <draw:polygon draw:style-name="gr2" draw:text-style-name="P2" draw:layer="layout" svg:width="0.021cm" svg:height="1.099cm" svg:x="6.051cm" svg:y="1.239cm" svg:viewBox="0 0 22 1100" draw:points="0,1100 22,1100 22,0 0,0">
          <text:p/>
        </draw:polygon>
        <draw:polygon draw:style-name="gr2" draw:text-style-name="P2" draw:layer="layout" svg:width="20.92cm" svg:height="0.02cm" svg:x="6.11cm" svg:y="1.239cm" svg:viewBox="0 0 20921 21" draw:points="0,21 20921,21 20921,0 0,0">
          <text:p/>
        </draw:polygon>
        <draw:polygon draw:style-name="gr2" draw:text-style-name="P2" draw:layer="layout" svg:width="20.92cm" svg:height="0.02cm" svg:x="6.11cm" svg:y="2.318cm" svg:viewBox="0 0 20921 21" draw:points="0,21 20921,21 20921,0 0,0">
          <text:p/>
        </draw:polygon>
        <draw:polygon draw:style-name="gr2" draw:text-style-name="P2" draw:layer="layout" svg:width="0.019cm" svg:height="1.099cm" svg:x="6.11cm" svg:y="1.239cm" svg:viewBox="0 0 20 1100" draw:points="0,1100 20,1100 20,0 0,0">
          <text:p/>
        </draw:polygon>
        <draw:polygon draw:style-name="gr2" draw:text-style-name="P2" draw:layer="layout" svg:width="0.02cm" svg:height="1.099cm" svg:x="27.01cm" svg:y="1.239cm" svg:viewBox="0 0 21 1100" draw:points="0,1100 21,1100 21,0 0,0">
          <text:p/>
        </draw:polygon>
        <draw:polygon draw:style-name="gr2" draw:text-style-name="P2" draw:layer="layout" svg:width="4.043cm" svg:height="0.02cm" svg:x="2.028cm" svg:y="2.377cm" svg:viewBox="0 0 4044 21" draw:points="0,21 4044,21 4044,0 0,0">
          <text:p/>
        </draw:polygon>
        <draw:polygon draw:style-name="gr2" draw:text-style-name="P2" draw:layer="layout" svg:width="4.043cm" svg:height="0.02cm" svg:x="2.028cm" svg:y="3.456cm" svg:viewBox="0 0 4044 21" draw:points="0,21 4044,21 4044,0 0,0">
          <text:p/>
        </draw:polygon>
        <draw:polygon draw:style-name="gr2" draw:text-style-name="P2" draw:layer="layout" svg:width="0.019cm" svg:height="1.099cm" svg:x="2.028cm" svg:y="2.377cm" svg:viewBox="0 0 20 1100" draw:points="0,1100 20,1100 20,0 0,0">
          <text:p/>
        </draw:polygon>
        <draw:polygon draw:style-name="gr2" draw:text-style-name="P2" draw:layer="layout" svg:width="0.021cm" svg:height="1.099cm" svg:x="6.051cm" svg:y="2.377cm" svg:viewBox="0 0 22 1100" draw:points="0,1100 22,1100 22,0 0,0">
          <text:p/>
        </draw:polygon>
        <draw:polygon draw:style-name="gr2" draw:text-style-name="P2" draw:layer="layout" svg:width="20.92cm" svg:height="0.02cm" svg:x="6.11cm" svg:y="2.377cm" svg:viewBox="0 0 20921 21" draw:points="0,21 20921,21 20921,0 0,0">
          <text:p/>
        </draw:polygon>
        <draw:polygon draw:style-name="gr2" draw:text-style-name="P2" draw:layer="layout" svg:width="20.92cm" svg:height="0.02cm" svg:x="6.11cm" svg:y="3.456cm" svg:viewBox="0 0 20921 21" draw:points="0,21 20921,21 20921,0 0,0">
          <text:p/>
        </draw:polygon>
        <draw:polygon draw:style-name="gr2" draw:text-style-name="P2" draw:layer="layout" svg:width="0.019cm" svg:height="1.099cm" svg:x="6.11cm" svg:y="2.377cm" svg:viewBox="0 0 20 1100" draw:points="0,1100 20,1100 20,0 0,0">
          <text:p/>
        </draw:polygon>
        <draw:polygon draw:style-name="gr2" draw:text-style-name="P2" draw:layer="layout" svg:width="0.02cm" svg:height="1.099cm" svg:x="27.01cm" svg:y="2.377cm" svg:viewBox="0 0 21 1100" draw:points="0,1100 21,1100 21,0 0,0">
          <text:p/>
        </draw:polygon>
        <draw:polygon draw:style-name="gr2" draw:text-style-name="P2" draw:layer="layout" svg:width="4.043cm" svg:height="0.02cm" svg:x="2.028cm" svg:y="3.515cm" svg:viewBox="0 0 4044 21" draw:points="0,21 4044,21 4044,0 0,0">
          <text:p/>
        </draw:polygon>
        <draw:polygon draw:style-name="gr2" draw:text-style-name="P2" draw:layer="layout" svg:width="4.043cm" svg:height="0.019cm" svg:x="2.028cm" svg:y="4.595cm" svg:viewBox="0 0 4044 20" draw:points="0,20 4044,20 4044,0 0,0">
          <text:p/>
        </draw:polygon>
        <draw:polygon draw:style-name="gr2" draw:text-style-name="P2" draw:layer="layout" svg:width="0.019cm" svg:height="1.099cm" svg:x="2.028cm" svg:y="3.515cm" svg:viewBox="0 0 20 1100" draw:points="0,1100 20,1100 20,0 0,0">
          <text:p/>
        </draw:polygon>
        <draw:polygon draw:style-name="gr2" draw:text-style-name="P2" draw:layer="layout" svg:width="0.021cm" svg:height="1.099cm" svg:x="6.051cm" svg:y="3.515cm" svg:viewBox="0 0 22 1100" draw:points="0,1100 22,1100 22,0 0,0">
          <text:p/>
        </draw:polygon>
        <draw:polygon draw:style-name="gr2" draw:text-style-name="P2" draw:layer="layout" svg:width="20.92cm" svg:height="0.02cm" svg:x="6.11cm" svg:y="3.515cm" svg:viewBox="0 0 20921 21" draw:points="0,21 20921,21 20921,0 0,0">
          <text:p/>
        </draw:polygon>
        <draw:polygon draw:style-name="gr2" draw:text-style-name="P2" draw:layer="layout" svg:width="20.92cm" svg:height="0.019cm" svg:x="6.11cm" svg:y="4.595cm" svg:viewBox="0 0 20921 20" draw:points="0,20 20921,20 20921,0 0,0">
          <text:p/>
        </draw:polygon>
        <draw:polygon draw:style-name="gr2" draw:text-style-name="P2" draw:layer="layout" svg:width="0.019cm" svg:height="1.099cm" svg:x="6.11cm" svg:y="3.515cm" svg:viewBox="0 0 20 1100" draw:points="0,1100 20,1100 20,0 0,0">
          <text:p/>
        </draw:polygon>
        <draw:polygon draw:style-name="gr2" draw:text-style-name="P2" draw:layer="layout" svg:width="0.02cm" svg:height="1.099cm" svg:x="27.01cm" svg:y="3.515cm" svg:viewBox="0 0 21 1100" draw:points="0,1100 21,1100 21,0 0,0">
          <text:p/>
        </draw:polygon>
        <draw:polygon draw:style-name="gr2" draw:text-style-name="P2" draw:layer="layout" svg:width="4.043cm" svg:height="0.019cm" svg:x="2.028cm" svg:y="4.654cm" svg:viewBox="0 0 4044 20" draw:points="0,20 4044,20 4044,0 0,0">
          <text:p/>
        </draw:polygon>
        <draw:polygon draw:style-name="gr2" draw:text-style-name="P2" draw:layer="layout" svg:width="4.043cm" svg:height="0.02cm" svg:x="2.028cm" svg:y="5.733cm" svg:viewBox="0 0 4044 21" draw:points="0,21 4044,21 4044,0 0,0">
          <text:p/>
        </draw:polygon>
        <draw:polygon draw:style-name="gr2" draw:text-style-name="P2" draw:layer="layout" svg:width="0.019cm" svg:height="1.099cm" svg:x="2.028cm" svg:y="4.654cm" svg:viewBox="0 0 20 1100" draw:points="0,1100 20,1100 20,0 0,0">
          <text:p/>
        </draw:polygon>
        <draw:polygon draw:style-name="gr2" draw:text-style-name="P2" draw:layer="layout" svg:width="0.021cm" svg:height="1.099cm" svg:x="6.051cm" svg:y="4.654cm" svg:viewBox="0 0 22 1100" draw:points="0,1100 22,1100 22,0 0,0">
          <text:p/>
        </draw:polygon>
        <draw:polygon draw:style-name="gr2" draw:text-style-name="P2" draw:layer="layout" svg:width="3.611cm" svg:height="0.019cm" svg:x="6.11cm" svg:y="4.654cm" svg:viewBox="0 0 3612 20" draw:points="0,20 3612,20 3612,0 0,0">
          <text:p/>
        </draw:polygon>
        <draw:polygon draw:style-name="gr2" draw:text-style-name="P2" draw:layer="layout" svg:width="3.611cm" svg:height="0.02cm" svg:x="6.11cm" svg:y="5.733cm" svg:viewBox="0 0 3612 21" draw:points="0,21 3612,21 3612,0 0,0">
          <text:p/>
        </draw:polygon>
        <draw:polygon draw:style-name="gr2" draw:text-style-name="P2" draw:layer="layout" svg:width="0.019cm" svg:height="1.099cm" svg:x="6.11cm" svg:y="4.654cm" svg:viewBox="0 0 20 1100" draw:points="0,1100 20,1100 20,0 0,0">
          <text:p/>
        </draw:polygon>
        <draw:polygon draw:style-name="gr2" draw:text-style-name="P2" draw:layer="layout" svg:width="0.02cm" svg:height="1.099cm" svg:x="9.701cm" svg:y="4.654cm" svg:viewBox="0 0 21 1100" draw:points="0,1100 21,1100 21,0 0,0">
          <text:p/>
        </draw:polygon>
        <draw:polygon draw:style-name="gr2" draw:text-style-name="P2" draw:layer="layout" svg:width="5.73cm" svg:height="0.019cm" svg:x="9.76cm" svg:y="4.654cm" svg:viewBox="0 0 5731 20" draw:points="0,20 5731,20 5731,0 0,0">
          <text:p/>
        </draw:polygon>
        <draw:polygon draw:style-name="gr2" draw:text-style-name="P2" draw:layer="layout" svg:width="5.73cm" svg:height="0.02cm" svg:x="9.76cm" svg:y="5.733cm" svg:viewBox="0 0 5731 21" draw:points="0,21 5731,21 5731,0 0,0">
          <text:p/>
        </draw:polygon>
        <draw:polygon draw:style-name="gr2" draw:text-style-name="P2" draw:layer="layout" svg:width="0.02cm" svg:height="1.099cm" svg:x="9.76cm" svg:y="4.654cm" svg:viewBox="0 0 21 1100" draw:points="0,1100 21,1100 21,0 0,0">
          <text:p/>
        </draw:polygon>
        <draw:polygon draw:style-name="gr2" draw:text-style-name="P2" draw:layer="layout" svg:width="0.019cm" svg:height="1.099cm" svg:x="15.471cm" svg:y="4.654cm" svg:viewBox="0 0 20 1100" draw:points="0,1100 20,1100 20,0 0,0">
          <text:p/>
        </draw:polygon>
        <draw:polygon draw:style-name="gr2" draw:text-style-name="P2" draw:layer="layout" svg:width="5.73cm" svg:height="0.019cm" svg:x="15.53cm" svg:y="4.654cm" svg:viewBox="0 0 5731 20" draw:points="0,20 5731,20 5731,0 0,0">
          <text:p/>
        </draw:polygon>
        <draw:polygon draw:style-name="gr2" draw:text-style-name="P2" draw:layer="layout" svg:width="5.73cm" svg:height="0.02cm" svg:x="15.53cm" svg:y="5.733cm" svg:viewBox="0 0 5731 21" draw:points="0,21 5731,21 5731,0 0,0">
          <text:p/>
        </draw:polygon>
        <draw:polygon draw:style-name="gr2" draw:text-style-name="P2" draw:layer="layout" svg:width="0.019cm" svg:height="1.099cm" svg:x="15.53cm" svg:y="4.654cm" svg:viewBox="0 0 20 1100" draw:points="0,1100 20,1100 20,0 0,0">
          <text:p/>
        </draw:polygon>
        <draw:polygon draw:style-name="gr2" draw:text-style-name="P2" draw:layer="layout" svg:width="0.02cm" svg:height="1.099cm" svg:x="21.24cm" svg:y="4.654cm" svg:viewBox="0 0 21 1100" draw:points="0,1100 21,1100 21,0 0,0">
          <text:p/>
        </draw:polygon>
        <draw:polygon draw:style-name="gr2" draw:text-style-name="P2" draw:layer="layout" svg:width="5.731cm" svg:height="0.019cm" svg:x="21.299cm" svg:y="4.654cm" svg:viewBox="0 0 5732 20" draw:points="0,20 5732,20 5732,0 0,0">
          <text:p/>
        </draw:polygon>
        <draw:polygon draw:style-name="gr2" draw:text-style-name="P2" draw:layer="layout" svg:width="5.731cm" svg:height="0.02cm" svg:x="21.299cm" svg:y="5.733cm" svg:viewBox="0 0 5732 21" draw:points="0,21 5732,21 5732,0 0,0">
          <text:p/>
        </draw:polygon>
        <draw:polygon draw:style-name="gr2" draw:text-style-name="P2" draw:layer="layout" svg:width="0.02cm" svg:height="1.099cm" svg:x="21.299cm" svg:y="4.654cm" svg:viewBox="0 0 21 1100" draw:points="0,1100 21,1100 21,0 0,0">
          <text:p/>
        </draw:polygon>
        <draw:polygon draw:style-name="gr2" draw:text-style-name="P2" draw:layer="layout" svg:width="0.02cm" svg:height="1.099cm" svg:x="27.01cm" svg:y="4.654cm" svg:viewBox="0 0 21 1100" draw:points="0,1100 21,1100 21,0 0,0">
          <text:p/>
        </draw:polygon>
        <draw:polygon draw:style-name="gr2" draw:text-style-name="P2" draw:layer="layout" svg:width="4.043cm" svg:height="0.019cm" svg:x="2.028cm" svg:y="5.792cm" svg:viewBox="0 0 4044 20" draw:points="0,20 4044,20 4044,0 0,0">
          <text:p/>
        </draw:polygon>
        <draw:polygon draw:style-name="gr2" draw:text-style-name="P2" draw:layer="layout" svg:width="4.043cm" svg:height="0.02cm" svg:x="2.028cm" svg:y="6.871cm" svg:viewBox="0 0 4044 21" draw:points="0,21 4044,21 4044,0 0,0">
          <text:p/>
        </draw:polygon>
        <draw:polygon draw:style-name="gr2" draw:text-style-name="P2" draw:layer="layout" svg:width="0.019cm" svg:height="1.099cm" svg:x="2.028cm" svg:y="5.792cm" svg:viewBox="0 0 20 1100" draw:points="0,1100 20,1100 20,0 0,0">
          <text:p/>
        </draw:polygon>
        <draw:polygon draw:style-name="gr2" draw:text-style-name="P2" draw:layer="layout" svg:width="0.021cm" svg:height="1.099cm" svg:x="6.051cm" svg:y="5.792cm" svg:viewBox="0 0 22 1100" draw:points="0,1100 22,1100 22,0 0,0">
          <text:p/>
        </draw:polygon>
        <draw:polygon draw:style-name="gr2" draw:text-style-name="P2" draw:layer="layout" svg:width="3.611cm" svg:height="0.019cm" svg:x="6.11cm" svg:y="5.792cm" svg:viewBox="0 0 3612 20" draw:points="0,20 3612,20 3612,0 0,0">
          <text:p/>
        </draw:polygon>
        <draw:polygon draw:style-name="gr2" draw:text-style-name="P2" draw:layer="layout" svg:width="3.611cm" svg:height="0.02cm" svg:x="6.11cm" svg:y="6.871cm" svg:viewBox="0 0 3612 21" draw:points="0,21 3612,21 3612,0 0,0">
          <text:p/>
        </draw:polygon>
        <draw:polygon draw:style-name="gr2" draw:text-style-name="P2" draw:layer="layout" svg:width="0.019cm" svg:height="1.099cm" svg:x="6.11cm" svg:y="5.792cm" svg:viewBox="0 0 20 1100" draw:points="0,1100 20,1100 20,0 0,0">
          <text:p/>
        </draw:polygon>
        <draw:polygon draw:style-name="gr2" draw:text-style-name="P2" draw:layer="layout" svg:width="0.02cm" svg:height="1.099cm" svg:x="9.701cm" svg:y="5.792cm" svg:viewBox="0 0 21 1100" draw:points="0,1100 21,1100 21,0 0,0">
          <text:p/>
        </draw:polygon>
        <draw:polygon draw:style-name="gr2" draw:text-style-name="P2" draw:layer="layout" svg:width="5.73cm" svg:height="0.019cm" svg:x="9.76cm" svg:y="5.792cm" svg:viewBox="0 0 5731 20" draw:points="0,20 5731,20 5731,0 0,0">
          <text:p/>
        </draw:polygon>
        <draw:polygon draw:style-name="gr2" draw:text-style-name="P2" draw:layer="layout" svg:width="5.73cm" svg:height="0.02cm" svg:x="9.76cm" svg:y="6.871cm" svg:viewBox="0 0 5731 21" draw:points="0,21 5731,21 5731,0 0,0">
          <text:p/>
        </draw:polygon>
        <draw:polygon draw:style-name="gr2" draw:text-style-name="P2" draw:layer="layout" svg:width="0.02cm" svg:height="1.099cm" svg:x="9.76cm" svg:y="5.792cm" svg:viewBox="0 0 21 1100" draw:points="0,1100 21,1100 21,0 0,0">
          <text:p/>
        </draw:polygon>
        <draw:polygon draw:style-name="gr2" draw:text-style-name="P2" draw:layer="layout" svg:width="0.019cm" svg:height="1.099cm" svg:x="15.471cm" svg:y="5.792cm" svg:viewBox="0 0 20 1100" draw:points="0,1100 20,1100 20,0 0,0">
          <text:p/>
        </draw:polygon>
        <draw:polygon draw:style-name="gr2" draw:text-style-name="P2" draw:layer="layout" svg:width="5.73cm" svg:height="0.019cm" svg:x="15.53cm" svg:y="5.792cm" svg:viewBox="0 0 5731 20" draw:points="0,20 5731,20 5731,0 0,0">
          <text:p/>
        </draw:polygon>
        <draw:polygon draw:style-name="gr2" draw:text-style-name="P2" draw:layer="layout" svg:width="5.73cm" svg:height="0.02cm" svg:x="15.53cm" svg:y="6.871cm" svg:viewBox="0 0 5731 21" draw:points="0,21 5731,21 5731,0 0,0">
          <text:p/>
        </draw:polygon>
        <draw:polygon draw:style-name="gr2" draw:text-style-name="P2" draw:layer="layout" svg:width="0.019cm" svg:height="1.099cm" svg:x="15.53cm" svg:y="5.792cm" svg:viewBox="0 0 20 1100" draw:points="0,1100 20,1100 20,0 0,0">
          <text:p/>
        </draw:polygon>
        <draw:polygon draw:style-name="gr2" draw:text-style-name="P2" draw:layer="layout" svg:width="0.02cm" svg:height="1.099cm" svg:x="21.24cm" svg:y="5.792cm" svg:viewBox="0 0 21 1100" draw:points="0,1100 21,1100 21,0 0,0">
          <text:p/>
        </draw:polygon>
        <draw:polygon draw:style-name="gr2" draw:text-style-name="P2" draw:layer="layout" svg:width="5.731cm" svg:height="0.019cm" svg:x="21.299cm" svg:y="5.792cm" svg:viewBox="0 0 5732 20" draw:points="0,20 5732,20 5732,0 0,0">
          <text:p/>
        </draw:polygon>
        <draw:polygon draw:style-name="gr2" draw:text-style-name="P2" draw:layer="layout" svg:width="5.731cm" svg:height="0.02cm" svg:x="21.299cm" svg:y="6.871cm" svg:viewBox="0 0 5732 21" draw:points="0,21 5732,21 5732,0 0,0">
          <text:p/>
        </draw:polygon>
        <draw:polygon draw:style-name="gr2" draw:text-style-name="P2" draw:layer="layout" svg:width="0.02cm" svg:height="1.099cm" svg:x="21.299cm" svg:y="5.792cm" svg:viewBox="0 0 21 1100" draw:points="0,1100 21,1100 21,0 0,0">
          <text:p/>
        </draw:polygon>
        <draw:polygon draw:style-name="gr2" draw:text-style-name="P2" draw:layer="layout" svg:width="0.02cm" svg:height="1.099cm" svg:x="27.01cm" svg:y="5.792cm" svg:viewBox="0 0 21 1100" draw:points="0,1100 21,1100 21,0 0,0">
          <text:p/>
        </draw:polygon>
        <draw:polygon draw:style-name="gr2" draw:text-style-name="P2" draw:layer="layout" svg:width="4.043cm" svg:height="0.02cm" svg:x="2.028cm" svg:y="6.93cm" svg:viewBox="0 0 4044 21" draw:points="0,21 4044,21 4044,0 0,0">
          <text:p/>
        </draw:polygon>
        <draw:polygon draw:style-name="gr2" draw:text-style-name="P2" draw:layer="layout" svg:width="4.043cm" svg:height="0.02cm" svg:x="2.028cm" svg:y="7.499cm" svg:viewBox="0 0 4044 21" draw:points="0,21 4044,21 4044,0 0,0">
          <text:p/>
        </draw:polygon>
        <draw:polygon draw:style-name="gr2" draw:text-style-name="P2" draw:layer="layout" svg:width="0.019cm" svg:height="0.589cm" svg:x="2.028cm" svg:y="6.93cm" svg:viewBox="0 0 20 590" draw:points="0,590 20,590 20,0 0,0">
          <text:p/>
        </draw:polygon>
        <draw:polygon draw:style-name="gr2" draw:text-style-name="P2" draw:layer="layout" svg:width="0.021cm" svg:height="0.589cm" svg:x="6.051cm" svg:y="6.93cm" svg:viewBox="0 0 22 590" draw:points="0,590 22,590 22,0 0,0">
          <text:p/>
        </draw:polygon>
        <draw:polygon draw:style-name="gr2" draw:text-style-name="P2" draw:layer="layout" svg:width="3.611cm" svg:height="0.02cm" svg:x="6.11cm" svg:y="6.93cm" svg:viewBox="0 0 3612 21" draw:points="0,21 3612,21 3612,0 0,0">
          <text:p/>
        </draw:polygon>
        <draw:polygon draw:style-name="gr2" draw:text-style-name="P2" draw:layer="layout" svg:width="3.611cm" svg:height="0.02cm" svg:x="6.11cm" svg:y="7.499cm" svg:viewBox="0 0 3612 21" draw:points="0,21 3612,21 3612,0 0,0">
          <text:p/>
        </draw:polygon>
        <draw:polygon draw:style-name="gr2" draw:text-style-name="P2" draw:layer="layout" svg:width="0.019cm" svg:height="0.589cm" svg:x="6.11cm" svg:y="6.93cm" svg:viewBox="0 0 20 590" draw:points="0,590 20,590 20,0 0,0">
          <text:p/>
        </draw:polygon>
        <draw:polygon draw:style-name="gr2" draw:text-style-name="P2" draw:layer="layout" svg:width="0.02cm" svg:height="0.589cm" svg:x="9.701cm" svg:y="6.93cm" svg:viewBox="0 0 21 590" draw:points="0,590 21,590 21,0 0,0">
          <text:p/>
        </draw:polygon>
        <draw:polygon draw:style-name="gr2" draw:text-style-name="P2" draw:layer="layout" svg:width="5.73cm" svg:height="0.02cm" svg:x="9.76cm" svg:y="6.93cm" svg:viewBox="0 0 5731 21" draw:points="0,21 5731,21 5731,0 0,0">
          <text:p/>
        </draw:polygon>
        <draw:polygon draw:style-name="gr2" draw:text-style-name="P2" draw:layer="layout" svg:width="5.73cm" svg:height="0.02cm" svg:x="9.76cm" svg:y="7.499cm" svg:viewBox="0 0 5731 21" draw:points="0,21 5731,21 5731,0 0,0">
          <text:p/>
        </draw:polygon>
        <draw:polygon draw:style-name="gr2" draw:text-style-name="P2" draw:layer="layout" svg:width="0.02cm" svg:height="0.589cm" svg:x="9.76cm" svg:y="6.93cm" svg:viewBox="0 0 21 590" draw:points="0,590 21,590 21,0 0,0">
          <text:p/>
        </draw:polygon>
        <draw:polygon draw:style-name="gr2" draw:text-style-name="P2" draw:layer="layout" svg:width="0.019cm" svg:height="0.589cm" svg:x="15.471cm" svg:y="6.93cm" svg:viewBox="0 0 20 590" draw:points="0,590 20,590 20,0 0,0">
          <text:p/>
        </draw:polygon>
        <draw:polygon draw:style-name="gr2" draw:text-style-name="P2" draw:layer="layout" svg:width="5.73cm" svg:height="0.02cm" svg:x="15.53cm" svg:y="6.93cm" svg:viewBox="0 0 5731 21" draw:points="0,21 5731,21 5731,0 0,0">
          <text:p/>
        </draw:polygon>
        <draw:polygon draw:style-name="gr2" draw:text-style-name="P2" draw:layer="layout" svg:width="5.73cm" svg:height="0.02cm" svg:x="15.53cm" svg:y="7.499cm" svg:viewBox="0 0 5731 21" draw:points="0,21 5731,21 5731,0 0,0">
          <text:p/>
        </draw:polygon>
        <draw:polygon draw:style-name="gr2" draw:text-style-name="P2" draw:layer="layout" svg:width="0.019cm" svg:height="0.589cm" svg:x="15.53cm" svg:y="6.93cm" svg:viewBox="0 0 20 590" draw:points="0,590 20,590 20,0 0,0">
          <text:p/>
        </draw:polygon>
        <draw:polygon draw:style-name="gr2" draw:text-style-name="P2" draw:layer="layout" svg:width="0.02cm" svg:height="0.589cm" svg:x="21.24cm" svg:y="6.93cm" svg:viewBox="0 0 21 590" draw:points="0,590 21,590 21,0 0,0">
          <text:p/>
        </draw:polygon>
        <draw:polygon draw:style-name="gr2" draw:text-style-name="P2" draw:layer="layout" svg:width="5.731cm" svg:height="0.02cm" svg:x="21.299cm" svg:y="6.93cm" svg:viewBox="0 0 5732 21" draw:points="0,21 5732,21 5732,0 0,0">
          <text:p/>
        </draw:polygon>
        <draw:polygon draw:style-name="gr2" draw:text-style-name="P2" draw:layer="layout" svg:width="5.731cm" svg:height="0.02cm" svg:x="21.299cm" svg:y="7.499cm" svg:viewBox="0 0 5732 21" draw:points="0,21 5732,21 5732,0 0,0">
          <text:p/>
        </draw:polygon>
        <draw:polygon draw:style-name="gr2" draw:text-style-name="P2" draw:layer="layout" svg:width="0.02cm" svg:height="0.589cm" svg:x="21.299cm" svg:y="6.93cm" svg:viewBox="0 0 21 590" draw:points="0,590 21,590 21,0 0,0">
          <text:p/>
        </draw:polygon>
        <draw:polygon draw:style-name="gr2" draw:text-style-name="P2" draw:layer="layout" svg:width="0.02cm" svg:height="0.589cm" svg:x="27.01cm" svg:y="6.93cm" svg:viewBox="0 0 21 590" draw:points="0,590 21,590 21,0 0,0">
          <text:p/>
        </draw:polygon>
        <draw:polygon draw:style-name="gr2" draw:text-style-name="P2" draw:layer="layout" svg:width="20.626cm" svg:height="0.02cm" svg:x="1.969cm" svg:y="8.637cm" svg:viewBox="0 0 20627 21" draw:points="0,21 20627,21 20627,0 0,0">
          <text:p/>
        </draw:polygon>
        <draw:polygon draw:style-name="gr2" draw:text-style-name="P2" draw:layer="layout" svg:width="20.626cm" svg:height="0.02cm" svg:x="1.969cm" svg:y="11.836cm" svg:viewBox="0 0 20627 21" draw:points="0,21 20627,21 20627,0 0,0">
          <text:p/>
        </draw:polygon>
        <draw:polygon draw:style-name="gr2" draw:text-style-name="P2" draw:layer="layout" svg:width="0.02cm" svg:height="3.219cm" svg:x="1.969cm" svg:y="8.637cm" svg:viewBox="0 0 21 3220" draw:points="0,3220 21,3220 21,0 0,0">
          <text:p/>
        </draw:polygon>
        <draw:polygon draw:style-name="gr2" draw:text-style-name="P2" draw:layer="layout" svg:width="0.02cm" svg:height="3.219cm" svg:x="22.575cm" svg:y="8.637cm" svg:viewBox="0 0 21 3220" draw:points="0,3220 21,3220 21,0 0,0">
          <text:p/>
        </draw:polygon>
        <draw:polygon draw:style-name="gr2" draw:text-style-name="P2" draw:layer="layout" svg:width="5.279cm" svg:height="0.02cm" svg:x="2.028cm" svg:y="8.696cm" svg:viewBox="0 0 5280 21" draw:points="0,21 5280,21 5280,0 0,0">
          <text:p/>
        </draw:polygon>
        <draw:polygon draw:style-name="gr2" draw:text-style-name="P2" draw:layer="layout" svg:width="5.279cm" svg:height="0.02cm" svg:x="2.028cm" svg:y="9.265cm" svg:viewBox="0 0 5280 21" draw:points="0,21 5280,21 5280,0 0,0">
          <text:p/>
        </draw:polygon>
        <draw:polygon draw:style-name="gr2" draw:text-style-name="P2" draw:layer="layout" svg:width="0.019cm" svg:height="0.589cm" svg:x="2.028cm" svg:y="8.696cm" svg:viewBox="0 0 20 590" draw:points="0,590 20,590 20,0 0,0">
          <text:p/>
        </draw:polygon>
        <draw:polygon draw:style-name="gr2" draw:text-style-name="P2" draw:layer="layout" svg:width="0.02cm" svg:height="0.589cm" svg:x="7.287cm" svg:y="8.696cm" svg:viewBox="0 0 21 590" draw:points="0,590 21,590 21,0 0,0">
          <text:p/>
        </draw:polygon>
        <draw:polygon draw:style-name="gr2" draw:text-style-name="P2" draw:layer="layout" svg:width="15.15cm" svg:height="0.02cm" svg:x="7.346cm" svg:y="8.696cm" svg:viewBox="0 0 15151 21" draw:points="0,21 15151,21 15151,0 0,0">
          <text:p/>
        </draw:polygon>
        <draw:polygon draw:style-name="gr2" draw:text-style-name="P2" draw:layer="layout" svg:width="15.15cm" svg:height="0.02cm" svg:x="7.346cm" svg:y="9.265cm" svg:viewBox="0 0 15151 21" draw:points="0,21 15151,21 15151,0 0,0">
          <text:p/>
        </draw:polygon>
        <draw:polygon draw:style-name="gr2" draw:text-style-name="P2" draw:layer="layout" svg:width="0.02cm" svg:height="0.589cm" svg:x="7.346cm" svg:y="8.696cm" svg:viewBox="0 0 21 590" draw:points="0,590 21,590 21,0 0,0">
          <text:p/>
        </draw:polygon>
        <draw:polygon draw:style-name="gr2" draw:text-style-name="P2" draw:layer="layout" svg:width="0.019cm" svg:height="0.589cm" svg:x="22.477cm" svg:y="8.696cm" svg:viewBox="0 0 20 590" draw:points="0,590 20,590 20,0 0,0">
          <text:p/>
        </draw:polygon>
        <draw:polygon draw:style-name="gr2" draw:text-style-name="P2" draw:layer="layout" svg:width="5.279cm" svg:height="0.02cm" svg:x="2.028cm" svg:y="9.324cm" svg:viewBox="0 0 5280 21" draw:points="0,21 5280,21 5280,0 0,0">
          <text:p/>
        </draw:polygon>
        <draw:polygon draw:style-name="gr2" draw:text-style-name="P2" draw:layer="layout" svg:width="5.279cm" svg:height="0.02cm" svg:x="2.028cm" svg:y="9.893cm" svg:viewBox="0 0 5280 21" draw:points="0,21 5280,21 5280,0 0,0">
          <text:p/>
        </draw:polygon>
        <draw:polygon draw:style-name="gr2" draw:text-style-name="P2" draw:layer="layout" svg:width="0.019cm" svg:height="0.589cm" svg:x="2.028cm" svg:y="9.324cm" svg:viewBox="0 0 20 590" draw:points="0,590 20,590 20,0 0,0">
          <text:p/>
        </draw:polygon>
        <draw:polygon draw:style-name="gr2" draw:text-style-name="P2" draw:layer="layout" svg:width="0.02cm" svg:height="0.589cm" svg:x="7.287cm" svg:y="9.324cm" svg:viewBox="0 0 21 590" draw:points="0,590 21,590 21,0 0,0">
          <text:p/>
        </draw:polygon>
        <draw:polygon draw:style-name="gr2" draw:text-style-name="P2" draw:layer="layout" svg:width="15.19cm" svg:height="0.02cm" svg:x="7.346cm" svg:y="9.324cm" svg:viewBox="0 0 15191 21" draw:points="0,21 15191,21 15191,0 0,0">
          <text:p/>
        </draw:polygon>
        <draw:polygon draw:style-name="gr2" draw:text-style-name="P2" draw:layer="layout" svg:width="15.19cm" svg:height="0.02cm" svg:x="7.346cm" svg:y="9.893cm" svg:viewBox="0 0 15191 21" draw:points="0,21 15191,21 15191,0 0,0">
          <text:p/>
        </draw:polygon>
        <draw:polygon draw:style-name="gr2" draw:text-style-name="P2" draw:layer="layout" svg:width="0.02cm" svg:height="0.589cm" svg:x="7.346cm" svg:y="9.324cm" svg:viewBox="0 0 21 590" draw:points="0,590 21,590 21,0 0,0">
          <text:p/>
        </draw:polygon>
        <draw:polygon draw:style-name="gr2" draw:text-style-name="P2" draw:layer="layout" svg:width="0.02cm" svg:height="0.589cm" svg:x="22.516cm" svg:y="9.324cm" svg:viewBox="0 0 21 590" draw:points="0,590 21,590 21,0 0,0">
          <text:p/>
        </draw:polygon>
        <draw:polygon draw:style-name="gr2" draw:text-style-name="P2" draw:layer="layout" svg:width="5.279cm" svg:height="0.02cm" svg:x="2.028cm" svg:y="9.952cm" svg:viewBox="0 0 5280 21" draw:points="0,21 5280,21 5280,0 0,0">
          <text:p/>
        </draw:polygon>
        <draw:polygon draw:style-name="gr2" draw:text-style-name="P2" draw:layer="layout" svg:width="5.279cm" svg:height="0.02cm" svg:x="2.028cm" svg:y="10.521cm" svg:viewBox="0 0 5280 21" draw:points="0,21 5280,21 5280,0 0,0">
          <text:p/>
        </draw:polygon>
        <draw:polygon draw:style-name="gr2" draw:text-style-name="P2" draw:layer="layout" svg:width="0.019cm" svg:height="0.589cm" svg:x="2.028cm" svg:y="9.952cm" svg:viewBox="0 0 20 590" draw:points="0,590 20,590 20,0 0,0">
          <text:p/>
        </draw:polygon>
        <draw:polygon draw:style-name="gr2" draw:text-style-name="P2" draw:layer="layout" svg:width="0.02cm" svg:height="0.589cm" svg:x="7.287cm" svg:y="9.952cm" svg:viewBox="0 0 21 590" draw:points="0,590 21,590 21,0 0,0">
          <text:p/>
        </draw:polygon>
        <draw:polygon draw:style-name="gr2" draw:text-style-name="P2" draw:layer="layout" svg:width="3.611cm" svg:height="0.02cm" svg:x="7.346cm" svg:y="9.952cm" svg:viewBox="0 0 3612 21" draw:points="0,21 3612,21 3612,0 0,0">
          <text:p/>
        </draw:polygon>
        <draw:polygon draw:style-name="gr2" draw:text-style-name="P2" draw:layer="layout" svg:width="3.611cm" svg:height="0.02cm" svg:x="7.346cm" svg:y="10.521cm" svg:viewBox="0 0 3612 21" draw:points="0,21 3612,21 3612,0 0,0">
          <text:p/>
        </draw:polygon>
        <draw:polygon draw:style-name="gr2" draw:text-style-name="P2" draw:layer="layout" svg:width="0.02cm" svg:height="0.589cm" svg:x="7.346cm" svg:y="9.952cm" svg:viewBox="0 0 21 590" draw:points="0,590 21,590 21,0 0,0">
          <text:p/>
        </draw:polygon>
        <draw:polygon draw:style-name="gr2" draw:text-style-name="P2" draw:layer="layout" svg:width="0.02cm" svg:height="0.589cm" svg:x="10.937cm" svg:y="9.952cm" svg:viewBox="0 0 21 590" draw:points="0,590 21,590 21,0 0,0">
          <text:p/>
        </draw:polygon>
        <draw:polygon draw:style-name="gr2" draw:text-style-name="P2" draw:layer="layout" svg:width="5.731cm" svg:height="0.02cm" svg:x="10.996cm" svg:y="9.952cm" svg:viewBox="0 0 5732 21" draw:points="0,21 5732,21 5732,0 0,0">
          <text:p/>
        </draw:polygon>
        <draw:polygon draw:style-name="gr2" draw:text-style-name="P2" draw:layer="layout" svg:width="5.731cm" svg:height="0.02cm" svg:x="10.996cm" svg:y="10.521cm" svg:viewBox="0 0 5732 21" draw:points="0,21 5732,21 5732,0 0,0">
          <text:p/>
        </draw:polygon>
        <draw:polygon draw:style-name="gr2" draw:text-style-name="P2" draw:layer="layout" svg:width="0.02cm" svg:height="0.589cm" svg:x="10.996cm" svg:y="9.952cm" svg:viewBox="0 0 21 590" draw:points="0,590 21,590 21,0 0,0">
          <text:p/>
        </draw:polygon>
        <draw:polygon draw:style-name="gr2" draw:text-style-name="P2" draw:layer="layout" svg:width="0.02cm" svg:height="0.589cm" svg:x="16.707cm" svg:y="9.952cm" svg:viewBox="0 0 21 590" draw:points="0,590 21,590 21,0 0,0">
          <text:p/>
        </draw:polygon>
        <draw:polygon draw:style-name="gr2" draw:text-style-name="P2" draw:layer="layout" svg:width="5.73cm" svg:height="0.02cm" svg:x="16.766cm" svg:y="9.952cm" svg:viewBox="0 0 5731 21" draw:points="0,21 5731,21 5731,0 0,0">
          <text:p/>
        </draw:polygon>
        <draw:polygon draw:style-name="gr2" draw:text-style-name="P2" draw:layer="layout" svg:width="5.73cm" svg:height="0.02cm" svg:x="16.766cm" svg:y="10.521cm" svg:viewBox="0 0 5731 21" draw:points="0,21 5731,21 5731,0 0,0">
          <text:p/>
        </draw:polygon>
        <draw:polygon draw:style-name="gr2" draw:text-style-name="P2" draw:layer="layout" svg:width="0.02cm" svg:height="0.589cm" svg:x="16.766cm" svg:y="9.952cm" svg:viewBox="0 0 21 590" draw:points="0,590 21,590 21,0 0,0">
          <text:p/>
        </draw:polygon>
        <draw:polygon draw:style-name="gr2" draw:text-style-name="P2" draw:layer="layout" svg:width="0.019cm" svg:height="0.589cm" svg:x="22.477cm" svg:y="9.952cm" svg:viewBox="0 0 20 590" draw:points="0,590 20,590 20,0 0,0">
          <text:p/>
        </draw:polygon>
        <draw:polygon draw:style-name="gr2" draw:text-style-name="P2" draw:layer="layout" svg:width="5.279cm" svg:height="0.02cm" svg:x="2.028cm" svg:y="10.58cm" svg:viewBox="0 0 5280 21" draw:points="0,21 5280,21 5280,0 0,0">
          <text:p/>
        </draw:polygon>
        <draw:polygon draw:style-name="gr2" draw:text-style-name="P2" draw:layer="layout" svg:width="5.279cm" svg:height="0.02cm" svg:x="2.028cm" svg:y="11.149cm" svg:viewBox="0 0 5280 21" draw:points="0,21 5280,21 5280,0 0,0">
          <text:p/>
        </draw:polygon>
        <draw:polygon draw:style-name="gr2" draw:text-style-name="P2" draw:layer="layout" svg:width="0.019cm" svg:height="0.589cm" svg:x="2.028cm" svg:y="10.58cm" svg:viewBox="0 0 20 590" draw:points="0,590 20,590 20,0 0,0">
          <text:p/>
        </draw:polygon>
        <draw:polygon draw:style-name="gr2" draw:text-style-name="P2" draw:layer="layout" svg:width="0.02cm" svg:height="0.589cm" svg:x="7.287cm" svg:y="10.58cm" svg:viewBox="0 0 21 590" draw:points="0,590 21,590 21,0 0,0">
          <text:p/>
        </draw:polygon>
        <draw:polygon draw:style-name="gr2" draw:text-style-name="P2" draw:layer="layout" svg:width="3.611cm" svg:height="0.02cm" svg:x="7.346cm" svg:y="10.58cm" svg:viewBox="0 0 3612 21" draw:points="0,21 3612,21 3612,0 0,0">
          <text:p/>
        </draw:polygon>
        <draw:polygon draw:style-name="gr2" draw:text-style-name="P2" draw:layer="layout" svg:width="3.611cm" svg:height="0.02cm" svg:x="7.346cm" svg:y="11.149cm" svg:viewBox="0 0 3612 21" draw:points="0,21 3612,21 3612,0 0,0">
          <text:p/>
        </draw:polygon>
        <draw:polygon draw:style-name="gr2" draw:text-style-name="P2" draw:layer="layout" svg:width="0.02cm" svg:height="0.589cm" svg:x="7.346cm" svg:y="10.58cm" svg:viewBox="0 0 21 590" draw:points="0,590 21,590 21,0 0,0">
          <text:p/>
        </draw:polygon>
        <draw:polygon draw:style-name="gr2" draw:text-style-name="P2" draw:layer="layout" svg:width="0.02cm" svg:height="0.589cm" svg:x="10.937cm" svg:y="10.58cm" svg:viewBox="0 0 21 590" draw:points="0,590 21,590 21,0 0,0">
          <text:p/>
        </draw:polygon>
        <draw:polygon draw:style-name="gr2" draw:text-style-name="P2" draw:layer="layout" svg:width="5.731cm" svg:height="0.02cm" svg:x="10.996cm" svg:y="10.58cm" svg:viewBox="0 0 5732 21" draw:points="0,21 5732,21 5732,0 0,0">
          <text:p/>
        </draw:polygon>
        <draw:polygon draw:style-name="gr2" draw:text-style-name="P2" draw:layer="layout" svg:width="5.731cm" svg:height="0.02cm" svg:x="10.996cm" svg:y="11.149cm" svg:viewBox="0 0 5732 21" draw:points="0,21 5732,21 5732,0 0,0">
          <text:p/>
        </draw:polygon>
        <draw:polygon draw:style-name="gr2" draw:text-style-name="P2" draw:layer="layout" svg:width="0.02cm" svg:height="0.589cm" svg:x="10.996cm" svg:y="10.58cm" svg:viewBox="0 0 21 590" draw:points="0,590 21,590 21,0 0,0">
          <text:p/>
        </draw:polygon>
        <draw:polygon draw:style-name="gr2" draw:text-style-name="P2" draw:layer="layout" svg:width="0.02cm" svg:height="0.589cm" svg:x="16.707cm" svg:y="10.58cm" svg:viewBox="0 0 21 590" draw:points="0,590 21,590 21,0 0,0">
          <text:p/>
        </draw:polygon>
        <draw:polygon draw:style-name="gr2" draw:text-style-name="P2" draw:layer="layout" svg:width="5.73cm" svg:height="0.02cm" svg:x="16.766cm" svg:y="10.58cm" svg:viewBox="0 0 5731 21" draw:points="0,21 5731,21 5731,0 0,0">
          <text:p/>
        </draw:polygon>
        <draw:polygon draw:style-name="gr2" draw:text-style-name="P2" draw:layer="layout" svg:width="5.73cm" svg:height="0.02cm" svg:x="16.766cm" svg:y="11.149cm" svg:viewBox="0 0 5731 21" draw:points="0,21 5731,21 5731,0 0,0">
          <text:p/>
        </draw:polygon>
        <draw:polygon draw:style-name="gr2" draw:text-style-name="P2" draw:layer="layout" svg:width="0.02cm" svg:height="0.589cm" svg:x="16.766cm" svg:y="10.58cm" svg:viewBox="0 0 21 590" draw:points="0,590 21,590 21,0 0,0">
          <text:p/>
        </draw:polygon>
        <draw:polygon draw:style-name="gr2" draw:text-style-name="P2" draw:layer="layout" svg:width="0.019cm" svg:height="0.589cm" svg:x="22.477cm" svg:y="10.58cm" svg:viewBox="0 0 20 590" draw:points="0,590 20,590 20,0 0,0">
          <text:p/>
        </draw:polygon>
        <draw:polygon draw:style-name="gr2" draw:text-style-name="P2" draw:layer="layout" svg:width="5.279cm" svg:height="0.02cm" svg:x="2.028cm" svg:y="11.208cm" svg:viewBox="0 0 5280 21" draw:points="0,21 5280,21 5280,0 0,0">
          <text:p/>
        </draw:polygon>
        <draw:polygon draw:style-name="gr2" draw:text-style-name="P2" draw:layer="layout" svg:width="5.279cm" svg:height="0.02cm" svg:x="2.028cm" svg:y="11.777cm" svg:viewBox="0 0 5280 21" draw:points="0,21 5280,21 5280,0 0,0">
          <text:p/>
        </draw:polygon>
        <draw:polygon draw:style-name="gr2" draw:text-style-name="P2" draw:layer="layout" svg:width="0.019cm" svg:height="0.589cm" svg:x="2.028cm" svg:y="11.208cm" svg:viewBox="0 0 20 590" draw:points="0,590 20,590 20,0 0,0">
          <text:p/>
        </draw:polygon>
        <draw:polygon draw:style-name="gr2" draw:text-style-name="P2" draw:layer="layout" svg:width="0.02cm" svg:height="0.589cm" svg:x="7.287cm" svg:y="11.208cm" svg:viewBox="0 0 21 590" draw:points="0,590 21,590 21,0 0,0">
          <text:p/>
        </draw:polygon>
        <draw:polygon draw:style-name="gr2" draw:text-style-name="P2" draw:layer="layout" svg:width="3.611cm" svg:height="0.02cm" svg:x="7.346cm" svg:y="11.208cm" svg:viewBox="0 0 3612 21" draw:points="0,21 3612,21 3612,0 0,0">
          <text:p/>
        </draw:polygon>
        <draw:polygon draw:style-name="gr2" draw:text-style-name="P2" draw:layer="layout" svg:width="3.611cm" svg:height="0.02cm" svg:x="7.346cm" svg:y="11.777cm" svg:viewBox="0 0 3612 21" draw:points="0,21 3612,21 3612,0 0,0">
          <text:p/>
        </draw:polygon>
        <draw:polygon draw:style-name="gr2" draw:text-style-name="P2" draw:layer="layout" svg:width="0.02cm" svg:height="0.589cm" svg:x="7.346cm" svg:y="11.208cm" svg:viewBox="0 0 21 590" draw:points="0,590 21,590 21,0 0,0">
          <text:p/>
        </draw:polygon>
        <draw:polygon draw:style-name="gr2" draw:text-style-name="P2" draw:layer="layout" svg:width="0.02cm" svg:height="0.589cm" svg:x="10.937cm" svg:y="11.208cm" svg:viewBox="0 0 21 590" draw:points="0,590 21,590 21,0 0,0">
          <text:p/>
        </draw:polygon>
        <draw:polygon draw:style-name="gr2" draw:text-style-name="P2" draw:layer="layout" svg:width="5.731cm" svg:height="0.02cm" svg:x="10.996cm" svg:y="11.208cm" svg:viewBox="0 0 5732 21" draw:points="0,21 5732,21 5732,0 0,0">
          <text:p/>
        </draw:polygon>
        <draw:polygon draw:style-name="gr2" draw:text-style-name="P2" draw:layer="layout" svg:width="5.731cm" svg:height="0.02cm" svg:x="10.996cm" svg:y="11.777cm" svg:viewBox="0 0 5732 21" draw:points="0,21 5732,21 5732,0 0,0">
          <text:p/>
        </draw:polygon>
        <draw:polygon draw:style-name="gr2" draw:text-style-name="P2" draw:layer="layout" svg:width="0.02cm" svg:height="0.589cm" svg:x="10.996cm" svg:y="11.208cm" svg:viewBox="0 0 21 590" draw:points="0,590 21,590 21,0 0,0">
          <text:p/>
        </draw:polygon>
        <draw:polygon draw:style-name="gr2" draw:text-style-name="P2" draw:layer="layout" svg:width="0.02cm" svg:height="0.589cm" svg:x="16.707cm" svg:y="11.208cm" svg:viewBox="0 0 21 590" draw:points="0,590 21,590 21,0 0,0">
          <text:p/>
        </draw:polygon>
        <draw:polygon draw:style-name="gr2" draw:text-style-name="P2" draw:layer="layout" svg:width="5.73cm" svg:height="0.02cm" svg:x="16.766cm" svg:y="11.208cm" svg:viewBox="0 0 5731 21" draw:points="0,21 5731,21 5731,0 0,0">
          <text:p/>
        </draw:polygon>
        <draw:polygon draw:style-name="gr2" draw:text-style-name="P2" draw:layer="layout" svg:width="5.73cm" svg:height="0.02cm" svg:x="16.766cm" svg:y="11.777cm" svg:viewBox="0 0 5731 21" draw:points="0,21 5731,21 5731,0 0,0">
          <text:p/>
        </draw:polygon>
        <draw:polygon draw:style-name="gr2" draw:text-style-name="P2" draw:layer="layout" svg:width="0.02cm" svg:height="0.589cm" svg:x="16.766cm" svg:y="11.208cm" svg:viewBox="0 0 21 590" draw:points="0,590 21,590 21,0 0,0">
          <text:p/>
        </draw:polygon>
        <draw:polygon draw:style-name="gr2" draw:text-style-name="P2" draw:layer="layout" svg:width="0.019cm" svg:height="0.589cm" svg:x="22.477cm" svg:y="11.208cm" svg:viewBox="0 0 20 590" draw:points="0,590 20,590 20,0 0,0">
          <text:p/>
        </draw:polygon>
        <draw:polygon draw:style-name="gr2" draw:text-style-name="P2" draw:layer="layout" svg:width="25.336cm" svg:height="0.019cm" svg:x="1.969cm" svg:y="12.916cm" svg:viewBox="0 0 25337 20" draw:points="0,20 25337,20 25337,0 0,0">
          <text:p/>
        </draw:polygon>
        <draw:polygon draw:style-name="gr2" draw:text-style-name="P2" draw:layer="layout" svg:width="25.336cm" svg:height="0.02cm" svg:x="1.969cm" svg:y="19.647cm" svg:viewBox="0 0 25337 21" draw:points="0,21 25337,21 25337,0 0,0">
          <text:p/>
        </draw:polygon>
        <draw:polygon draw:style-name="gr2" draw:text-style-name="P2" draw:layer="layout" svg:width="0.02cm" svg:height="6.751cm" svg:x="1.969cm" svg:y="12.916cm" svg:viewBox="0 0 21 6752" draw:points="0,6752 21,6752 21,0 0,0">
          <text:p/>
        </draw:polygon>
        <draw:polygon draw:style-name="gr2" draw:text-style-name="P2" draw:layer="layout" svg:width="0.019cm" svg:height="6.751cm" svg:x="27.285cm" svg:y="12.916cm" svg:viewBox="0 0 20 6752" draw:points="0,6752 20,6752 20,0 0,0">
          <text:p/>
        </draw:polygon>
        <draw:polygon draw:style-name="gr2" draw:text-style-name="P2" draw:layer="layout" svg:width="3.316cm" svg:height="0.02cm" svg:x="2.028cm" svg:y="12.974cm" svg:viewBox="0 0 3317 21" draw:points="0,21 3317,21 3317,0 0,0">
          <text:p/>
        </draw:polygon>
        <draw:polygon draw:style-name="gr2" draw:text-style-name="P2" draw:layer="layout" svg:width="3.316cm" svg:height="0.019cm" svg:x="2.028cm" svg:y="13.544cm" svg:viewBox="0 0 3317 20" draw:points="0,20 3317,20 3317,0 0,0">
          <text:p/>
        </draw:polygon>
        <draw:polygon draw:style-name="gr2" draw:text-style-name="P2" draw:layer="layout" svg:width="0.019cm" svg:height="0.589cm" svg:x="2.028cm" svg:y="12.974cm" svg:viewBox="0 0 20 590" draw:points="0,590 20,590 20,0 0,0">
          <text:p/>
        </draw:polygon>
        <draw:polygon draw:style-name="gr2" draw:text-style-name="P2" draw:layer="layout" svg:width="0.019cm" svg:height="0.589cm" svg:x="5.325cm" svg:y="12.974cm" svg:viewBox="0 0 20 590" draw:points="0,590 20,590 20,0 0,0">
          <text:p/>
        </draw:polygon>
        <draw:polygon draw:style-name="gr2" draw:text-style-name="P2" draw:layer="layout" svg:width="21.862cm" svg:height="0.02cm" svg:x="5.384cm" svg:y="12.974cm" svg:viewBox="0 0 21863 21" draw:points="0,21 21863,21 21863,0 0,0">
          <text:p/>
        </draw:polygon>
        <draw:polygon draw:style-name="gr2" draw:text-style-name="P2" draw:layer="layout" svg:width="21.862cm" svg:height="0.019cm" svg:x="5.384cm" svg:y="13.544cm" svg:viewBox="0 0 21863 20" draw:points="0,20 21863,20 21863,0 0,0">
          <text:p/>
        </draw:polygon>
        <draw:polygon draw:style-name="gr2" draw:text-style-name="P2" draw:layer="layout" svg:width="0.019cm" svg:height="0.589cm" svg:x="5.384cm" svg:y="12.974cm" svg:viewBox="0 0 20 590" draw:points="0,590 20,590 20,0 0,0">
          <text:p/>
        </draw:polygon>
        <draw:polygon draw:style-name="gr2" draw:text-style-name="P2" draw:layer="layout" svg:width="0.02cm" svg:height="0.589cm" svg:x="27.226cm" svg:y="12.974cm" svg:viewBox="0 0 21 590" draw:points="0,590 21,590 21,0 0,0">
          <text:p/>
        </draw:polygon>
        <draw:polygon draw:style-name="gr2" draw:text-style-name="P2" draw:layer="layout" svg:width="3.316cm" svg:height="0.02cm" svg:x="2.028cm" svg:y="13.602cm" svg:viewBox="0 0 3317 21" draw:points="0,21 3317,21 3317,0 0,0">
          <text:p/>
        </draw:polygon>
        <draw:polygon draw:style-name="gr2" draw:text-style-name="P2" draw:layer="layout" svg:width="3.316cm" svg:height="0.019cm" svg:x="2.028cm" svg:y="14.682cm" svg:viewBox="0 0 3317 20" draw:points="0,20 3317,20 3317,0 0,0">
          <text:p/>
        </draw:polygon>
        <draw:polygon draw:style-name="gr2" draw:text-style-name="P2" draw:layer="layout" svg:width="0.019cm" svg:height="1.099cm" svg:x="2.028cm" svg:y="13.602cm" svg:viewBox="0 0 20 1100" draw:points="0,1100 20,1100 20,0 0,0">
          <text:p/>
        </draw:polygon>
        <draw:polygon draw:style-name="gr2" draw:text-style-name="P2" draw:layer="layout" svg:width="0.019cm" svg:height="1.099cm" svg:x="5.325cm" svg:y="13.602cm" svg:viewBox="0 0 20 1100" draw:points="0,1100 20,1100 20,0 0,0">
          <text:p/>
        </draw:polygon>
        <draw:polygon draw:style-name="gr2" draw:text-style-name="P2" draw:layer="layout" svg:width="21.862cm" svg:height="0.02cm" svg:x="5.384cm" svg:y="13.602cm" svg:viewBox="0 0 21863 21" draw:points="0,21 21863,21 21863,0 0,0">
          <text:p/>
        </draw:polygon>
        <draw:polygon draw:style-name="gr2" draw:text-style-name="P2" draw:layer="layout" svg:width="21.862cm" svg:height="0.019cm" svg:x="5.384cm" svg:y="14.682cm" svg:viewBox="0 0 21863 20" draw:points="0,20 21863,20 21863,0 0,0">
          <text:p/>
        </draw:polygon>
        <draw:polygon draw:style-name="gr2" draw:text-style-name="P2" draw:layer="layout" svg:width="0.019cm" svg:height="1.099cm" svg:x="5.384cm" svg:y="13.602cm" svg:viewBox="0 0 20 1100" draw:points="0,1100 20,1100 20,0 0,0">
          <text:p/>
        </draw:polygon>
        <draw:polygon draw:style-name="gr2" draw:text-style-name="P2" draw:layer="layout" svg:width="0.02cm" svg:height="1.099cm" svg:x="27.226cm" svg:y="13.602cm" svg:viewBox="0 0 21 1100" draw:points="0,1100 21,1100 21,0 0,0">
          <text:p/>
        </draw:polygon>
        <draw:polygon draw:style-name="gr2" draw:text-style-name="P2" draw:layer="layout" svg:width="3.316cm" svg:height="0.019cm" svg:x="2.028cm" svg:y="14.741cm" svg:viewBox="0 0 3317 20" draw:points="0,20 3317,20 3317,0 0,0">
          <text:p/>
        </draw:polygon>
        <draw:polygon draw:style-name="gr2" draw:text-style-name="P2" draw:layer="layout" svg:width="3.316cm" svg:height="0.02cm" svg:x="2.028cm" svg:y="15.82cm" svg:viewBox="0 0 3317 21" draw:points="0,21 3317,21 3317,0 0,0">
          <text:p/>
        </draw:polygon>
        <draw:polygon draw:style-name="gr2" draw:text-style-name="P2" draw:layer="layout" svg:width="0.019cm" svg:height="1.099cm" svg:x="2.028cm" svg:y="14.741cm" svg:viewBox="0 0 20 1100" draw:points="0,1100 20,1100 20,0 0,0">
          <text:p/>
        </draw:polygon>
        <draw:polygon draw:style-name="gr2" draw:text-style-name="P2" draw:layer="layout" svg:width="0.019cm" svg:height="1.099cm" svg:x="5.325cm" svg:y="14.741cm" svg:viewBox="0 0 20 1100" draw:points="0,1100 20,1100 20,0 0,0">
          <text:p/>
        </draw:polygon>
        <draw:polygon draw:style-name="gr2" draw:text-style-name="P2" draw:layer="layout" svg:width="21.862cm" svg:height="0.019cm" svg:x="5.384cm" svg:y="14.741cm" svg:viewBox="0 0 21863 20" draw:points="0,20 21863,20 21863,0 0,0">
          <text:p/>
        </draw:polygon>
        <draw:polygon draw:style-name="gr2" draw:text-style-name="P2" draw:layer="layout" svg:width="21.862cm" svg:height="0.02cm" svg:x="5.384cm" svg:y="15.82cm" svg:viewBox="0 0 21863 21" draw:points="0,21 21863,21 21863,0 0,0">
          <text:p/>
        </draw:polygon>
        <draw:polygon draw:style-name="gr2" draw:text-style-name="P2" draw:layer="layout" svg:width="0.019cm" svg:height="1.099cm" svg:x="5.384cm" svg:y="14.741cm" svg:viewBox="0 0 20 1100" draw:points="0,1100 20,1100 20,0 0,0">
          <text:p/>
        </draw:polygon>
        <draw:polygon draw:style-name="gr2" draw:text-style-name="P2" draw:layer="layout" svg:width="0.02cm" svg:height="1.099cm" svg:x="27.226cm" svg:y="14.741cm" svg:viewBox="0 0 21 1100" draw:points="0,1100 21,1100 21,0 0,0">
          <text:p/>
        </draw:polygon>
        <draw:polygon draw:style-name="gr2" draw:text-style-name="P2" draw:layer="layout" svg:width="3.316cm" svg:height="0.02cm" svg:x="2.028cm" svg:y="15.879cm" svg:viewBox="0 0 3317 21" draw:points="0,21 3317,21 3317,0 0,0">
          <text:p/>
        </draw:polygon>
        <draw:polygon draw:style-name="gr2" draw:text-style-name="P2" draw:layer="layout" svg:width="3.316cm" svg:height="0.019cm" svg:x="2.028cm" svg:y="17.469cm" svg:viewBox="0 0 3317 20" draw:points="0,20 3317,20 3317,0 0,0">
          <text:p/>
        </draw:polygon>
        <draw:polygon draw:style-name="gr2" draw:text-style-name="P2" draw:layer="layout" svg:width="0.019cm" svg:height="1.609cm" svg:x="2.028cm" svg:y="15.879cm" svg:viewBox="0 0 20 1610" draw:points="0,1610 20,1610 20,0 0,0">
          <text:p/>
        </draw:polygon>
        <draw:polygon draw:style-name="gr2" draw:text-style-name="P2" draw:layer="layout" svg:width="0.019cm" svg:height="1.609cm" svg:x="5.325cm" svg:y="15.879cm" svg:viewBox="0 0 20 1610" draw:points="0,1610 20,1610 20,0 0,0">
          <text:p/>
        </draw:polygon>
        <draw:polygon draw:style-name="gr2" draw:text-style-name="P2" draw:layer="layout" svg:width="3.611cm" svg:height="0.02cm" svg:x="5.384cm" svg:y="15.879cm" svg:viewBox="0 0 3612 21" draw:points="0,21 3612,21 3612,0 0,0">
          <text:p/>
        </draw:polygon>
        <draw:polygon draw:style-name="gr2" draw:text-style-name="P2" draw:layer="layout" svg:width="3.611cm" svg:height="0.019cm" svg:x="5.384cm" svg:y="17.469cm" svg:viewBox="0 0 3612 20" draw:points="0,20 3612,20 3612,0 0,0">
          <text:p/>
        </draw:polygon>
        <draw:polygon draw:style-name="gr2" draw:text-style-name="P2" draw:layer="layout" svg:width="0.019cm" svg:height="1.609cm" svg:x="5.384cm" svg:y="15.879cm" svg:viewBox="0 0 20 1610" draw:points="0,1610 20,1610 20,0 0,0">
          <text:p/>
        </draw:polygon>
        <draw:polygon draw:style-name="gr2" draw:text-style-name="P2" draw:layer="layout" svg:width="0.02cm" svg:height="1.609cm" svg:x="8.975cm" svg:y="15.879cm" svg:viewBox="0 0 21 1610" draw:points="0,1610 21,1610 21,0 0,0">
          <text:p/>
        </draw:polygon>
        <draw:polygon draw:style-name="gr2" draw:text-style-name="P2" draw:layer="layout" svg:width="3.611cm" svg:height="0.02cm" svg:x="9.034cm" svg:y="15.879cm" svg:viewBox="0 0 3612 21" draw:points="0,21 3612,21 3612,0 0,0">
          <text:p/>
        </draw:polygon>
        <draw:polygon draw:style-name="gr2" draw:text-style-name="P2" draw:layer="layout" svg:width="3.611cm" svg:height="0.019cm" svg:x="9.034cm" svg:y="17.469cm" svg:viewBox="0 0 3612 20" draw:points="0,20 3612,20 3612,0 0,0">
          <text:p/>
        </draw:polygon>
        <draw:polygon draw:style-name="gr2" draw:text-style-name="P2" draw:layer="layout" svg:width="0.021cm" svg:height="1.609cm" svg:x="9.034cm" svg:y="15.879cm" svg:viewBox="0 0 22 1610" draw:points="0,1610 22,1610 22,0 0,0">
          <text:p/>
        </draw:polygon>
        <draw:polygon draw:style-name="gr2" draw:text-style-name="P2" draw:layer="layout" svg:width="0.021cm" svg:height="1.609cm" svg:x="12.625cm" svg:y="15.879cm" svg:viewBox="0 0 22 1610" draw:points="0,1610 22,1610 22,0 0,0">
          <text:p/>
        </draw:polygon>
        <draw:polygon draw:style-name="gr2" draw:text-style-name="P2" draw:layer="layout" svg:width="3.611cm" svg:height="0.02cm" svg:x="12.684cm" svg:y="15.879cm" svg:viewBox="0 0 3612 21" draw:points="0,21 3612,21 3612,0 0,0">
          <text:p/>
        </draw:polygon>
        <draw:polygon draw:style-name="gr2" draw:text-style-name="P2" draw:layer="layout" svg:width="3.611cm" svg:height="0.019cm" svg:x="12.684cm" svg:y="17.469cm" svg:viewBox="0 0 3612 20" draw:points="0,20 3612,20 3612,0 0,0">
          <text:p/>
        </draw:polygon>
        <draw:polygon draw:style-name="gr2" draw:text-style-name="P2" draw:layer="layout" svg:width="0.02cm" svg:height="1.609cm" svg:x="12.684cm" svg:y="15.879cm" svg:viewBox="0 0 21 1610" draw:points="0,1610 21,1610 21,0 0,0">
          <text:p/>
        </draw:polygon>
        <draw:polygon draw:style-name="gr2" draw:text-style-name="P2" draw:layer="layout" svg:width="0.02cm" svg:height="1.609cm" svg:x="16.275cm" svg:y="15.879cm" svg:viewBox="0 0 21 1610" draw:points="0,1610 21,1610 21,0 0,0">
          <text:p/>
        </draw:polygon>
        <draw:polygon draw:style-name="gr2" draw:text-style-name="P2" draw:layer="layout" svg:width="3.611cm" svg:height="0.02cm" svg:x="16.334cm" svg:y="15.879cm" svg:viewBox="0 0 3612 21" draw:points="0,21 3612,21 3612,0 0,0">
          <text:p/>
        </draw:polygon>
        <draw:polygon draw:style-name="gr2" draw:text-style-name="P2" draw:layer="layout" svg:width="3.611cm" svg:height="0.019cm" svg:x="16.334cm" svg:y="17.469cm" svg:viewBox="0 0 3612 20" draw:points="0,20 3612,20 3612,0 0,0">
          <text:p/>
        </draw:polygon>
        <draw:polygon draw:style-name="gr2" draw:text-style-name="P2" draw:layer="layout" svg:width="0.02cm" svg:height="1.609cm" svg:x="16.334cm" svg:y="15.879cm" svg:viewBox="0 0 21 1610" draw:points="0,1610 21,1610 21,0 0,0">
          <text:p/>
        </draw:polygon>
        <draw:polygon draw:style-name="gr2" draw:text-style-name="P2" draw:layer="layout" svg:width="0.019cm" svg:height="1.609cm" svg:x="19.926cm" svg:y="15.879cm" svg:viewBox="0 0 20 1610" draw:points="0,1610 20,1610 20,0 0,0">
          <text:p/>
        </draw:polygon>
        <draw:polygon draw:style-name="gr2" draw:text-style-name="P2" draw:layer="layout" svg:width="3.611cm" svg:height="0.02cm" svg:x="19.984cm" svg:y="15.879cm" svg:viewBox="0 0 3612 21" draw:points="0,21 3612,21 3612,0 0,0">
          <text:p/>
        </draw:polygon>
        <draw:polygon draw:style-name="gr2" draw:text-style-name="P2" draw:layer="layout" svg:width="3.611cm" svg:height="0.019cm" svg:x="19.984cm" svg:y="17.469cm" svg:viewBox="0 0 3612 20" draw:points="0,20 3612,20 3612,0 0,0">
          <text:p/>
        </draw:polygon>
        <draw:polygon draw:style-name="gr2" draw:text-style-name="P2" draw:layer="layout" svg:width="0.02cm" svg:height="1.609cm" svg:x="19.984cm" svg:y="15.879cm" svg:viewBox="0 0 21 1610" draw:points="0,1610 21,1610 21,0 0,0">
          <text:p/>
        </draw:polygon>
        <draw:polygon draw:style-name="gr2" draw:text-style-name="P2" draw:layer="layout" svg:width="0.019cm" svg:height="1.609cm" svg:x="23.576cm" svg:y="15.879cm" svg:viewBox="0 0 20 1610" draw:points="0,1610 20,1610 20,0 0,0">
          <text:p/>
        </draw:polygon>
        <draw:polygon draw:style-name="gr2" draw:text-style-name="P2" draw:layer="layout" svg:width="3.611cm" svg:height="0.02cm" svg:x="23.635cm" svg:y="15.879cm" svg:viewBox="0 0 3612 21" draw:points="0,21 3612,21 3612,0 0,0">
          <text:p/>
        </draw:polygon>
        <draw:polygon draw:style-name="gr2" draw:text-style-name="P2" draw:layer="layout" svg:width="3.611cm" svg:height="0.019cm" svg:x="23.635cm" svg:y="17.469cm" svg:viewBox="0 0 3612 20" draw:points="0,20 3612,20 3612,0 0,0">
          <text:p/>
        </draw:polygon>
        <draw:polygon draw:style-name="gr2" draw:text-style-name="P2" draw:layer="layout" svg:width="0.019cm" svg:height="1.609cm" svg:x="23.635cm" svg:y="15.879cm" svg:viewBox="0 0 20 1610" draw:points="0,1610 20,1610 20,0 0,0">
          <text:p/>
        </draw:polygon>
        <draw:polygon draw:style-name="gr2" draw:text-style-name="P2" draw:layer="layout" svg:width="0.02cm" svg:height="1.609cm" svg:x="27.226cm" svg:y="15.879cm" svg:viewBox="0 0 21 1610" draw:points="0,1610 21,1610 21,0 0,0">
          <text:p/>
        </draw:polygon>
        <draw:polygon draw:style-name="gr2" draw:text-style-name="P2" draw:layer="layout" svg:width="3.316cm" svg:height="0.021cm" svg:x="2.028cm" svg:y="17.527cm" svg:viewBox="0 0 3317 22" draw:points="0,22 3317,22 3317,0 0,0">
          <text:p/>
        </draw:polygon>
        <draw:polygon draw:style-name="gr2" draw:text-style-name="P2" draw:layer="layout" svg:width="3.316cm" svg:height="0.019cm" svg:x="2.028cm" svg:y="18.607cm" svg:viewBox="0 0 3317 20" draw:points="0,20 3317,20 3317,0 0,0">
          <text:p/>
        </draw:polygon>
        <draw:polygon draw:style-name="gr2" draw:text-style-name="P2" draw:layer="layout" svg:width="0.019cm" svg:height="1.099cm" svg:x="2.028cm" svg:y="17.527cm" svg:viewBox="0 0 20 1100" draw:points="0,1100 20,1100 20,0 0,0">
          <text:p/>
        </draw:polygon>
        <draw:polygon draw:style-name="gr2" draw:text-style-name="P2" draw:layer="layout" svg:width="0.019cm" svg:height="1.099cm" svg:x="5.325cm" svg:y="17.527cm" svg:viewBox="0 0 20 1100" draw:points="0,1100 20,1100 20,0 0,0">
          <text:p/>
        </draw:polygon>
        <draw:polygon draw:style-name="gr2" draw:text-style-name="P2" draw:layer="layout" svg:width="3.611cm" svg:height="0.021cm" svg:x="5.384cm" svg:y="17.527cm" svg:viewBox="0 0 3612 22" draw:points="0,22 3612,22 3612,0 0,0">
          <text:p/>
        </draw:polygon>
        <draw:polygon draw:style-name="gr2" draw:text-style-name="P2" draw:layer="layout" svg:width="3.611cm" svg:height="0.019cm" svg:x="5.384cm" svg:y="18.607cm" svg:viewBox="0 0 3612 20" draw:points="0,20 3612,20 3612,0 0,0">
          <text:p/>
        </draw:polygon>
        <draw:polygon draw:style-name="gr2" draw:text-style-name="P2" draw:layer="layout" svg:width="0.019cm" svg:height="1.099cm" svg:x="5.384cm" svg:y="17.527cm" svg:viewBox="0 0 20 1100" draw:points="0,1100 20,1100 20,0 0,0">
          <text:p/>
        </draw:polygon>
        <draw:polygon draw:style-name="gr2" draw:text-style-name="P2" draw:layer="layout" svg:width="0.02cm" svg:height="1.099cm" svg:x="8.975cm" svg:y="17.527cm" svg:viewBox="0 0 21 1100" draw:points="0,1100 21,1100 21,0 0,0">
          <text:p/>
        </draw:polygon>
        <draw:polygon draw:style-name="gr2" draw:text-style-name="P2" draw:layer="layout" svg:width="3.611cm" svg:height="0.021cm" svg:x="9.034cm" svg:y="17.527cm" svg:viewBox="0 0 3612 22" draw:points="0,22 3612,22 3612,0 0,0">
          <text:p/>
        </draw:polygon>
        <draw:polygon draw:style-name="gr2" draw:text-style-name="P2" draw:layer="layout" svg:width="3.611cm" svg:height="0.019cm" svg:x="9.034cm" svg:y="18.607cm" svg:viewBox="0 0 3612 20" draw:points="0,20 3612,20 3612,0 0,0">
          <text:p/>
        </draw:polygon>
        <draw:polygon draw:style-name="gr2" draw:text-style-name="P2" draw:layer="layout" svg:width="0.021cm" svg:height="1.099cm" svg:x="9.034cm" svg:y="17.527cm" svg:viewBox="0 0 22 1100" draw:points="0,1100 22,1100 22,0 0,0">
          <text:p/>
        </draw:polygon>
        <draw:polygon draw:style-name="gr2" draw:text-style-name="P2" draw:layer="layout" svg:width="0.021cm" svg:height="1.099cm" svg:x="12.625cm" svg:y="17.527cm" svg:viewBox="0 0 22 1100" draw:points="0,1100 22,1100 22,0 0,0">
          <text:p/>
        </draw:polygon>
        <draw:polygon draw:style-name="gr2" draw:text-style-name="P2" draw:layer="layout" svg:width="3.611cm" svg:height="0.021cm" svg:x="12.684cm" svg:y="17.527cm" svg:viewBox="0 0 3612 22" draw:points="0,22 3612,22 3612,0 0,0">
          <text:p/>
        </draw:polygon>
        <draw:polygon draw:style-name="gr2" draw:text-style-name="P2" draw:layer="layout" svg:width="3.611cm" svg:height="0.019cm" svg:x="12.684cm" svg:y="18.607cm" svg:viewBox="0 0 3612 20" draw:points="0,20 3612,20 3612,0 0,0">
          <text:p/>
        </draw:polygon>
        <draw:polygon draw:style-name="gr2" draw:text-style-name="P2" draw:layer="layout" svg:width="0.02cm" svg:height="1.099cm" svg:x="12.684cm" svg:y="17.527cm" svg:viewBox="0 0 21 1100" draw:points="0,1100 21,1100 21,0 0,0">
          <text:p/>
        </draw:polygon>
        <draw:polygon draw:style-name="gr2" draw:text-style-name="P2" draw:layer="layout" svg:width="0.02cm" svg:height="1.099cm" svg:x="16.275cm" svg:y="17.527cm" svg:viewBox="0 0 21 1100" draw:points="0,1100 21,1100 21,0 0,0">
          <text:p/>
        </draw:polygon>
        <draw:polygon draw:style-name="gr2" draw:text-style-name="P2" draw:layer="layout" svg:width="3.611cm" svg:height="0.021cm" svg:x="16.334cm" svg:y="17.527cm" svg:viewBox="0 0 3612 22" draw:points="0,22 3612,22 3612,0 0,0">
          <text:p/>
        </draw:polygon>
        <draw:polygon draw:style-name="gr2" draw:text-style-name="P2" draw:layer="layout" svg:width="3.611cm" svg:height="0.019cm" svg:x="16.334cm" svg:y="18.607cm" svg:viewBox="0 0 3612 20" draw:points="0,20 3612,20 3612,0 0,0">
          <text:p/>
        </draw:polygon>
        <draw:polygon draw:style-name="gr2" draw:text-style-name="P2" draw:layer="layout" svg:width="0.02cm" svg:height="1.099cm" svg:x="16.334cm" svg:y="17.527cm" svg:viewBox="0 0 21 1100" draw:points="0,1100 21,1100 21,0 0,0">
          <text:p/>
        </draw:polygon>
        <draw:polygon draw:style-name="gr2" draw:text-style-name="P2" draw:layer="layout" svg:width="0.019cm" svg:height="1.099cm" svg:x="19.926cm" svg:y="17.527cm" svg:viewBox="0 0 20 1100" draw:points="0,1100 20,1100 20,0 0,0">
          <text:p/>
        </draw:polygon>
        <draw:polygon draw:style-name="gr2" draw:text-style-name="P2" draw:layer="layout" svg:width="3.611cm" svg:height="0.021cm" svg:x="19.984cm" svg:y="17.527cm" svg:viewBox="0 0 3612 22" draw:points="0,22 3612,22 3612,0 0,0">
          <text:p/>
        </draw:polygon>
        <draw:polygon draw:style-name="gr2" draw:text-style-name="P2" draw:layer="layout" svg:width="3.611cm" svg:height="0.019cm" svg:x="19.984cm" svg:y="18.607cm" svg:viewBox="0 0 3612 20" draw:points="0,20 3612,20 3612,0 0,0">
          <text:p/>
        </draw:polygon>
        <draw:polygon draw:style-name="gr2" draw:text-style-name="P2" draw:layer="layout" svg:width="0.02cm" svg:height="1.099cm" svg:x="19.984cm" svg:y="17.527cm" svg:viewBox="0 0 21 1100" draw:points="0,1100 21,1100 21,0 0,0">
          <text:p/>
        </draw:polygon>
        <draw:polygon draw:style-name="gr2" draw:text-style-name="P2" draw:layer="layout" svg:width="0.019cm" svg:height="1.099cm" svg:x="23.576cm" svg:y="17.527cm" svg:viewBox="0 0 20 1100" draw:points="0,1100 20,1100 20,0 0,0">
          <text:p/>
        </draw:polygon>
        <draw:polygon draw:style-name="gr2" draw:text-style-name="P2" draw:layer="layout" svg:width="3.611cm" svg:height="0.021cm" svg:x="23.635cm" svg:y="17.527cm" svg:viewBox="0 0 3612 22" draw:points="0,22 3612,22 3612,0 0,0">
          <text:p/>
        </draw:polygon>
        <draw:polygon draw:style-name="gr2" draw:text-style-name="P2" draw:layer="layout" svg:width="3.611cm" svg:height="0.019cm" svg:x="23.635cm" svg:y="18.607cm" svg:viewBox="0 0 3612 20" draw:points="0,20 3612,20 3612,0 0,0">
          <text:p/>
        </draw:polygon>
        <draw:polygon draw:style-name="gr2" draw:text-style-name="P2" draw:layer="layout" svg:width="0.019cm" svg:height="1.099cm" svg:x="23.635cm" svg:y="17.527cm" svg:viewBox="0 0 20 1100" draw:points="0,1100 20,1100 20,0 0,0">
          <text:p/>
        </draw:polygon>
        <draw:polygon draw:style-name="gr2" draw:text-style-name="P2" draw:layer="layout" svg:width="0.02cm" svg:height="1.099cm" svg:x="27.226cm" svg:y="17.527cm" svg:viewBox="0 0 21 1100" draw:points="0,1100 21,1100 21,0 0,0">
          <text:p/>
        </draw:polygon>
        <draw:polygon draw:style-name="gr2" draw:text-style-name="P2" draw:layer="layout" svg:width="3.316cm" svg:height="0.019cm" svg:x="2.028cm" svg:y="18.666cm" svg:viewBox="0 0 3317 20" draw:points="0,20 3317,20 3317,0 0,0">
          <text:p/>
        </draw:polygon>
        <draw:polygon draw:style-name="gr2" draw:text-style-name="P2" draw:layer="layout" svg:width="3.316cm" svg:height="0.02cm" svg:x="2.028cm" svg:y="19.588cm" svg:viewBox="0 0 3317 21" draw:points="0,21 3317,21 3317,0 0,0">
          <text:p/>
        </draw:polygon>
        <draw:polygon draw:style-name="gr2" draw:text-style-name="P2" draw:layer="layout" svg:width="0.019cm" svg:height="0.942cm" svg:x="2.028cm" svg:y="18.666cm" svg:viewBox="0 0 20 943" draw:points="0,943 20,943 20,0 0,0">
          <text:p/>
        </draw:polygon>
        <draw:polygon draw:style-name="gr2" draw:text-style-name="P2" draw:layer="layout" svg:width="0.019cm" svg:height="0.942cm" svg:x="5.325cm" svg:y="18.666cm" svg:viewBox="0 0 20 943" draw:points="0,943 20,943 20,0 0,0">
          <text:p/>
        </draw:polygon>
        <draw:polygon draw:style-name="gr2" draw:text-style-name="P2" draw:layer="layout" svg:width="3.611cm" svg:height="0.019cm" svg:x="5.384cm" svg:y="18.666cm" svg:viewBox="0 0 3612 20" draw:points="0,20 3612,20 3612,0 0,0">
          <text:p/>
        </draw:polygon>
        <draw:polygon draw:style-name="gr2" draw:text-style-name="P2" draw:layer="layout" svg:width="3.611cm" svg:height="0.02cm" svg:x="5.384cm" svg:y="19.588cm" svg:viewBox="0 0 3612 21" draw:points="0,21 3612,21 3612,0 0,0">
          <text:p/>
        </draw:polygon>
        <draw:polygon draw:style-name="gr2" draw:text-style-name="P2" draw:layer="layout" svg:width="0.019cm" svg:height="0.942cm" svg:x="5.384cm" svg:y="18.666cm" svg:viewBox="0 0 20 943" draw:points="0,943 20,943 20,0 0,0">
          <text:p/>
        </draw:polygon>
        <draw:polygon draw:style-name="gr2" draw:text-style-name="P2" draw:layer="layout" svg:width="0.02cm" svg:height="0.942cm" svg:x="8.975cm" svg:y="18.666cm" svg:viewBox="0 0 21 943" draw:points="0,943 21,943 21,0 0,0">
          <text:p/>
        </draw:polygon>
        <draw:polygon draw:style-name="gr2" draw:text-style-name="P2" draw:layer="layout" svg:width="3.611cm" svg:height="0.019cm" svg:x="9.034cm" svg:y="18.666cm" svg:viewBox="0 0 3612 20" draw:points="0,20 3612,20 3612,0 0,0">
          <text:p/>
        </draw:polygon>
        <draw:polygon draw:style-name="gr2" draw:text-style-name="P2" draw:layer="layout" svg:width="3.611cm" svg:height="0.02cm" svg:x="9.034cm" svg:y="19.588cm" svg:viewBox="0 0 3612 21" draw:points="0,21 3612,21 3612,0 0,0">
          <text:p/>
        </draw:polygon>
        <draw:polygon draw:style-name="gr2" draw:text-style-name="P2" draw:layer="layout" svg:width="0.021cm" svg:height="0.942cm" svg:x="9.034cm" svg:y="18.666cm" svg:viewBox="0 0 22 943" draw:points="0,943 22,943 22,0 0,0">
          <text:p/>
        </draw:polygon>
        <draw:polygon draw:style-name="gr2" draw:text-style-name="P2" draw:layer="layout" svg:width="0.021cm" svg:height="0.942cm" svg:x="12.625cm" svg:y="18.666cm" svg:viewBox="0 0 22 943" draw:points="0,943 22,943 22,0 0,0">
          <text:p/>
        </draw:polygon>
        <draw:polygon draw:style-name="gr2" draw:text-style-name="P2" draw:layer="layout" svg:width="3.611cm" svg:height="0.019cm" svg:x="12.684cm" svg:y="18.666cm" svg:viewBox="0 0 3612 20" draw:points="0,20 3612,20 3612,0 0,0">
          <text:p/>
        </draw:polygon>
        <draw:polygon draw:style-name="gr2" draw:text-style-name="P2" draw:layer="layout" svg:width="3.611cm" svg:height="0.02cm" svg:x="12.684cm" svg:y="19.588cm" svg:viewBox="0 0 3612 21" draw:points="0,21 3612,21 3612,0 0,0">
          <text:p/>
        </draw:polygon>
        <draw:polygon draw:style-name="gr2" draw:text-style-name="P2" draw:layer="layout" svg:width="0.02cm" svg:height="0.942cm" svg:x="12.684cm" svg:y="18.666cm" svg:viewBox="0 0 21 943" draw:points="0,943 21,943 21,0 0,0">
          <text:p/>
        </draw:polygon>
        <draw:polygon draw:style-name="gr2" draw:text-style-name="P2" draw:layer="layout" svg:width="0.02cm" svg:height="0.942cm" svg:x="16.275cm" svg:y="18.666cm" svg:viewBox="0 0 21 943" draw:points="0,943 21,943 21,0 0,0">
          <text:p/>
        </draw:polygon>
        <draw:polygon draw:style-name="gr2" draw:text-style-name="P2" draw:layer="layout" svg:width="3.611cm" svg:height="0.019cm" svg:x="16.334cm" svg:y="18.666cm" svg:viewBox="0 0 3612 20" draw:points="0,20 3612,20 3612,0 0,0">
          <text:p/>
        </draw:polygon>
        <draw:polygon draw:style-name="gr2" draw:text-style-name="P2" draw:layer="layout" svg:width="3.611cm" svg:height="0.02cm" svg:x="16.334cm" svg:y="19.588cm" svg:viewBox="0 0 3612 21" draw:points="0,21 3612,21 3612,0 0,0">
          <text:p/>
        </draw:polygon>
        <draw:polygon draw:style-name="gr2" draw:text-style-name="P2" draw:layer="layout" svg:width="0.02cm" svg:height="0.942cm" svg:x="16.334cm" svg:y="18.666cm" svg:viewBox="0 0 21 943" draw:points="0,943 21,943 21,0 0,0">
          <text:p/>
        </draw:polygon>
        <draw:polygon draw:style-name="gr2" draw:text-style-name="P2" draw:layer="layout" svg:width="0.019cm" svg:height="0.942cm" svg:x="19.926cm" svg:y="18.666cm" svg:viewBox="0 0 20 943" draw:points="0,943 20,943 20,0 0,0">
          <text:p/>
        </draw:polygon>
        <draw:polygon draw:style-name="gr2" draw:text-style-name="P2" draw:layer="layout" svg:width="3.611cm" svg:height="0.019cm" svg:x="19.984cm" svg:y="18.666cm" svg:viewBox="0 0 3612 20" draw:points="0,20 3612,20 3612,0 0,0">
          <text:p/>
        </draw:polygon>
        <draw:polygon draw:style-name="gr2" draw:text-style-name="P2" draw:layer="layout" svg:width="3.611cm" svg:height="0.02cm" svg:x="19.984cm" svg:y="19.588cm" svg:viewBox="0 0 3612 21" draw:points="0,21 3612,21 3612,0 0,0">
          <text:p/>
        </draw:polygon>
        <draw:polygon draw:style-name="gr2" draw:text-style-name="P2" draw:layer="layout" svg:width="0.02cm" svg:height="0.942cm" svg:x="19.984cm" svg:y="18.666cm" svg:viewBox="0 0 21 943" draw:points="0,943 21,943 21,0 0,0">
          <text:p/>
        </draw:polygon>
        <draw:polygon draw:style-name="gr2" draw:text-style-name="P2" draw:layer="layout" svg:width="0.019cm" svg:height="0.942cm" svg:x="23.576cm" svg:y="18.666cm" svg:viewBox="0 0 20 943" draw:points="0,943 20,943 20,0 0,0">
          <text:p/>
        </draw:polygon>
        <draw:polygon draw:style-name="gr2" draw:text-style-name="P2" draw:layer="layout" svg:width="3.611cm" svg:height="0.019cm" svg:x="23.635cm" svg:y="18.666cm" svg:viewBox="0 0 3612 20" draw:points="0,20 3612,20 3612,0 0,0">
          <text:p/>
        </draw:polygon>
        <draw:polygon draw:style-name="gr2" draw:text-style-name="P2" draw:layer="layout" svg:width="3.611cm" svg:height="0.02cm" svg:x="23.635cm" svg:y="19.588cm" svg:viewBox="0 0 3612 21" draw:points="0,21 3612,21 3612,0 0,0">
          <text:p/>
        </draw:polygon>
        <draw:polygon draw:style-name="gr2" draw:text-style-name="P2" draw:layer="layout" svg:width="0.019cm" svg:height="0.942cm" svg:x="23.635cm" svg:y="18.666cm" svg:viewBox="0 0 20 943" draw:points="0,943 20,943 20,0 0,0">
          <text:p/>
        </draw:polygon>
        <draw:polygon draw:style-name="gr2" draw:text-style-name="P2" draw:layer="layout" svg:width="0.02cm" svg:height="0.942cm" svg:x="27.226cm" svg:y="18.666cm" svg:viewBox="0 0 21 943" draw:points="0,943 21,943 21,0 0,0">
          <text:p/>
        </draw:polygon>
        <draw:path draw:style-name="gr3" draw:text-style-name="P3" draw:layer="layout" svg:width="0.138cm" svg:height="0.137cm" svg:x="1.576cm" svg:y="0.866cm" svg:viewBox="0 0 139 138" svg:d="M139 70c0 38-32 68-70 68s-69-30-69-68 31-70 69-70 70 32 70 70z">
          <text:p/>
        </draw:path>
        <draw:frame draw:style-name="gr5" draw:text-style-name="P6" draw:layer="layout" svg:width="1.407cm" svg:height="0.454cm" svg:x="1.969cm" svg:y="0.754cm">
          <draw:text-box>
            <text:p text:style-name="P4"><text:span text:style-name="T4">Line 30</text:span></text:p>
          </draw:text-box>
        </draw:frame>
        <draw:frame draw:style-name="gr8" draw:text-style-name="P6" draw:layer="layout" svg:width="3.892cm" svg:height="0.454cm" svg:x="2.068cm" svg:y="1.363cm">
          <draw:text-box>
            <text:p text:style-name="P4"><text:span text:style-name="T4">Assembly instruction</text:span></text:p>
          </draw:text-box>
        </draw:frame>
        <draw:frame draw:style-name="gr18" draw:text-style-name="P6" draw:layer="layout" svg:width="1.814cm" svg:height="0.454cm" svg:x="2.068cm" svg:y="1.873cm">
          <draw:text-box>
            <text:p text:style-name="P4"><text:span text:style-name="T4">with label</text:span></text:p>
          </draw:text-box>
        </draw:frame>
        <draw:frame draw:style-name="gr19" draw:text-style-name="P6" draw:layer="layout" svg:width="3.19cm" svg:height="0.454cm" svg:x="6.15cm" svg:y="1.618cm">
          <draw:text-box>
            <text:p text:style-name="P4"><text:span text:style-name="T4">beq $s0, $s2, exit</text:span></text:p>
          </draw:text-box>
        </draw:frame>
        <draw:frame draw:style-name="gr20" draw:text-style-name="P6" draw:layer="layout" svg:width="2.766cm" svg:height="0.454cm" svg:x="2.068cm" svg:y="2.501cm">
          <draw:text-box>
            <text:p text:style-name="P4"><text:span text:style-name="T4">Raw Assembly</text:span></text:p>
          </draw:text-box>
        </draw:frame>
        <draw:frame draw:style-name="gr21" draw:text-style-name="P6" draw:layer="layout" svg:width="1.958cm" svg:height="0.454cm" svg:x="2.068cm" svg:y="3.011cm">
          <draw:text-box>
            <text:p text:style-name="P4"><text:span text:style-name="T4">instruction</text:span></text:p>
          </draw:text-box>
        </draw:frame>
        <draw:frame draw:style-name="gr9" draw:text-style-name="P6" draw:layer="layout" svg:width="3.668cm" svg:height="0.454cm" svg:x="2.068cm" svg:y="3.639cm">
          <draw:text-box>
            <text:p text:style-name="P4"><text:span text:style-name="T4">Machine instruction</text:span></text:p>
          </draw:text-box>
        </draw:frame>
        <draw:frame draw:style-name="gr10" draw:text-style-name="P6" draw:layer="layout" svg:width="0.967cm" svg:height="0.454cm" svg:x="2.068cm" svg:y="4.15cm">
          <draw:text-box>
            <text:p text:style-name="P4"><text:span text:style-name="T4">(hex)</text:span></text:p>
          </draw:text-box>
        </draw:frame>
        <draw:frame draw:style-name="gr9" draw:text-style-name="P6" draw:layer="layout" svg:width="3.668cm" svg:height="0.454cm" svg:x="2.068cm" svg:y="4.778cm">
          <draw:text-box>
            <text:p text:style-name="P4"><text:span text:style-name="T4">Machine instruction</text:span></text:p>
          </draw:text-box>
        </draw:frame>
        <draw:frame draw:style-name="gr11" draw:text-style-name="P6" draw:layer="layout" svg:width="1.475cm" svg:height="0.454cm" svg:x="2.068cm" svg:y="5.288cm">
          <draw:text-box>
            <text:p text:style-name="P4"><text:span text:style-name="T4">(binary)</text:span></text:p>
          </draw:text-box>
        </draw:frame>
        <draw:frame draw:style-name="gr12" draw:text-style-name="P6" draw:layer="layout" svg:width="2.906cm" svg:height="0.454cm" svg:x="2.068cm" svg:y="5.916cm">
          <draw:text-box>
            <text:p text:style-name="P4"><text:span text:style-name="T4">Instruction field</text:span></text:p>
          </draw:text-box>
        </draw:frame>
        <draw:frame draw:style-name="gr13" draw:text-style-name="P6" draw:layer="layout" svg:width="1.75cm" svg:height="0.454cm" svg:x="2.068cm" svg:y="6.426cm">
          <draw:text-box>
            <text:p text:style-name="P4"><text:span text:style-name="T4">(decimal)</text:span></text:p>
          </draw:text-box>
        </draw:frame>
        <draw:frame draw:style-name="gr14" draw:text-style-name="P6" draw:layer="layout" svg:width="2.576cm" svg:height="0.454cm" svg:x="2.068cm" svg:y="7.054cm">
          <draw:text-box>
            <text:p text:style-name="P4"><text:span text:style-name="T4">Field function</text:span></text:p>
          </draw:text-box>
        </draw:frame>
        <draw:path draw:style-name="gr3" draw:text-style-name="P3" draw:layer="layout" svg:width="0.138cm" svg:height="0.138cm" svg:x="1.576cm" svg:y="8.323cm" svg:viewBox="0 0 139 139" svg:d="M139 69c0 39-32 70-70 70s-69-31-69-70c0-38 31-69 69-69s70 31 70 69z">
          <text:p/>
        </draw:path>
        <draw:frame draw:style-name="gr15" draw:text-style-name="P6" draw:layer="layout" svg:width="1.323cm" svg:height="0.454cm" svg:x="7.264cm" svg:y="7.054cm">
          <draw:text-box>
            <text:p text:style-name="P4"><text:span text:style-name="T4">opcode</text:span></text:p>
          </draw:text-box>
        </draw:frame>
        <draw:frame draw:style-name="gr5" draw:text-style-name="P6" draw:layer="layout" svg:width="1.407cm" svg:height="0.454cm" svg:x="1.969cm" svg:y="8.212cm">
          <draw:text-box>
            <text:p text:style-name="P4"><text:span text:style-name="T4">Line 41</text:span></text:p>
          </draw:text-box>
        </draw:frame>
        <draw:frame draw:style-name="gr8" draw:text-style-name="P6" draw:layer="layout" svg:width="3.892cm" svg:height="0.454cm" svg:x="2.068cm" svg:y="8.82cm">
          <draw:text-box>
            <text:p text:style-name="P4"><text:span text:style-name="T4">Assembly instruction</text:span></text:p>
          </draw:text-box>
        </draw:frame>
        <draw:frame draw:style-name="gr22" draw:text-style-name="P6" draw:layer="layout" svg:width="1.247cm" svg:height="0.454cm" svg:x="7.386cm" svg:y="8.82cm">
          <draw:text-box>
            <text:p text:style-name="P4"><text:span text:style-name="T4">syscall</text:span></text:p>
          </draw:text-box>
        </draw:frame>
        <draw:frame draw:style-name="gr23" draw:text-style-name="P6" draw:layer="layout" svg:width="4.748cm" svg:height="0.454cm" svg:x="2.068cm" svg:y="9.448cm">
          <draw:text-box>
            <text:p text:style-name="P4"><text:span text:style-name="T4">Machine instruction (hex)</text:span></text:p>
          </draw:text-box>
        </draw:frame>
        <draw:frame draw:style-name="gr24" draw:text-style-name="P6" draw:layer="layout" svg:width="5.256cm" svg:height="0.454cm" svg:x="2.068cm" svg:y="10.076cm">
          <draw:text-box>
            <text:p text:style-name="P4"><text:span text:style-name="T4">Machine instruction (binary)</text:span></text:p>
          </draw:text-box>
        </draw:frame>
        <draw:frame draw:style-name="gr25" draw:text-style-name="P6" draw:layer="layout" svg:width="4.769cm" svg:height="0.454cm" svg:x="2.068cm" svg:y="10.704cm">
          <draw:text-box>
            <text:p text:style-name="P4"><text:span text:style-name="T4">Instruction field (decimal)</text:span></text:p>
          </draw:text-box>
        </draw:frame>
        <draw:frame draw:style-name="gr14" draw:text-style-name="P6" draw:layer="layout" svg:width="2.576cm" svg:height="0.454cm" svg:x="2.068cm" svg:y="11.332cm">
          <draw:text-box>
            <text:p text:style-name="P4"><text:span text:style-name="T4">Field function</text:span></text:p>
          </draw:text-box>
        </draw:frame>
        <draw:path draw:style-name="gr3" draw:text-style-name="P3" draw:layer="layout" svg:width="0.138cm" svg:height="0.137cm" svg:x="1.576cm" svg:y="12.602cm" svg:viewBox="0 0 139 138" svg:d="M139 68c0 39-32 70-70 70s-69-31-69-70c0-38 31-68 69-68s70 30 70 68z">
          <text:p/>
        </draw:path>
        <draw:frame draw:style-name="gr15" draw:text-style-name="P6" draw:layer="layout" svg:width="1.323cm" svg:height="0.454cm" svg:x="8.5cm" svg:y="11.332cm">
          <draw:text-box>
            <text:p text:style-name="P4"><text:span text:style-name="T4">opcode</text:span></text:p>
          </draw:text-box>
        </draw:frame>
        <draw:frame draw:style-name="gr5" draw:text-style-name="P6" draw:layer="layout" svg:width="1.407cm" svg:height="0.454cm" svg:x="1.969cm" svg:y="12.49cm">
          <draw:text-box>
            <text:p text:style-name="P4"><text:span text:style-name="T4">Line 42</text:span></text:p>
          </draw:text-box>
        </draw:frame>
        <draw:frame draw:style-name="gr26" draw:text-style-name="P6" draw:layer="layout" svg:width="6.064cm" svg:height="0.454cm" svg:x="2.068cm" svg:y="13.098cm">
          <draw:text-box>
            <text:p text:style-name="P4"><text:span text:style-name="T4">Pseudoinstruction move $s1, $v0</text:span></text:p>
          </draw:text-box>
        </draw:frame>
        <draw:frame draw:style-name="gr27" draw:text-style-name="P6" draw:layer="layout" svg:width="1.822cm" svg:height="0.454cm" svg:x="2.068cm" svg:y="13.726cm">
          <draw:text-box>
            <text:p text:style-name="P4"><text:span text:style-name="T4">Assembly</text:span></text:p>
          </draw:text-box>
        </draw:frame>
        <draw:frame draw:style-name="gr21" draw:text-style-name="P6" draw:layer="layout" svg:width="1.958cm" svg:height="0.454cm" svg:x="2.068cm" svg:y="14.237cm">
          <draw:text-box>
            <text:p text:style-name="P4"><text:span text:style-name="T4">instruction</text:span></text:p>
          </draw:text-box>
        </draw:frame>
        <draw:frame draw:style-name="gr28" draw:text-style-name="P6" draw:layer="layout" svg:width="1.598cm" svg:height="0.454cm" svg:x="2.068cm" svg:y="14.865cm">
          <draw:text-box>
            <text:p text:style-name="P4"><text:span text:style-name="T4">Machine</text:span></text:p>
          </draw:text-box>
        </draw:frame>
        <draw:frame draw:style-name="gr29" draw:text-style-name="P6" draw:layer="layout" svg:width="3.037cm" svg:height="0.454cm" svg:x="2.068cm" svg:y="15.375cm">
          <draw:text-box>
            <text:p text:style-name="P4"><text:span text:style-name="T4">instruction (hex)</text:span></text:p>
          </draw:text-box>
        </draw:frame>
        <draw:frame draw:style-name="gr28" draw:text-style-name="P6" draw:layer="layout" svg:width="1.598cm" svg:height="0.454cm" svg:x="2.068cm" svg:y="16.003cm">
          <draw:text-box>
            <text:p text:style-name="P4"><text:span text:style-name="T4">Machine</text:span></text:p>
          </draw:text-box>
        </draw:frame>
        <draw:frame draw:style-name="gr21" draw:text-style-name="P6" draw:layer="layout" svg:width="1.958cm" svg:height="0.454cm" svg:x="2.068cm" svg:y="16.513cm">
          <draw:text-box>
            <text:p text:style-name="P4"><text:span text:style-name="T4">instruction</text:span></text:p>
          </draw:text-box>
        </draw:frame>
        <draw:frame draw:style-name="gr11" draw:text-style-name="P6" draw:layer="layout" svg:width="1.475cm" svg:height="0.454cm" svg:x="2.068cm" svg:y="17.023cm">
          <draw:text-box>
            <text:p text:style-name="P4"><text:span text:style-name="T4">(binary)</text:span></text:p>
          </draw:text-box>
        </draw:frame>
        <draw:frame draw:style-name="gr12" draw:text-style-name="P6" draw:layer="layout" svg:width="2.906cm" svg:height="0.454cm" svg:x="2.068cm" svg:y="17.651cm">
          <draw:text-box>
            <text:p text:style-name="P4"><text:span text:style-name="T4">Instruction field</text:span></text:p>
          </draw:text-box>
        </draw:frame>
        <draw:frame draw:style-name="gr13" draw:text-style-name="P6" draw:layer="layout" svg:width="1.75cm" svg:height="0.454cm" svg:x="2.068cm" svg:y="18.162cm">
          <draw:text-box>
            <text:p text:style-name="P4"><text:span text:style-name="T4">(decimal)</text:span></text:p>
          </draw:text-box>
        </draw:frame>
        <draw:frame draw:style-name="gr14" draw:text-style-name="P6" draw:layer="layout" svg:width="2.576cm" svg:height="0.454cm" svg:x="2.068cm" svg:y="18.79cm">
          <draw:text-box>
            <text:p text:style-name="P4"><text:span text:style-name="T4">Field function</text:span></text:p>
          </draw:text-box>
        </draw:frame>
        <draw:frame draw:style-name="gr15" draw:text-style-name="P6" draw:layer="layout" svg:width="1.323cm" svg:height="0.454cm" svg:x="6.538cm" svg:y="18.79cm">
          <draw:text-box>
            <text:p text:style-name="P4"><text:span text:style-name="T4">opcode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6.67cm" svg:height="19.526cm" svg:x="0.6cm" svg:y="0.631cm" svg:viewBox="0 0 26671 19527" draw:points="0,19527 26671,19527 26671,0 0,0">
          <text:p><text:span text:style-name="T5"/></text:p>
          <text:p><text:span text:style-name="T11"/></text:p>
          <text:p><text:span text:style-name="T11"/></text:p>
          <text:p><text:span text:style-name="T11"/></text:p>
          <text:p><text:span text:style-name="T11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9"/></text:span><text:span text:style-name="T6">j 0x00400010</text:span></text:p>
          <text:p><text:span text:style-name="T11"/></text:p>
          <text:p><text:span text:style-name="T11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10"/></text:span><text:span text:style-name="T8">0x08100004</text:span></text:p>
          <text:p><text:span text:style-name="T10"/></text:p>
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<text:p><text:span text:style-name="T10"/></text:p>
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</draw:polygon>
        <draw:polygon draw:style-name="gr2" draw:text-style-name="P2" draw:layer="layout" svg:width="19.664cm" svg:height="0.02cm" svg:x="1.969cm" svg:y="1.18cm" svg:viewBox="0 0 19665 21" draw:points="0,21 19665,21 19665,0 0,0">
          <text:p/>
        </draw:polygon>
        <draw:polygon draw:style-name="gr2" draw:text-style-name="P2" draw:layer="layout" svg:width="19.664cm" svg:height="0.019cm" svg:x="1.969cm" svg:y="4.379cm" svg:viewBox="0 0 19665 20" draw:points="0,20 19665,20 19665,0 0,0">
          <text:p/>
        </draw:polygon>
        <draw:polygon draw:style-name="gr2" draw:text-style-name="P2" draw:layer="layout" svg:width="0.02cm" svg:height="3.218cm" svg:x="1.969cm" svg:y="1.18cm" svg:viewBox="0 0 21 3219" draw:points="0,3219 21,3219 21,0 0,0">
          <text:p/>
        </draw:polygon>
        <draw:polygon draw:style-name="gr2" draw:text-style-name="P2" draw:layer="layout" svg:width="0.02cm" svg:height="3.218cm" svg:x="21.613cm" svg:y="1.18cm" svg:viewBox="0 0 21 3219" draw:points="0,3219 21,3219 21,0 0,0">
          <text:p/>
        </draw:polygon>
        <draw:polygon draw:style-name="gr2" draw:text-style-name="P2" draw:layer="layout" svg:width="5.848cm" svg:height="0.02cm" svg:x="2.028cm" svg:y="1.239cm" svg:viewBox="0 0 5849 21" draw:points="0,21 5849,21 5849,0 0,0">
          <text:p/>
        </draw:polygon>
        <draw:polygon draw:style-name="gr2" draw:text-style-name="P2" draw:layer="layout" svg:width="5.848cm" svg:height="0.02cm" svg:x="2.028cm" svg:y="1.808cm" svg:viewBox="0 0 5849 21" draw:points="0,21 5849,21 5849,0 0,0">
          <text:p/>
        </draw:polygon>
        <draw:polygon draw:style-name="gr2" draw:text-style-name="P2" draw:layer="layout" svg:width="0.019cm" svg:height="0.589cm" svg:x="2.028cm" svg:y="1.239cm" svg:viewBox="0 0 20 590" draw:points="0,590 20,590 20,0 0,0">
          <text:p/>
        </draw:polygon>
        <draw:polygon draw:style-name="gr2" draw:text-style-name="P2" draw:layer="layout" svg:width="0.021cm" svg:height="0.589cm" svg:x="7.856cm" svg:y="1.239cm" svg:viewBox="0 0 22 590" draw:points="0,590 22,590 22,0 0,0">
          <text:p/>
        </draw:polygon>
        <draw:polygon draw:style-name="gr2" draw:text-style-name="P2" draw:layer="layout" svg:width="13.659cm" svg:height="0.02cm" svg:x="7.915cm" svg:y="1.239cm" svg:viewBox="0 0 13660 21" draw:points="0,21 13660,21 13660,0 0,0">
          <text:p/>
        </draw:polygon>
        <draw:polygon draw:style-name="gr2" draw:text-style-name="P2" draw:layer="layout" svg:width="13.659cm" svg:height="0.02cm" svg:x="7.915cm" svg:y="1.808cm" svg:viewBox="0 0 13660 21" draw:points="0,21 13660,21 13660,0 0,0">
          <text:p/>
        </draw:polygon>
        <draw:polygon draw:style-name="gr2" draw:text-style-name="P2" draw:layer="layout" svg:width="0.02cm" svg:height="0.589cm" svg:x="7.915cm" svg:y="1.239cm" svg:viewBox="0 0 21 590" draw:points="0,590 21,590 21,0 0,0">
          <text:p/>
        </draw:polygon>
        <draw:polygon draw:style-name="gr2" draw:text-style-name="P2" draw:layer="layout" svg:width="0.02cm" svg:height="0.589cm" svg:x="21.554cm" svg:y="1.239cm" svg:viewBox="0 0 21 590" draw:points="0,590 21,590 21,0 0,0">
          <text:p/>
        </draw:polygon>
        <draw:polygon draw:style-name="gr2" draw:text-style-name="P2" draw:layer="layout" svg:width="5.848cm" svg:height="0.02cm" svg:x="2.028cm" svg:y="1.867cm" svg:viewBox="0 0 5849 21" draw:points="0,21 5849,21 5849,0 0,0">
          <text:p/>
        </draw:polygon>
        <draw:polygon draw:style-name="gr2" draw:text-style-name="P2" draw:layer="layout" svg:width="5.848cm" svg:height="0.02cm" svg:x="2.028cm" svg:y="2.436cm" svg:viewBox="0 0 5849 21" draw:points="0,21 5849,21 5849,0 0,0">
          <text:p/>
        </draw:polygon>
        <draw:polygon draw:style-name="gr2" draw:text-style-name="P2" draw:layer="layout" svg:width="0.019cm" svg:height="0.589cm" svg:x="2.028cm" svg:y="1.867cm" svg:viewBox="0 0 20 590" draw:points="0,590 20,590 20,0 0,0">
          <text:p/>
        </draw:polygon>
        <draw:polygon draw:style-name="gr2" draw:text-style-name="P2" draw:layer="layout" svg:width="0.021cm" svg:height="0.589cm" svg:x="7.856cm" svg:y="1.867cm" svg:viewBox="0 0 22 590" draw:points="0,590 22,590 22,0 0,0">
          <text:p/>
        </draw:polygon>
        <draw:polygon draw:style-name="gr2" draw:text-style-name="P2" draw:layer="layout" svg:width="13.659cm" svg:height="0.02cm" svg:x="7.915cm" svg:y="1.867cm" svg:viewBox="0 0 13660 21" draw:points="0,21 13660,21 13660,0 0,0">
          <text:p/>
        </draw:polygon>
        <draw:polygon draw:style-name="gr2" draw:text-style-name="P2" draw:layer="layout" svg:width="13.659cm" svg:height="0.02cm" svg:x="7.915cm" svg:y="2.436cm" svg:viewBox="0 0 13660 21" draw:points="0,21 13660,21 13660,0 0,0">
          <text:p/>
        </draw:polygon>
        <draw:polygon draw:style-name="gr2" draw:text-style-name="P2" draw:layer="layout" svg:width="0.02cm" svg:height="0.589cm" svg:x="7.915cm" svg:y="1.867cm" svg:viewBox="0 0 21 590" draw:points="0,590 21,590 21,0 0,0">
          <text:p/>
        </draw:polygon>
        <draw:polygon draw:style-name="gr2" draw:text-style-name="P2" draw:layer="layout" svg:width="0.02cm" svg:height="0.589cm" svg:x="21.554cm" svg:y="1.867cm" svg:viewBox="0 0 21 590" draw:points="0,590 21,590 21,0 0,0">
          <text:p/>
        </draw:polygon>
        <draw:polygon draw:style-name="gr2" draw:text-style-name="P2" draw:layer="layout" svg:width="5.848cm" svg:height="0.02cm" svg:x="2.028cm" svg:y="2.495cm" svg:viewBox="0 0 5849 21" draw:points="0,21 5849,21 5849,0 0,0">
          <text:p/>
        </draw:polygon>
        <draw:polygon draw:style-name="gr2" draw:text-style-name="P2" draw:layer="layout" svg:width="5.848cm" svg:height="0.02cm" svg:x="2.028cm" svg:y="3.064cm" svg:viewBox="0 0 5849 21" draw:points="0,21 5849,21 5849,0 0,0">
          <text:p/>
        </draw:polygon>
        <draw:polygon draw:style-name="gr2" draw:text-style-name="P2" draw:layer="layout" svg:width="0.019cm" svg:height="0.589cm" svg:x="2.028cm" svg:y="2.495cm" svg:viewBox="0 0 20 590" draw:points="0,590 20,590 20,0 0,0">
          <text:p/>
        </draw:polygon>
        <draw:polygon draw:style-name="gr2" draw:text-style-name="P2" draw:layer="layout" svg:width="0.021cm" svg:height="0.589cm" svg:x="7.856cm" svg:y="2.495cm" svg:viewBox="0 0 22 590" draw:points="0,590 22,590 22,0 0,0">
          <text:p/>
        </draw:polygon>
        <draw:polygon draw:style-name="gr2" draw:text-style-name="P2" draw:layer="layout" svg:width="13.659cm" svg:height="0.02cm" svg:x="7.915cm" svg:y="2.495cm" svg:viewBox="0 0 13660 21" draw:points="0,21 13660,21 13660,0 0,0">
          <text:p/>
        </draw:polygon>
        <draw:polygon draw:style-name="gr2" draw:text-style-name="P2" draw:layer="layout" svg:width="13.659cm" svg:height="0.02cm" svg:x="7.915cm" svg:y="3.064cm" svg:viewBox="0 0 13660 21" draw:points="0,21 13660,21 13660,0 0,0">
          <text:p/>
        </draw:polygon>
        <draw:polygon draw:style-name="gr2" draw:text-style-name="P2" draw:layer="layout" svg:width="0.02cm" svg:height="0.589cm" svg:x="7.915cm" svg:y="2.495cm" svg:viewBox="0 0 21 590" draw:points="0,590 21,590 21,0 0,0">
          <text:p/>
        </draw:polygon>
        <draw:polygon draw:style-name="gr2" draw:text-style-name="P2" draw:layer="layout" svg:width="0.02cm" svg:height="0.589cm" svg:x="21.554cm" svg:y="2.495cm" svg:viewBox="0 0 21 590" draw:points="0,590 21,590 21,0 0,0">
          <text:p/>
        </draw:polygon>
        <draw:polygon draw:style-name="gr2" draw:text-style-name="P2" draw:layer="layout" svg:width="5.848cm" svg:height="0.019cm" svg:x="2.028cm" svg:y="3.123cm" svg:viewBox="0 0 5849 20" draw:points="0,20 5849,20 5849,0 0,0">
          <text:p/>
        </draw:polygon>
        <draw:polygon draw:style-name="gr2" draw:text-style-name="P2" draw:layer="layout" svg:width="5.848cm" svg:height="0.02cm" svg:x="2.028cm" svg:y="3.692cm" svg:viewBox="0 0 5849 21" draw:points="0,21 5849,21 5849,0 0,0">
          <text:p/>
        </draw:polygon>
        <draw:polygon draw:style-name="gr2" draw:text-style-name="P2" draw:layer="layout" svg:width="0.019cm" svg:height="0.589cm" svg:x="2.028cm" svg:y="3.123cm" svg:viewBox="0 0 20 590" draw:points="0,590 20,590 20,0 0,0">
          <text:p/>
        </draw:polygon>
        <draw:polygon draw:style-name="gr2" draw:text-style-name="P2" draw:layer="layout" svg:width="0.021cm" svg:height="0.589cm" svg:x="7.856cm" svg:y="3.123cm" svg:viewBox="0 0 22 590" draw:points="0,590 22,590 22,0 0,0">
          <text:p/>
        </draw:polygon>
        <draw:polygon draw:style-name="gr2" draw:text-style-name="P2" draw:layer="layout" svg:width="3.611cm" svg:height="0.019cm" svg:x="7.915cm" svg:y="3.123cm" svg:viewBox="0 0 3612 20" draw:points="0,20 3612,20 3612,0 0,0">
          <text:p/>
        </draw:polygon>
        <draw:polygon draw:style-name="gr2" draw:text-style-name="P2" draw:layer="layout" svg:width="3.611cm" svg:height="0.02cm" svg:x="7.915cm" svg:y="3.692cm" svg:viewBox="0 0 3612 21" draw:points="0,21 3612,21 3612,0 0,0">
          <text:p/>
        </draw:polygon>
        <draw:polygon draw:style-name="gr2" draw:text-style-name="P2" draw:layer="layout" svg:width="0.02cm" svg:height="0.589cm" svg:x="7.915cm" svg:y="3.123cm" svg:viewBox="0 0 21 590" draw:points="0,590 21,590 21,0 0,0">
          <text:p/>
        </draw:polygon>
        <draw:polygon draw:style-name="gr2" draw:text-style-name="P2" draw:layer="layout" svg:width="0.019cm" svg:height="0.589cm" svg:x="11.507cm" svg:y="3.123cm" svg:viewBox="0 0 20 590" draw:points="0,590 20,590 20,0 0,0">
          <text:p/>
        </draw:polygon>
        <draw:polygon draw:style-name="gr2" draw:text-style-name="P2" draw:layer="layout" svg:width="9.97cm" svg:height="0.019cm" svg:x="11.565cm" svg:y="3.123cm" svg:viewBox="0 0 9971 20" draw:points="0,20 9971,20 9971,0 0,0">
          <text:p/>
        </draw:polygon>
        <draw:polygon draw:style-name="gr2" draw:text-style-name="P2" draw:layer="layout" svg:width="9.97cm" svg:height="0.02cm" svg:x="11.565cm" svg:y="3.692cm" svg:viewBox="0 0 9971 21" draw:points="0,21 9971,21 9971,0 0,0">
          <text:p/>
        </draw:polygon>
        <draw:polygon draw:style-name="gr2" draw:text-style-name="P2" draw:layer="layout" svg:width="0.02cm" svg:height="0.589cm" svg:x="11.565cm" svg:y="3.123cm" svg:viewBox="0 0 21 590" draw:points="0,590 21,590 21,0 0,0">
          <text:p/>
        </draw:polygon>
        <draw:polygon draw:style-name="gr2" draw:text-style-name="P2" draw:layer="layout" svg:width="0.02cm" svg:height="0.589cm" svg:x="21.515cm" svg:y="3.123cm" svg:viewBox="0 0 21 590" draw:points="0,590 21,590 21,0 0,0">
          <text:p/>
        </draw:polygon>
        <draw:polygon draw:style-name="gr2" draw:text-style-name="P2" draw:layer="layout" svg:width="5.848cm" svg:height="0.019cm" svg:x="2.028cm" svg:y="3.751cm" svg:viewBox="0 0 5849 20" draw:points="0,20 5849,20 5849,0 0,0">
          <text:p/>
        </draw:polygon>
        <draw:polygon draw:style-name="gr2" draw:text-style-name="P2" draw:layer="layout" svg:width="5.848cm" svg:height="0.02cm" svg:x="2.028cm" svg:y="4.32cm" svg:viewBox="0 0 5849 21" draw:points="0,21 5849,21 5849,0 0,0">
          <text:p/>
        </draw:polygon>
        <draw:polygon draw:style-name="gr2" draw:text-style-name="P2" draw:layer="layout" svg:width="0.019cm" svg:height="0.589cm" svg:x="2.028cm" svg:y="3.751cm" svg:viewBox="0 0 20 590" draw:points="0,590 20,590 20,0 0,0">
          <text:p/>
        </draw:polygon>
        <draw:polygon draw:style-name="gr2" draw:text-style-name="P2" draw:layer="layout" svg:width="0.021cm" svg:height="0.589cm" svg:x="7.856cm" svg:y="3.751cm" svg:viewBox="0 0 22 590" draw:points="0,590 22,590 22,0 0,0">
          <text:p/>
        </draw:polygon>
        <draw:polygon draw:style-name="gr2" draw:text-style-name="P2" draw:layer="layout" svg:width="3.611cm" svg:height="0.019cm" svg:x="7.915cm" svg:y="3.751cm" svg:viewBox="0 0 3612 20" draw:points="0,20 3612,20 3612,0 0,0">
          <text:p/>
        </draw:polygon>
        <draw:polygon draw:style-name="gr2" draw:text-style-name="P2" draw:layer="layout" svg:width="3.611cm" svg:height="0.02cm" svg:x="7.915cm" svg:y="4.32cm" svg:viewBox="0 0 3612 21" draw:points="0,21 3612,21 3612,0 0,0">
          <text:p/>
        </draw:polygon>
        <draw:polygon draw:style-name="gr2" draw:text-style-name="P2" draw:layer="layout" svg:width="0.02cm" svg:height="0.589cm" svg:x="7.915cm" svg:y="3.751cm" svg:viewBox="0 0 21 590" draw:points="0,590 21,590 21,0 0,0">
          <text:p/>
        </draw:polygon>
        <draw:polygon draw:style-name="gr2" draw:text-style-name="P2" draw:layer="layout" svg:width="0.019cm" svg:height="0.589cm" svg:x="11.507cm" svg:y="3.751cm" svg:viewBox="0 0 20 590" draw:points="0,590 20,590 20,0 0,0">
          <text:p/>
        </draw:polygon>
        <draw:polygon draw:style-name="gr2" draw:text-style-name="P2" draw:layer="layout" svg:width="9.97cm" svg:height="0.019cm" svg:x="11.565cm" svg:y="3.751cm" svg:viewBox="0 0 9971 20" draw:points="0,20 9971,20 9971,0 0,0">
          <text:p/>
        </draw:polygon>
        <draw:polygon draw:style-name="gr2" draw:text-style-name="P2" draw:layer="layout" svg:width="9.97cm" svg:height="0.02cm" svg:x="11.565cm" svg:y="4.32cm" svg:viewBox="0 0 9971 21" draw:points="0,21 9971,21 9971,0 0,0">
          <text:p/>
        </draw:polygon>
        <draw:polygon draw:style-name="gr2" draw:text-style-name="P2" draw:layer="layout" svg:width="0.02cm" svg:height="0.589cm" svg:x="11.565cm" svg:y="3.751cm" svg:viewBox="0 0 21 590" draw:points="0,590 21,590 21,0 0,0">
          <text:p/>
        </draw:polygon>
        <draw:polygon draw:style-name="gr2" draw:text-style-name="P2" draw:layer="layout" svg:width="0.02cm" svg:height="0.589cm" svg:x="21.515cm" svg:y="3.751cm" svg:viewBox="0 0 21 590" draw:points="0,590 21,590 21,0 0,0">
          <text:p/>
        </draw:polygon>
        <draw:path draw:style-name="gr3" draw:text-style-name="P3" draw:layer="layout" svg:width="0.138cm" svg:height="0.137cm" svg:x="1.576cm" svg:y="0.866cm" svg:viewBox="0 0 139 138" svg:d="M139 70c0 38-32 68-70 68s-69-30-69-68 31-70 69-70 70 32 70 70z">
          <text:p/>
        </draw:path>
        <draw:frame draw:style-name="gr5" draw:text-style-name="P6" draw:layer="layout" svg:width="1.407cm" svg:height="0.454cm" svg:x="1.969cm" svg:y="0.754cm">
          <draw:text-box>
            <text:p text:style-name="P4"><text:span text:style-name="T4">Line 72</text:span></text:p>
          </draw:text-box>
        </draw:frame>
        <draw:frame draw:style-name="gr30" draw:text-style-name="P6" draw:layer="layout" svg:width="7.084cm" svg:height="0.454cm" svg:x="2.068cm" svg:y="1.363cm">
          <draw:text-box>
            <text:p text:style-name="P4"><text:span text:style-name="T4">Assembly instruction with label j main</text:span></text:p>
          </draw:text-box>
        </draw:frame>
        <draw:frame draw:style-name="gr31" draw:text-style-name="P6" draw:layer="layout" svg:width="5.099cm" svg:height="0.454cm" svg:x="2.068cm" svg:y="1.991cm">
          <draw:text-box>
            <text:p text:style-name="P4"><text:span text:style-name="T4">Actual assembly instruction</text:span></text:p>
          </draw:text-box>
        </draw:frame>
        <draw:frame draw:style-name="gr23" draw:text-style-name="P6" draw:layer="layout" svg:width="4.748cm" svg:height="0.454cm" svg:x="2.068cm" svg:y="2.619cm">
          <draw:text-box>
            <text:p text:style-name="P4"><text:span text:style-name="T4">Machine instruction (hex)</text:span></text:p>
          </draw:text-box>
        </draw:frame>
        <draw:frame draw:style-name="gr24" draw:text-style-name="P6" draw:layer="layout" svg:width="5.256cm" svg:height="0.454cm" svg:x="2.068cm" svg:y="3.247cm">
          <draw:text-box>
            <text:p text:style-name="P4"><text:span text:style-name="T4">Machine instruction (binary)</text:span></text:p>
          </draw:text-box>
        </draw:frame>
        <draw:frame draw:style-name="gr14" draw:text-style-name="P6" draw:layer="layout" svg:width="2.576cm" svg:height="0.454cm" svg:x="2.068cm" svg:y="3.875cm">
          <draw:text-box>
            <text:p text:style-name="P4"><text:span text:style-name="T4">Field function</text:span></text:p>
          </draw:text-box>
        </draw:frame>
        <draw:frame draw:style-name="gr15" draw:text-style-name="P6" draw:layer="layout" svg:width="1.323cm" svg:height="0.454cm" svg:x="9.07cm" svg:y="3.875cm">
          <draw:text-box>
            <text:p text:style-name="P4"><text:span text:style-name="T4">opcode</text:span></text:p>
          </draw:text-box>
        </draw:frame>
      </draw:page>
      <draw:page draw:name="page5" draw:style-name="dp1" draw:master-page-name="master-page3">
        <draw:polygon draw:style-name="gr32" draw:text-style-name="P1" draw:layer="layout" svg:width="26.67cm" svg:height="11.873cm" svg:x="0.635cm" svg:y="0.67cm" svg:viewBox="0 0 26671 11874" draw:points="0,11874 26671,11874 26671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cm" fo:margin-bottom="1cm" fo:margin-left="0.6cm" fo:margin-right="0.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5T13:53:17.832479044</dc:date>
    <meta:editing-duration>PT17M11S</meta:editing-duration>
    <meta:editing-cycles>5</meta:editing-cycles>
    <meta:generator>LibreOffice/6.1.0.3$Linux_X86_64 LibreOffice_project/10$Build-3</meta:generator>
    <meta:document-statistic meta:object-count="873"/>
  </office:meta>
</office:document-meta>
</file>